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Domain" table:style-name="ce1">
            <text:p>Domain</text:p>
          </table:table-cell>
          <table:table-cell office:value-type="string" office:value="Mean" table:style-name="ce1">
            <text:p>Mean</text:p>
          </table:table-cell>
          <table:table-cell office:value-type="string" office:value="Head_Count" table:style-name="ce1">
            <text:p>Head_Count</text:p>
          </table:table-cell>
          <table:table-cell office:value-type="string" office:value="Poverty_Gap" table:style-name="ce1">
            <text:p>Poverty_Gap</text:p>
          </table:table-cell>
          <table:table-cell office:value-type="string" office:value="Gini" table:style-name="ce1">
            <text:p>Gini</text:p>
          </table:table-cell>
          <table:table-cell office:value-type="string" office:value="Quintile_Share" table:style-name="ce1">
            <text:p>Quintile_Share</text:p>
          </table:table-cell>
          <table:table-cell office:value-type="string" office:value="Quantile_10" table:style-name="ce1">
            <text:p>Quantile_10</text:p>
          </table:table-cell>
          <table:table-cell office:value-type="string" office:value="Quantile_25" table:style-name="ce1">
            <text:p>Quantile_25</text:p>
          </table:table-cell>
          <table:table-cell office:value-type="string" office:value="Median" table:style-name="ce1">
            <text:p>Median</text:p>
          </table:table-cell>
          <table:table-cell office:value-type="string" office:value="Quantile_75" table:style-name="ce1">
            <text:p>Quantile_75</text:p>
          </table:table-cell>
          <table:table-cell office:value-type="string" office:value="Quantile_90" table:style-name="ce1">
            <text:p>Quantile_90</text:p>
          </table:table-cell>
          <table:table-cell office:value-type="string" office:value="my_max" table:style-name="ce1">
            <text:p>my_max</text:p>
          </table:table-cell>
          <table:table-cell office:value-type="string" office:value="my_min" table:style-name="ce1">
            <text:p>my_min</text:p>
          </table:table-cell>
        </table:table-row>
        <table:table-row>
          <table:table-cell office:value-type="string" office:value="Eisenstadt-Umgebung" table:style-name="ce1">
            <text:p>Eisenstadt-Umgebung</text:p>
          </table:table-cell>
          <table:table-cell office:value-type="float" office:value="0.0904398357091379" table:style-name="ce1">
            <text:p>0.0904398357091379</text:p>
          </table:table-cell>
          <table:table-cell office:value-type="float" office:value="1.06896003459229" table:style-name="ce1">
            <text:p>1.06896003459229</text:p>
          </table:table-cell>
          <table:table-cell office:value-type="float" office:value="1.70779182899182" table:style-name="ce1">
            <text:p>1.70779182899182</text:p>
          </table:table-cell>
          <table:table-cell office:value-type="float" office:value="0.0771272010515463" table:style-name="ce1">
            <text:p>0.0771272010515463</text:p>
          </table:table-cell>
          <table:table-cell office:value-type="float" office:value="0.128225447313469" table:style-name="ce1">
            <text:p>0.128225447313469</text:p>
          </table:table-cell>
          <table:table-cell office:value-type="float" office:value="0.142377287615938" table:style-name="ce1">
            <text:p>0.142377287615938</text:p>
          </table:table-cell>
          <table:table-cell office:value-type="float" office:value="0.118414605486293" table:style-name="ce1">
            <text:p>0.118414605486293</text:p>
          </table:table-cell>
          <table:table-cell office:value-type="float" office:value="0.0975288419933792" table:style-name="ce1">
            <text:p>0.0975288419933792</text:p>
          </table:table-cell>
          <table:table-cell office:value-type="float" office:value="0.0806574314272767" table:style-name="ce1">
            <text:p>0.0806574314272767</text:p>
          </table:table-cell>
          <table:table-cell office:value-type="float" office:value="0.0725139483710663" table:style-name="ce1">
            <text:p>0.0725139483710663</text:p>
          </table:table-cell>
          <table:table-cell office:value-type="float" office:value="0.0546480492007002" table:style-name="ce1">
            <text:p>0.0546480492007002</text:p>
          </table:table-cell>
          <table:table-cell office:value-type="float" office:value="0.167063591571683" table:style-name="ce1">
            <text:p>0.167063591571683</text:p>
          </table:table-cell>
        </table:table-row>
        <table:table-row>
          <table:table-cell office:value-type="string" office:value="Eisenstadt (Stadt)" table:style-name="ce1">
            <text:p>Eisenstadt (Stadt)</text:p>
          </table:table-cell>
          <table:table-cell office:value-type="float" office:value="0.0640572286870923" table:style-name="ce1">
            <text:p>0.0640572286870923</text:p>
          </table:table-cell>
          <table:table-cell office:value-type="float" office:value="0.545820483309302" table:style-name="ce1">
            <text:p>0.545820483309302</text:p>
          </table:table-cell>
          <table:table-cell office:value-type="float" office:value="1.07093757082085" table:style-name="ce1">
            <text:p>1.07093757082085</text:p>
          </table:table-cell>
          <table:table-cell office:value-type="float" office:value="0.0418325229747501" table:style-name="ce1">
            <text:p>0.0418325229747501</text:p>
          </table:table-cell>
          <table:table-cell office:value-type="float" office:value="0.114669276229369" table:style-name="ce1">
            <text:p>0.114669276229369</text:p>
          </table:table-cell>
          <table:table-cell office:value-type="float" office:value="0.151001878150722" table:style-name="ce1">
            <text:p>0.151001878150722</text:p>
          </table:table-cell>
          <table:table-cell office:value-type="float" office:value="0.0966903233619882" table:style-name="ce1">
            <text:p>0.0966903233619882</text:p>
          </table:table-cell>
          <table:table-cell office:value-type="float" office:value="0.0633830149538756" table:style-name="ce1">
            <text:p>0.0633830149538756</text:p>
          </table:table-cell>
          <table:table-cell office:value-type="float" office:value="0.0551844382983812" table:style-name="ce1">
            <text:p>0.0551844382983812</text:p>
          </table:table-cell>
          <table:table-cell office:value-type="float" office:value="0.0568830514199343" table:style-name="ce1">
            <text:p>0.0568830514199343</text:p>
          </table:table-cell>
          <table:table-cell office:value-type="float" office:value="0.067194746615341" table:style-name="ce1">
            <text:p>0.067194746615341</text:p>
          </table:table-cell>
          <table:table-cell office:value-type="float" office:value="0.378543041398666" table:style-name="ce1">
            <text:p>0.378543041398666</text:p>
          </table:table-cell>
        </table:table-row>
        <table:table-row>
          <table:table-cell office:value-type="string" office:value="Güssing" table:style-name="ce1">
            <text:p>Güssing</text:p>
          </table:table-cell>
          <table:table-cell office:value-type="float" office:value="0.119828655276476" table:style-name="ce1">
            <text:p>0.119828655276476</text:p>
          </table:table-cell>
          <table:table-cell office:value-type="float" office:value="0.304277440046172" table:style-name="ce1">
            <text:p>0.304277440046172</text:p>
          </table:table-cell>
          <table:table-cell office:value-type="float" office:value="0.349302493115518" table:style-name="ce1">
            <text:p>0.349302493115518</text:p>
          </table:table-cell>
          <table:table-cell office:value-type="float" office:value="0.0645780581527469" table:style-name="ce1">
            <text:p>0.0645780581527469</text:p>
          </table:table-cell>
          <table:table-cell office:value-type="float" office:value="0.0732256150704891" table:style-name="ce1">
            <text:p>0.0732256150704891</text:p>
          </table:table-cell>
          <table:table-cell office:value-type="float" office:value="0.161020847920507" table:style-name="ce1">
            <text:p>0.161020847920507</text:p>
          </table:table-cell>
          <table:table-cell office:value-type="float" office:value="0.154095239151298" table:style-name="ce1">
            <text:p>0.154095239151298</text:p>
          </table:table-cell>
          <table:table-cell office:value-type="float" office:value="0.132400644932169" table:style-name="ce1">
            <text:p>0.132400644932169</text:p>
          </table:table-cell>
          <table:table-cell office:value-type="float" office:value="0.117333508172637" table:style-name="ce1">
            <text:p>0.117333508172637</text:p>
          </table:table-cell>
          <table:table-cell office:value-type="float" office:value="0.0990702339913258" table:style-name="ce1">
            <text:p>0.0990702339913258</text:p>
          </table:table-cell>
          <table:table-cell office:value-type="float" office:value="0.122131305256969" table:style-name="ce1">
            <text:p>0.122131305256969</text:p>
          </table:table-cell>
          <table:table-cell office:value-type="float" office:value="0.558750609314654" table:style-name="ce1">
            <text:p>0.558750609314654</text:p>
          </table:table-cell>
        </table:table-row>
        <table:table-row>
          <table:table-cell office:value-type="string" office:value="Jennersdorf" table:style-name="ce1">
            <text:p>Jennersdorf</text:p>
          </table:table-cell>
          <table:table-cell office:value-type="float" office:value="0.16356146278445" table:style-name="ce1">
            <text:p>0.16356146278445</text:p>
          </table:table-cell>
          <table:table-cell office:value-type="float" office:value="0.344744690626288" table:style-name="ce1">
            <text:p>0.344744690626288</text:p>
          </table:table-cell>
          <table:table-cell office:value-type="float" office:value="0.459447993161177" table:style-name="ce1">
            <text:p>0.459447993161177</text:p>
          </table:table-cell>
          <table:table-cell office:value-type="float" office:value="0.069549280576805" table:style-name="ce1">
            <text:p>0.069549280576805</text:p>
          </table:table-cell>
          <table:table-cell office:value-type="float" office:value="0.0990919954696648" table:style-name="ce1">
            <text:p>0.0990919954696648</text:p>
          </table:table-cell>
          <table:table-cell office:value-type="float" office:value="0.220345022088783" table:style-name="ce1">
            <text:p>0.220345022088783</text:p>
          </table:table-cell>
          <table:table-cell office:value-type="float" office:value="0.179027980330167" table:style-name="ce1">
            <text:p>0.179027980330167</text:p>
          </table:table-cell>
          <table:table-cell office:value-type="float" office:value="0.177549955093904" table:style-name="ce1">
            <text:p>0.177549955093904</text:p>
          </table:table-cell>
          <table:table-cell office:value-type="float" office:value="0.146224341643063" table:style-name="ce1">
            <text:p>0.146224341643063</text:p>
          </table:table-cell>
          <table:table-cell office:value-type="float" office:value="0.14583129579249" table:style-name="ce1">
            <text:p>0.14583129579249</text:p>
          </table:table-cell>
          <table:table-cell office:value-type="float" office:value="0.0706949113300663" table:style-name="ce1">
            <text:p>0.0706949113300663</text:p>
          </table:table-cell>
          <table:table-cell office:value-type="float" office:value="0.965362479774611" table:style-name="ce1">
            <text:p>0.965362479774611</text:p>
          </table:table-cell>
        </table:table-row>
        <table:table-row>
          <table:table-cell office:value-type="string" office:value="Mattersburg" table:style-name="ce1">
            <text:p>Mattersburg</text:p>
          </table:table-cell>
          <table:table-cell office:value-type="float" office:value="0.152860450925748" table:style-name="ce1">
            <text:p>0.152860450925748</text:p>
          </table:table-cell>
          <table:table-cell office:value-type="float" office:value="0.582291232655746" table:style-name="ce1">
            <text:p>0.582291232655746</text:p>
          </table:table-cell>
          <table:table-cell office:value-type="float" office:value="0.676372969514707" table:style-name="ce1">
            <text:p>0.676372969514707</text:p>
          </table:table-cell>
          <table:table-cell office:value-type="float" office:value="0.100322751411148" table:style-name="ce1">
            <text:p>0.100322751411148</text:p>
          </table:table-cell>
          <table:table-cell office:value-type="float" office:value="0.131598886172199" table:style-name="ce1">
            <text:p>0.131598886172199</text:p>
          </table:table-cell>
          <table:table-cell office:value-type="float" office:value="0.248511883368589" table:style-name="ce1">
            <text:p>0.248511883368589</text:p>
          </table:table-cell>
          <table:table-cell office:value-type="float" office:value="0.209212920127718" table:style-name="ce1">
            <text:p>0.209212920127718</text:p>
          </table:table-cell>
          <table:table-cell office:value-type="float" office:value="0.161188067717562" table:style-name="ce1">
            <text:p>0.161188067717562</text:p>
          </table:table-cell>
          <table:table-cell office:value-type="float" office:value="0.133383119575577" table:style-name="ce1">
            <text:p>0.133383119575577</text:p>
          </table:table-cell>
          <table:table-cell office:value-type="float" office:value="0.111265616722902" table:style-name="ce1">
            <text:p>0.111265616722902</text:p>
          </table:table-cell>
          <table:table-cell office:value-type="float" office:value="0.126924663972969" table:style-name="ce1">
            <text:p>0.126924663972969</text:p>
          </table:table-cell>
          <table:table-cell office:value-type="float" office:value="0.766330345299385" table:style-name="ce1">
            <text:p>0.766330345299385</text:p>
          </table:table-cell>
        </table:table-row>
        <table:table-row>
          <table:table-cell office:value-type="string" office:value="Neusiedl am See" table:style-name="ce1">
            <text:p>Neusiedl am See</text:p>
          </table:table-cell>
          <table:table-cell office:value-type="float" office:value="0.0354794384000388" table:style-name="ce1">
            <text:p>0.0354794384000388</text:p>
          </table:table-cell>
          <table:table-cell office:value-type="float" office:value="0.257998972359795" table:style-name="ce1">
            <text:p>0.257998972359795</text:p>
          </table:table-cell>
          <table:table-cell office:value-type="float" office:value="0.362996986471444" table:style-name="ce1">
            <text:p>0.362996986471444</text:p>
          </table:table-cell>
          <table:table-cell office:value-type="float" office:value="0.0277593491358299" table:style-name="ce1">
            <text:p>0.0277593491358299</text:p>
          </table:table-cell>
          <table:table-cell office:value-type="float" office:value="0.0358212822337643" table:style-name="ce1">
            <text:p>0.0358212822337643</text:p>
          </table:table-cell>
          <table:table-cell office:value-type="float" office:value="0.0511602152293383" table:style-name="ce1">
            <text:p>0.0511602152293383</text:p>
          </table:table-cell>
          <table:table-cell office:value-type="float" office:value="0.0504463123902687" table:style-name="ce1">
            <text:p>0.0504463123902687</text:p>
          </table:table-cell>
          <table:table-cell office:value-type="float" office:value="0.0352156151358672" table:style-name="ce1">
            <text:p>0.0352156151358672</text:p>
          </table:table-cell>
          <table:table-cell office:value-type="float" office:value="0.0258486869944895" table:style-name="ce1">
            <text:p>0.0258486869944895</text:p>
          </table:table-cell>
          <table:table-cell office:value-type="float" office:value="0.0301234132658282" table:style-name="ce1">
            <text:p>0.0301234132658282</text:p>
          </table:table-cell>
          <table:table-cell office:value-type="float" office:value="0.0858570949659294" table:style-name="ce1">
            <text:p>0.0858570949659294</text:p>
          </table:table-cell>
          <table:table-cell office:value-type="float" office:value="0.525191074713553" table:style-name="ce1">
            <text:p>0.525191074713553</text:p>
          </table:table-cell>
        </table:table-row>
        <table:table-row>
          <table:table-cell office:value-type="string" office:value="Oberpullendorf" table:style-name="ce1">
            <text:p>Oberpullendorf</text:p>
          </table:table-cell>
          <table:table-cell office:value-type="float" office:value="0.182700110683411" table:style-name="ce1">
            <text:p>0.182700110683411</text:p>
          </table:table-cell>
          <table:table-cell office:value-type="float" office:value="0.728095395879622" table:style-name="ce1">
            <text:p>0.728095395879622</text:p>
          </table:table-cell>
          <table:table-cell office:value-type="float" office:value="1.06031188124391" table:style-name="ce1">
            <text:p>1.06031188124391</text:p>
          </table:table-cell>
          <table:table-cell office:value-type="float" office:value="0.171366064766957" table:style-name="ce1">
            <text:p>0.171366064766957</text:p>
          </table:table-cell>
          <table:table-cell office:value-type="float" office:value="0.270687160069692" table:style-name="ce1">
            <text:p>0.270687160069692</text:p>
          </table:table-cell>
          <table:table-cell office:value-type="float" office:value="0.314411204095865" table:style-name="ce1">
            <text:p>0.314411204095865</text:p>
          </table:table-cell>
          <table:table-cell office:value-type="float" office:value="0.246411221273185" table:style-name="ce1">
            <text:p>0.246411221273185</text:p>
          </table:table-cell>
          <table:table-cell office:value-type="float" office:value="0.189638183410778" table:style-name="ce1">
            <text:p>0.189638183410778</text:p>
          </table:table-cell>
          <table:table-cell office:value-type="float" office:value="0.154154069632167" table:style-name="ce1">
            <text:p>0.154154069632167</text:p>
          </table:table-cell>
          <table:table-cell office:value-type="float" office:value="0.132171262106858" table:style-name="ce1">
            <text:p>0.132171262106858</text:p>
          </table:table-cell>
          <table:table-cell office:value-type="float" office:value="0.152569606831664" table:style-name="ce1">
            <text:p>0.152569606831664</text:p>
          </table:table-cell>
          <table:table-cell office:value-type="float" office:value="0.940955930372177" table:style-name="ce1">
            <text:p>0.940955930372177</text:p>
          </table:table-cell>
        </table:table-row>
        <table:table-row>
          <table:table-cell office:value-type="string" office:value="Oberwart" table:style-name="ce1">
            <text:p>Oberwart</text:p>
          </table:table-cell>
          <table:table-cell office:value-type="float" office:value="0.0686184394213963" table:style-name="ce1">
            <text:p>0.0686184394213963</text:p>
          </table:table-cell>
          <table:table-cell office:value-type="float" office:value="0.157812863871269" table:style-name="ce1">
            <text:p>0.157812863871269</text:p>
          </table:table-cell>
          <table:table-cell office:value-type="float" office:value="0.155550559958911" table:style-name="ce1">
            <text:p>0.155550559958911</text:p>
          </table:table-cell>
          <table:table-cell office:value-type="float" office:value="0.0319925064327188" table:style-name="ce1">
            <text:p>0.0319925064327188</text:p>
          </table:table-cell>
          <table:table-cell office:value-type="float" office:value="0.0401108933187347" table:style-name="ce1">
            <text:p>0.0401108933187347</text:p>
          </table:table-cell>
          <table:table-cell office:value-type="float" office:value="0.100535496068378" table:style-name="ce1">
            <text:p>0.100535496068378</text:p>
          </table:table-cell>
          <table:table-cell office:value-type="float" office:value="0.0858959547565626" table:style-name="ce1">
            <text:p>0.0858959547565626</text:p>
          </table:table-cell>
          <table:table-cell office:value-type="float" office:value="0.0757841209008424" table:style-name="ce1">
            <text:p>0.0757841209008424</text:p>
          </table:table-cell>
          <table:table-cell office:value-type="float" office:value="0.0661613889437793" table:style-name="ce1">
            <text:p>0.0661613889437793</text:p>
          </table:table-cell>
          <table:table-cell office:value-type="float" office:value="0.0560583218841508" table:style-name="ce1">
            <text:p>0.0560583218841508</text:p>
          </table:table-cell>
          <table:table-cell office:value-type="float" office:value="0.0779868276698795" table:style-name="ce1">
            <text:p>0.0779868276698795</text:p>
          </table:table-cell>
          <table:table-cell office:value-type="float" office:value="1.64335524550266" table:style-name="ce1">
            <text:p>1.64335524550266</text:p>
          </table:table-cell>
        </table:table-row>
        <table:table-row>
          <table:table-cell office:value-type="string" office:value="Rust (Stadt)" table:style-name="ce1">
            <text:p>Rust (Stadt)</text:p>
          </table:table-cell>
          <table:table-cell office:value-type="float" office:value="0.120461945048062" table:style-name="ce1">
            <text:p>0.120461945048062</text:p>
          </table:table-cell>
          <table:table-cell office:value-type="float" office:value="0.268163592519847" table:style-name="ce1">
            <text:p>0.268163592519847</text:p>
          </table:table-cell>
          <table:table-cell office:value-type="float" office:value="0.334090073202885" table:style-name="ce1">
            <text:p>0.334090073202885</text:p>
          </table:table-cell>
          <table:table-cell office:value-type="float" office:value="0.0378706477977666" table:style-name="ce1">
            <text:p>0.0378706477977666</text:p>
          </table:table-cell>
          <table:table-cell office:value-type="float" office:value="0.0934843061738445" table:style-name="ce1">
            <text:p>0.0934843061738445</text:p>
          </table:table-cell>
          <table:table-cell office:value-type="float" office:value="0.0953363056962896" table:style-name="ce1">
            <text:p>0.0953363056962896</text:p>
          </table:table-cell>
          <table:table-cell office:value-type="float" office:value="0.127757605502809" table:style-name="ce1">
            <text:p>0.127757605502809</text:p>
          </table:table-cell>
          <table:table-cell office:value-type="float" office:value="0.13862829414179" table:style-name="ce1">
            <text:p>0.13862829414179</text:p>
          </table:table-cell>
          <table:table-cell office:value-type="float" office:value="0.163399549414625" table:style-name="ce1">
            <text:p>0.163399549414625</text:p>
          </table:table-cell>
          <table:table-cell office:value-type="float" office:value="0.127368103220428" table:style-name="ce1">
            <text:p>0.127368103220428</text:p>
          </table:table-cell>
          <table:table-cell office:value-type="float" office:value="0.0915878453352401" table:style-name="ce1">
            <text:p>0.0915878453352401</text:p>
          </table:table-cell>
          <table:table-cell office:value-type="float" office:value="0.596084257467544" table:style-name="ce1">
            <text:p>0.596084257467544</text:p>
          </table:table-cell>
        </table:table-row>
        <table:table-row>
          <table:table-cell office:value-type="string" office:value="Amstetten" table:style-name="ce1">
            <text:p>Amstetten</text:p>
          </table:table-cell>
          <table:table-cell office:value-type="float" office:value="0.0390329051500642" table:style-name="ce1">
            <text:p>0.0390329051500642</text:p>
          </table:table-cell>
          <table:table-cell office:value-type="float" office:value="0.115942473676609" table:style-name="ce1">
            <text:p>0.115942473676609</text:p>
          </table:table-cell>
          <table:table-cell office:value-type="float" office:value="0.141090227593315" table:style-name="ce1">
            <text:p>0.141090227593315</text:p>
          </table:table-cell>
          <table:table-cell office:value-type="float" office:value="0.026283216979008" table:style-name="ce1">
            <text:p>0.026283216979008</text:p>
          </table:table-cell>
          <table:table-cell office:value-type="float" office:value="0.0327913642575601" table:style-name="ce1">
            <text:p>0.0327913642575601</text:p>
          </table:table-cell>
          <table:table-cell office:value-type="float" office:value="0.0642886378167022" table:style-name="ce1">
            <text:p>0.0642886378167022</text:p>
          </table:table-cell>
          <table:table-cell office:value-type="float" office:value="0.0497515247507905" table:style-name="ce1">
            <text:p>0.0497515247507905</text:p>
          </table:table-cell>
          <table:table-cell office:value-type="float" office:value="0.0401485841356709" table:style-name="ce1">
            <text:p>0.0401485841356709</text:p>
          </table:table-cell>
          <table:table-cell office:value-type="float" office:value="0.0348839775744502" table:style-name="ce1">
            <text:p>0.0348839775744502</text:p>
          </table:table-cell>
          <table:table-cell office:value-type="float" office:value="0.0232105598401002" table:style-name="ce1">
            <text:p>0.0232105598401002</text:p>
          </table:table-cell>
          <table:table-cell office:value-type="float" office:value="0.0882672674561587" table:style-name="ce1">
            <text:p>0.0882672674561587</text:p>
          </table:table-cell>
          <table:table-cell office:value-type="float" office:value="0.84998804249889" table:style-name="ce1">
            <text:p>0.84998804249889</text:p>
          </table:table-cell>
        </table:table-row>
        <table:table-row>
          <table:table-cell office:value-type="string" office:value="Baden" table:style-name="ce1">
            <text:p>Baden</text:p>
          </table:table-cell>
          <table:table-cell office:value-type="float" office:value="0.0183224739771445" table:style-name="ce1">
            <text:p>0.0183224739771445</text:p>
          </table:table-cell>
          <table:table-cell office:value-type="float" office:value="0.148551632840419" table:style-name="ce1">
            <text:p>0.148551632840419</text:p>
          </table:table-cell>
          <table:table-cell office:value-type="float" office:value="0.191283582150573" table:style-name="ce1">
            <text:p>0.191283582150573</text:p>
          </table:table-cell>
          <table:table-cell office:value-type="float" office:value="0.0217729330829679" table:style-name="ce1">
            <text:p>0.0217729330829679</text:p>
          </table:table-cell>
          <table:table-cell office:value-type="float" office:value="0.0267887696875963" table:style-name="ce1">
            <text:p>0.0267887696875963</text:p>
          </table:table-cell>
          <table:table-cell office:value-type="float" office:value="0.0339256770215911" table:style-name="ce1">
            <text:p>0.0339256770215911</text:p>
          </table:table-cell>
          <table:table-cell office:value-type="float" office:value="0.0286422109462734" table:style-name="ce1">
            <text:p>0.0286422109462734</text:p>
          </table:table-cell>
          <table:table-cell office:value-type="float" office:value="0.020020156371146" table:style-name="ce1">
            <text:p>0.020020156371146</text:p>
          </table:table-cell>
          <table:table-cell office:value-type="float" office:value="0.0150638281060045" table:style-name="ce1">
            <text:p>0.0150638281060045</text:p>
          </table:table-cell>
          <table:table-cell office:value-type="float" office:value="0.0107918431253649" table:style-name="ce1">
            <text:p>0.0107918431253649</text:p>
          </table:table-cell>
          <table:table-cell office:value-type="float" office:value="0.0323035526536092" table:style-name="ce1">
            <text:p>0.0323035526536092</text:p>
          </table:table-cell>
          <table:table-cell office:value-type="float" office:value="0.37112510204107" table:style-name="ce1">
            <text:p>0.37112510204107</text:p>
          </table:table-cell>
        </table:table-row>
        <table:table-row>
          <table:table-cell office:value-type="string" office:value="Bruck an der Leitha" table:style-name="ce1">
            <text:p>Bruck an der Leitha</text:p>
          </table:table-cell>
          <table:table-cell office:value-type="float" office:value="0.0284210604901033" table:style-name="ce1">
            <text:p>0.0284210604901033</text:p>
          </table:table-cell>
          <table:table-cell office:value-type="float" office:value="0.188635950856765" table:style-name="ce1">
            <text:p>0.188635950856765</text:p>
          </table:table-cell>
          <table:table-cell office:value-type="float" office:value="0.282753091324286" table:style-name="ce1">
            <text:p>0.282753091324286</text:p>
          </table:table-cell>
          <table:table-cell office:value-type="float" office:value="0.0247252111977576" table:style-name="ce1">
            <text:p>0.0247252111977576</text:p>
          </table:table-cell>
          <table:table-cell office:value-type="float" office:value="0.0299313158068565" table:style-name="ce1">
            <text:p>0.0299313158068565</text:p>
          </table:table-cell>
          <table:table-cell office:value-type="float" office:value="0.0416800785609095" table:style-name="ce1">
            <text:p>0.0416800785609095</text:p>
          </table:table-cell>
          <table:table-cell office:value-type="float" office:value="0.0377606192956626" table:style-name="ce1">
            <text:p>0.0377606192956626</text:p>
          </table:table-cell>
          <table:table-cell office:value-type="float" office:value="0.0301938344968708" table:style-name="ce1">
            <text:p>0.0301938344968708</text:p>
          </table:table-cell>
          <table:table-cell office:value-type="float" office:value="0.0299155965251367" table:style-name="ce1">
            <text:p>0.0299155965251367</text:p>
          </table:table-cell>
          <table:table-cell office:value-type="float" office:value="0.0230347549709876" table:style-name="ce1">
            <text:p>0.0230347549709876</text:p>
          </table:table-cell>
          <table:table-cell office:value-type="float" office:value="0.0827616057409696" table:style-name="ce1">
            <text:p>0.0827616057409696</text:p>
          </table:table-cell>
          <table:table-cell office:value-type="float" office:value="0.179723088952942" table:style-name="ce1">
            <text:p>0.179723088952942</text:p>
          </table:table-cell>
        </table:table-row>
        <table:table-row>
          <table:table-cell office:value-type="string" office:value="Gänserndorf" table:style-name="ce1">
            <text:p>Gänserndorf</text:p>
          </table:table-cell>
          <table:table-cell office:value-type="float" office:value="0.0227444103179601" table:style-name="ce1">
            <text:p>0.0227444103179601</text:p>
          </table:table-cell>
          <table:table-cell office:value-type="float" office:value="0.20961612338533" table:style-name="ce1">
            <text:p>0.20961612338533</text:p>
          </table:table-cell>
          <table:table-cell office:value-type="float" office:value="0.30788113295479" table:style-name="ce1">
            <text:p>0.30788113295479</text:p>
          </table:table-cell>
          <table:table-cell office:value-type="float" office:value="0.0315527933113308" table:style-name="ce1">
            <text:p>0.0315527933113308</text:p>
          </table:table-cell>
          <table:table-cell office:value-type="float" office:value="0.0428522439280435" table:style-name="ce1">
            <text:p>0.0428522439280435</text:p>
          </table:table-cell>
          <table:table-cell office:value-type="float" office:value="0.0432280387908537" table:style-name="ce1">
            <text:p>0.0432280387908537</text:p>
          </table:table-cell>
          <table:table-cell office:value-type="float" office:value="0.0299999450941587" table:style-name="ce1">
            <text:p>0.0299999450941587</text:p>
          </table:table-cell>
          <table:table-cell office:value-type="float" office:value="0.026510954284365" table:style-name="ce1">
            <text:p>0.026510954284365</text:p>
          </table:table-cell>
          <table:table-cell office:value-type="float" office:value="0.0188244151182534" table:style-name="ce1">
            <text:p>0.0188244151182534</text:p>
          </table:table-cell>
          <table:table-cell office:value-type="float" office:value="0.016498238912993" table:style-name="ce1">
            <text:p>0.016498238912993</text:p>
          </table:table-cell>
          <table:table-cell office:value-type="float" office:value="0.089104460529133" table:style-name="ce1">
            <text:p>0.089104460529133</text:p>
          </table:table-cell>
          <table:table-cell office:value-type="float" office:value="0.453431457344394" table:style-name="ce1">
            <text:p>0.453431457344394</text:p>
          </table:table-cell>
        </table:table-row>
        <table:table-row>
          <table:table-cell office:value-type="string" office:value="Gmünd" table:style-name="ce1">
            <text:p>Gmünd</text:p>
          </table:table-cell>
          <table:table-cell office:value-type="float" office:value="0.104288948402912" table:style-name="ce1">
            <text:p>0.104288948402912</text:p>
          </table:table-cell>
          <table:table-cell office:value-type="float" office:value="0.335456128919931" table:style-name="ce1">
            <text:p>0.335456128919931</text:p>
          </table:table-cell>
          <table:table-cell office:value-type="float" office:value="0.416453083420646" table:style-name="ce1">
            <text:p>0.416453083420646</text:p>
          </table:table-cell>
          <table:table-cell office:value-type="float" office:value="0.0785445365457539" table:style-name="ce1">
            <text:p>0.0785445365457539</text:p>
          </table:table-cell>
          <table:table-cell office:value-type="float" office:value="0.114503360460459" table:style-name="ce1">
            <text:p>0.114503360460459</text:p>
          </table:table-cell>
          <table:table-cell office:value-type="float" office:value="0.153313585050226" table:style-name="ce1">
            <text:p>0.153313585050226</text:p>
          </table:table-cell>
          <table:table-cell office:value-type="float" office:value="0.119303872180032" table:style-name="ce1">
            <text:p>0.119303872180032</text:p>
          </table:table-cell>
          <table:table-cell office:value-type="float" office:value="0.109647677633001" table:style-name="ce1">
            <text:p>0.109647677633001</text:p>
          </table:table-cell>
          <table:table-cell office:value-type="float" office:value="0.0984548753267471" table:style-name="ce1">
            <text:p>0.0984548753267471</text:p>
          </table:table-cell>
          <table:table-cell office:value-type="float" office:value="0.0844382072704116" table:style-name="ce1">
            <text:p>0.0844382072704116</text:p>
          </table:table-cell>
          <table:table-cell office:value-type="float" office:value="0.0918040563922037" table:style-name="ce1">
            <text:p>0.0918040563922037</text:p>
          </table:table-cell>
          <table:table-cell office:value-type="float" office:value="0.519681289273563" table:style-name="ce1">
            <text:p>0.519681289273563</text:p>
          </table:table-cell>
        </table:table-row>
        <table:table-row>
          <table:table-cell office:value-type="string" office:value="Hollabrunn" table:style-name="ce1">
            <text:p>Hollabrunn</text:p>
          </table:table-cell>
          <table:table-cell office:value-type="float" office:value="0.0797955215597695" table:style-name="ce1">
            <text:p>0.0797955215597695</text:p>
          </table:table-cell>
          <table:table-cell office:value-type="float" office:value="0.215621428336602" table:style-name="ce1">
            <text:p>0.215621428336602</text:p>
          </table:table-cell>
          <table:table-cell office:value-type="float" office:value="0.219862491812188" table:style-name="ce1">
            <text:p>0.219862491812188</text:p>
          </table:table-cell>
          <table:table-cell office:value-type="float" office:value="0.0561692742368631" table:style-name="ce1">
            <text:p>0.0561692742368631</text:p>
          </table:table-cell>
          <table:table-cell office:value-type="float" office:value="0.0650509283025408" table:style-name="ce1">
            <text:p>0.0650509283025408</text:p>
          </table:table-cell>
          <table:table-cell office:value-type="float" office:value="0.14712397754397" table:style-name="ce1">
            <text:p>0.14712397754397</text:p>
          </table:table-cell>
          <table:table-cell office:value-type="float" office:value="0.105370468482835" table:style-name="ce1">
            <text:p>0.105370468482835</text:p>
          </table:table-cell>
          <table:table-cell office:value-type="float" office:value="0.0875137205365267" table:style-name="ce1">
            <text:p>0.0875137205365267</text:p>
          </table:table-cell>
          <table:table-cell office:value-type="float" office:value="0.0693175844194322" table:style-name="ce1">
            <text:p>0.0693175844194322</text:p>
          </table:table-cell>
          <table:table-cell office:value-type="float" office:value="0.0560529856871198" table:style-name="ce1">
            <text:p>0.0560529856871198</text:p>
          </table:table-cell>
          <table:table-cell office:value-type="float" office:value="0.139776993357561" table:style-name="ce1">
            <text:p>0.139776993357561</text:p>
          </table:table-cell>
          <table:table-cell office:value-type="float" office:value="0.740177389958124" table:style-name="ce1">
            <text:p>0.740177389958124</text:p>
          </table:table-cell>
        </table:table-row>
        <table:table-row>
          <table:table-cell office:value-type="string" office:value="Horn" table:style-name="ce1">
            <text:p>Horn</text:p>
          </table:table-cell>
          <table:table-cell office:value-type="float" office:value="0.117817435420547" table:style-name="ce1">
            <text:p>0.117817435420547</text:p>
          </table:table-cell>
          <table:table-cell office:value-type="float" office:value="0.304129951231651" table:style-name="ce1">
            <text:p>0.304129951231651</text:p>
          </table:table-cell>
          <table:table-cell office:value-type="float" office:value="0.405992677613862" table:style-name="ce1">
            <text:p>0.405992677613862</text:p>
          </table:table-cell>
          <table:table-cell office:value-type="float" office:value="0.0878245133694354" table:style-name="ce1">
            <text:p>0.0878245133694354</text:p>
          </table:table-cell>
          <table:table-cell office:value-type="float" office:value="0.129123718252263" table:style-name="ce1">
            <text:p>0.129123718252263</text:p>
          </table:table-cell>
          <table:table-cell office:value-type="float" office:value="0.204290975487663" table:style-name="ce1">
            <text:p>0.204290975487663</text:p>
          </table:table-cell>
          <table:table-cell office:value-type="float" office:value="0.142370240349999" table:style-name="ce1">
            <text:p>0.142370240349999</text:p>
          </table:table-cell>
          <table:table-cell office:value-type="float" office:value="0.125871031510313" table:style-name="ce1">
            <text:p>0.125871031510313</text:p>
          </table:table-cell>
          <table:table-cell office:value-type="float" office:value="0.10080273903598" table:style-name="ce1">
            <text:p>0.10080273903598</text:p>
          </table:table-cell>
          <table:table-cell office:value-type="float" office:value="0.0928347335266829" table:style-name="ce1">
            <text:p>0.0928347335266829</text:p>
          </table:table-cell>
          <table:table-cell office:value-type="float" office:value="0.0474788994125728" table:style-name="ce1">
            <text:p>0.0474788994125728</text:p>
          </table:table-cell>
          <table:table-cell office:value-type="float" office:value="2.08689468158815" table:style-name="ce1">
            <text:p>2.08689468158815</text:p>
          </table:table-cell>
        </table:table-row>
        <table:table-row>
          <table:table-cell office:value-type="string" office:value="Korneuburg" table:style-name="ce1">
            <text:p>Korneuburg</text:p>
          </table:table-cell>
          <table:table-cell office:value-type="float" office:value="0.0317582040545233" table:style-name="ce1">
            <text:p>0.0317582040545233</text:p>
          </table:table-cell>
          <table:table-cell office:value-type="float" office:value="0.639534073695549" table:style-name="ce1">
            <text:p>0.639534073695549</text:p>
          </table:table-cell>
          <table:table-cell office:value-type="float" office:value="1.20969852070141" table:style-name="ce1">
            <text:p>1.20969852070141</text:p>
          </table:table-cell>
          <table:table-cell office:value-type="float" office:value="0.0269288433020384" table:style-name="ce1">
            <text:p>0.0269288433020384</text:p>
          </table:table-cell>
          <table:table-cell office:value-type="float" office:value="0.0396978617999719" table:style-name="ce1">
            <text:p>0.0396978617999719</text:p>
          </table:table-cell>
          <table:table-cell office:value-type="float" office:value="0.0477554251132366" table:style-name="ce1">
            <text:p>0.0477554251132366</text:p>
          </table:table-cell>
          <table:table-cell office:value-type="float" office:value="0.0411297548448348" table:style-name="ce1">
            <text:p>0.0411297548448348</text:p>
          </table:table-cell>
          <table:table-cell office:value-type="float" office:value="0.0315486209667227" table:style-name="ce1">
            <text:p>0.0315486209667227</text:p>
          </table:table-cell>
          <table:table-cell office:value-type="float" office:value="0.034577809485559" table:style-name="ce1">
            <text:p>0.034577809485559</text:p>
          </table:table-cell>
          <table:table-cell office:value-type="float" office:value="0.0300504754873649" table:style-name="ce1">
            <text:p>0.0300504754873649</text:p>
          </table:table-cell>
          <table:table-cell office:value-type="float" office:value="0.0712341256558262" table:style-name="ce1">
            <text:p>0.0712341256558262</text:p>
          </table:table-cell>
          <table:table-cell office:value-type="float" office:value="0.184223406599224" table:style-name="ce1">
            <text:p>0.184223406599224</text:p>
          </table:table-cell>
        </table:table-row>
        <table:table-row>
          <table:table-cell office:value-type="string" office:value="Krems (Land)" table:style-name="ce1">
            <text:p>Krems (Land)</text:p>
          </table:table-cell>
          <table:table-cell office:value-type="float" office:value="0.0334438470895102" table:style-name="ce1">
            <text:p>0.0334438470895102</text:p>
          </table:table-cell>
          <table:table-cell office:value-type="float" office:value="0.108513675523104" table:style-name="ce1">
            <text:p>0.108513675523104</text:p>
          </table:table-cell>
          <table:table-cell office:value-type="float" office:value="0.125528210068245" table:style-name="ce1">
            <text:p>0.125528210068245</text:p>
          </table:table-cell>
          <table:table-cell office:value-type="float" office:value="0.0257936164846145" table:style-name="ce1">
            <text:p>0.0257936164846145</text:p>
          </table:table-cell>
          <table:table-cell office:value-type="float" office:value="0.0366574783155025" table:style-name="ce1">
            <text:p>0.0366574783155025</text:p>
          </table:table-cell>
          <table:table-cell office:value-type="float" office:value="0.0631721824763607" table:style-name="ce1">
            <text:p>0.0631721824763607</text:p>
          </table:table-cell>
          <table:table-cell office:value-type="float" office:value="0.0473142793046231" table:style-name="ce1">
            <text:p>0.0473142793046231</text:p>
          </table:table-cell>
          <table:table-cell office:value-type="float" office:value="0.0297900158618896" table:style-name="ce1">
            <text:p>0.0297900158618896</text:p>
          </table:table-cell>
          <table:table-cell office:value-type="float" office:value="0.035758534126505" table:style-name="ce1">
            <text:p>0.035758534126505</text:p>
          </table:table-cell>
          <table:table-cell office:value-type="float" office:value="0.0209387072443001" table:style-name="ce1">
            <text:p>0.0209387072443001</text:p>
          </table:table-cell>
          <table:table-cell office:value-type="float" office:value="0.119105008119517" table:style-name="ce1">
            <text:p>0.119105008119517</text:p>
          </table:table-cell>
          <table:table-cell office:value-type="float" office:value="1.91853773579761" table:style-name="ce1">
            <text:p>1.91853773579761</text:p>
          </table:table-cell>
        </table:table-row>
        <table:table-row>
          <table:table-cell office:value-type="string" office:value="Krems an der Donau (Stadt)" table:style-name="ce1">
            <text:p>Krems an der Donau (Stadt)</text:p>
          </table:table-cell>
          <table:table-cell office:value-type="float" office:value="0.171455974496217" table:style-name="ce1">
            <text:p>0.171455974496217</text:p>
          </table:table-cell>
          <table:table-cell office:value-type="float" office:value="0.594830095300272" table:style-name="ce1">
            <text:p>0.594830095300272</text:p>
          </table:table-cell>
          <table:table-cell office:value-type="float" office:value="0.893315992477158" table:style-name="ce1">
            <text:p>0.893315992477158</text:p>
          </table:table-cell>
          <table:table-cell office:value-type="float" office:value="0.0951461656479285" table:style-name="ce1">
            <text:p>0.0951461656479285</text:p>
          </table:table-cell>
          <table:table-cell office:value-type="float" office:value="0.151833221871806" table:style-name="ce1">
            <text:p>0.151833221871806</text:p>
          </table:table-cell>
          <table:table-cell office:value-type="float" office:value="0.243800619315765" table:style-name="ce1">
            <text:p>0.243800619315765</text:p>
          </table:table-cell>
          <table:table-cell office:value-type="float" office:value="0.198086248503429" table:style-name="ce1">
            <text:p>0.198086248503429</text:p>
          </table:table-cell>
          <table:table-cell office:value-type="float" office:value="0.181622109277998" table:style-name="ce1">
            <text:p>0.181622109277998</text:p>
          </table:table-cell>
          <table:table-cell office:value-type="float" office:value="0.1583453806501" table:style-name="ce1">
            <text:p>0.1583453806501</text:p>
          </table:table-cell>
          <table:table-cell office:value-type="float" office:value="0.150314178932485" table:style-name="ce1">
            <text:p>0.150314178932485</text:p>
          </table:table-cell>
          <table:table-cell office:value-type="float" office:value="0.0689216574642777" table:style-name="ce1">
            <text:p>0.0689216574642777</text:p>
          </table:table-cell>
          <table:table-cell office:value-type="float" office:value="0.553473507363713" table:style-name="ce1">
            <text:p>0.553473507363713</text:p>
          </table:table-cell>
        </table:table-row>
        <table:table-row>
          <table:table-cell office:value-type="string" office:value="Lilienfeld" table:style-name="ce1">
            <text:p>Lilienfeld</text:p>
          </table:table-cell>
          <table:table-cell office:value-type="float" office:value="0.0918203755717917" table:style-name="ce1">
            <text:p>0.0918203755717917</text:p>
          </table:table-cell>
          <table:table-cell office:value-type="float" office:value="0.317366903497483" table:style-name="ce1">
            <text:p>0.317366903497483</text:p>
          </table:table-cell>
          <table:table-cell office:value-type="float" office:value="0.454343457170015" table:style-name="ce1">
            <text:p>0.454343457170015</text:p>
          </table:table-cell>
          <table:table-cell office:value-type="float" office:value="0.0753895590678663" table:style-name="ce1">
            <text:p>0.0753895590678663</text:p>
          </table:table-cell>
          <table:table-cell office:value-type="float" office:value="0.107104549426182" table:style-name="ce1">
            <text:p>0.107104549426182</text:p>
          </table:table-cell>
          <table:table-cell office:value-type="float" office:value="0.142227729544319" table:style-name="ce1">
            <text:p>0.142227729544319</text:p>
          </table:table-cell>
          <table:table-cell office:value-type="float" office:value="0.117878876118202" table:style-name="ce1">
            <text:p>0.117878876118202</text:p>
          </table:table-cell>
          <table:table-cell office:value-type="float" office:value="0.104356366921685" table:style-name="ce1">
            <text:p>0.104356366921685</text:p>
          </table:table-cell>
          <table:table-cell office:value-type="float" office:value="0.0860888269739204" table:style-name="ce1">
            <text:p>0.0860888269739204</text:p>
          </table:table-cell>
          <table:table-cell office:value-type="float" office:value="0.0727733565786181" table:style-name="ce1">
            <text:p>0.0727733565786181</text:p>
          </table:table-cell>
          <table:table-cell office:value-type="float" office:value="0.183187325570314" table:style-name="ce1">
            <text:p>0.183187325570314</text:p>
          </table:table-cell>
          <table:table-cell office:value-type="float" office:value="0.457082114210951" table:style-name="ce1">
            <text:p>0.457082114210951</text:p>
          </table:table-cell>
        </table:table-row>
        <table:table-row>
          <table:table-cell office:value-type="string" office:value="Melk" table:style-name="ce1">
            <text:p>Melk</text:p>
          </table:table-cell>
          <table:table-cell office:value-type="float" office:value="0.0538701728419096" table:style-name="ce1">
            <text:p>0.0538701728419096</text:p>
          </table:table-cell>
          <table:table-cell office:value-type="float" office:value="0.0681533577987215" table:style-name="ce1">
            <text:p>0.0681533577987215</text:p>
          </table:table-cell>
          <table:table-cell office:value-type="float" office:value="0.0710974137292221" table:style-name="ce1">
            <text:p>0.0710974137292221</text:p>
          </table:table-cell>
          <table:table-cell office:value-type="float" office:value="0.0246771043999724" table:style-name="ce1">
            <text:p>0.0246771043999724</text:p>
          </table:table-cell>
          <table:table-cell office:value-type="float" office:value="0.0325138594888194" table:style-name="ce1">
            <text:p>0.0325138594888194</text:p>
          </table:table-cell>
          <table:table-cell office:value-type="float" office:value="0.106339127672424" table:style-name="ce1">
            <text:p>0.106339127672424</text:p>
          </table:table-cell>
          <table:table-cell office:value-type="float" office:value="0.0642473663315548" table:style-name="ce1">
            <text:p>0.0642473663315548</text:p>
          </table:table-cell>
          <table:table-cell office:value-type="float" office:value="0.0619524998682602" table:style-name="ce1">
            <text:p>0.0619524998682602</text:p>
          </table:table-cell>
          <table:table-cell office:value-type="float" office:value="0.0479092599232521" table:style-name="ce1">
            <text:p>0.0479092599232521</text:p>
          </table:table-cell>
          <table:table-cell office:value-type="float" office:value="0.0358416804399408" table:style-name="ce1">
            <text:p>0.0358416804399408</text:p>
          </table:table-cell>
          <table:table-cell office:value-type="float" office:value="0.120600645761051" table:style-name="ce1">
            <text:p>0.120600645761051</text:p>
          </table:table-cell>
          <table:table-cell office:value-type="float" office:value="2.41711081695626" table:style-name="ce1">
            <text:p>2.41711081695626</text:p>
          </table:table-cell>
        </table:table-row>
        <table:table-row>
          <table:table-cell office:value-type="string" office:value="Mistelbach" table:style-name="ce1">
            <text:p>Mistelbach</text:p>
          </table:table-cell>
          <table:table-cell office:value-type="float" office:value="0.0212586693414129" table:style-name="ce1">
            <text:p>0.0212586693414129</text:p>
          </table:table-cell>
          <table:table-cell office:value-type="float" office:value="0.128009555932319" table:style-name="ce1">
            <text:p>0.128009555932319</text:p>
          </table:table-cell>
          <table:table-cell office:value-type="float" office:value="0.177264945025167" table:style-name="ce1">
            <text:p>0.177264945025167</text:p>
          </table:table-cell>
          <table:table-cell office:value-type="float" office:value="0.0311033809249227" table:style-name="ce1">
            <text:p>0.0311033809249227</text:p>
          </table:table-cell>
          <table:table-cell office:value-type="float" office:value="0.0390274204502906" table:style-name="ce1">
            <text:p>0.0390274204502906</text:p>
          </table:table-cell>
          <table:table-cell office:value-type="float" office:value="0.0444552475969778" table:style-name="ce1">
            <text:p>0.0444552475969778</text:p>
          </table:table-cell>
          <table:table-cell office:value-type="float" office:value="0.0324109962072502" table:style-name="ce1">
            <text:p>0.0324109962072502</text:p>
          </table:table-cell>
          <table:table-cell office:value-type="float" office:value="0.0255344632511684" table:style-name="ce1">
            <text:p>0.0255344632511684</text:p>
          </table:table-cell>
          <table:table-cell office:value-type="float" office:value="0.0203772750898284" table:style-name="ce1">
            <text:p>0.0203772750898284</text:p>
          </table:table-cell>
          <table:table-cell office:value-type="float" office:value="0.0101817167482447" table:style-name="ce1">
            <text:p>0.0101817167482447</text:p>
          </table:table-cell>
          <table:table-cell office:value-type="float" office:value="0.0896298944115187" table:style-name="ce1">
            <text:p>0.0896298944115187</text:p>
          </table:table-cell>
          <table:table-cell office:value-type="float" office:value="0.841033720117273" table:style-name="ce1">
            <text:p>0.841033720117273</text:p>
          </table:table-cell>
        </table:table-row>
        <table:table-row>
          <table:table-cell office:value-type="string" office:value="Mödling" table:style-name="ce1">
            <text:p>Mödling</text:p>
          </table:table-cell>
          <table:table-cell office:value-type="float" office:value="0.0122053326343446" table:style-name="ce1">
            <text:p>0.0122053326343446</text:p>
          </table:table-cell>
          <table:table-cell office:value-type="float" office:value="0.789227470378471" table:style-name="ce1">
            <text:p>0.789227470378471</text:p>
          </table:table-cell>
          <table:table-cell office:value-type="float" office:value="1.3849543431205" table:style-name="ce1">
            <text:p>1.3849543431205</text:p>
          </table:table-cell>
          <table:table-cell office:value-type="float" office:value="0.0176722172758134" table:style-name="ce1">
            <text:p>0.0176722172758134</text:p>
          </table:table-cell>
          <table:table-cell office:value-type="float" office:value="0.0305473537826878" table:style-name="ce1">
            <text:p>0.0305473537826878</text:p>
          </table:table-cell>
          <table:table-cell office:value-type="float" office:value="0.0184861215628689" table:style-name="ce1">
            <text:p>0.0184861215628689</text:p>
          </table:table-cell>
          <table:table-cell office:value-type="float" office:value="0.0160648292530116" table:style-name="ce1">
            <text:p>0.0160648292530116</text:p>
          </table:table-cell>
          <table:table-cell office:value-type="float" office:value="0.0145054651998065" table:style-name="ce1">
            <text:p>0.0145054651998065</text:p>
          </table:table-cell>
          <table:table-cell office:value-type="float" office:value="0.0141495912430098" table:style-name="ce1">
            <text:p>0.0141495912430098</text:p>
          </table:table-cell>
          <table:table-cell office:value-type="float" office:value="0.00509358634377877" table:style-name="ce1">
            <text:p>0.00509358634377877</text:p>
          </table:table-cell>
          <table:table-cell office:value-type="float" office:value="0.0602225281381008" table:style-name="ce1">
            <text:p>0.0602225281381008</text:p>
          </table:table-cell>
          <table:table-cell office:value-type="float" office:value="0.123314007523392" table:style-name="ce1">
            <text:p>0.123314007523392</text:p>
          </table:table-cell>
        </table:table-row>
        <table:table-row>
          <table:table-cell office:value-type="string" office:value="Neunkirchen" table:style-name="ce1">
            <text:p>Neunkirchen</text:p>
          </table:table-cell>
          <table:table-cell office:value-type="float" office:value="0.0739663111649187" table:style-name="ce1">
            <text:p>0.0739663111649187</text:p>
          </table:table-cell>
          <table:table-cell office:value-type="float" office:value="0.195312303216819" table:style-name="ce1">
            <text:p>0.195312303216819</text:p>
          </table:table-cell>
          <table:table-cell office:value-type="float" office:value="0.227064202023077" table:style-name="ce1">
            <text:p>0.227064202023077</text:p>
          </table:table-cell>
          <table:table-cell office:value-type="float" office:value="0.0501800013546055" table:style-name="ce1">
            <text:p>0.0501800013546055</text:p>
          </table:table-cell>
          <table:table-cell office:value-type="float" office:value="0.0620098117227205" table:style-name="ce1">
            <text:p>0.0620098117227205</text:p>
          </table:table-cell>
          <table:table-cell office:value-type="float" office:value="0.131365630802867" table:style-name="ce1">
            <text:p>0.131365630802867</text:p>
          </table:table-cell>
          <table:table-cell office:value-type="float" office:value="0.0994917173315026" table:style-name="ce1">
            <text:p>0.0994917173315026</text:p>
          </table:table-cell>
          <table:table-cell office:value-type="float" office:value="0.0774558483295395" table:style-name="ce1">
            <text:p>0.0774558483295395</text:p>
          </table:table-cell>
          <table:table-cell office:value-type="float" office:value="0.0655073687342817" table:style-name="ce1">
            <text:p>0.0655073687342817</text:p>
          </table:table-cell>
          <table:table-cell office:value-type="float" office:value="0.0509858002163935" table:style-name="ce1">
            <text:p>0.0509858002163935</text:p>
          </table:table-cell>
          <table:table-cell office:value-type="float" office:value="0.111990518795349" table:style-name="ce1">
            <text:p>0.111990518795349</text:p>
          </table:table-cell>
          <table:table-cell office:value-type="float" office:value="0.863851674290356" table:style-name="ce1">
            <text:p>0.863851674290356</text:p>
          </table:table-cell>
        </table:table-row>
        <table:table-row>
          <table:table-cell office:value-type="string" office:value="Sankt Pölten (Land)" table:style-name="ce1">
            <text:p>Sankt Pölten (Land)</text:p>
          </table:table-cell>
          <table:table-cell office:value-type="float" office:value="0.0532669344471695" table:style-name="ce1">
            <text:p>0.0532669344471695</text:p>
          </table:table-cell>
          <table:table-cell office:value-type="float" office:value="0.265394685788243" table:style-name="ce1">
            <text:p>0.265394685788243</text:p>
          </table:table-cell>
          <table:table-cell office:value-type="float" office:value="0.39597805732454" table:style-name="ce1">
            <text:p>0.39597805732454</text:p>
          </table:table-cell>
          <table:table-cell office:value-type="float" office:value="0.032473810918069" table:style-name="ce1">
            <text:p>0.032473810918069</text:p>
          </table:table-cell>
          <table:table-cell office:value-type="float" office:value="0.0527894803737139" table:style-name="ce1">
            <text:p>0.0527894803737139</text:p>
          </table:table-cell>
          <table:table-cell office:value-type="float" office:value="0.075692425461878" table:style-name="ce1">
            <text:p>0.075692425461878</text:p>
          </table:table-cell>
          <table:table-cell office:value-type="float" office:value="0.0624099574345135" table:style-name="ce1">
            <text:p>0.0624099574345135</text:p>
          </table:table-cell>
          <table:table-cell office:value-type="float" office:value="0.0580954789269542" table:style-name="ce1">
            <text:p>0.0580954789269542</text:p>
          </table:table-cell>
          <table:table-cell office:value-type="float" office:value="0.0546685961199775" table:style-name="ce1">
            <text:p>0.0546685961199775</text:p>
          </table:table-cell>
          <table:table-cell office:value-type="float" office:value="0.0440295035676846" table:style-name="ce1">
            <text:p>0.0440295035676846</text:p>
          </table:table-cell>
          <table:table-cell office:value-type="float" office:value="0.0806352846839422" table:style-name="ce1">
            <text:p>0.0806352846839422</text:p>
          </table:table-cell>
          <table:table-cell office:value-type="float" office:value="0.495827204261761" table:style-name="ce1">
            <text:p>0.495827204261761</text:p>
          </table:table-cell>
        </table:table-row>
        <table:table-row>
          <table:table-cell office:value-type="string" office:value="Sankt Pölten (Stadt)" table:style-name="ce1">
            <text:p>Sankt Pölten (Stadt)</text:p>
          </table:table-cell>
          <table:table-cell office:value-type="float" office:value="0.0401237765633363" table:style-name="ce1">
            <text:p>0.0401237765633363</text:p>
          </table:table-cell>
          <table:table-cell office:value-type="float" office:value="0.110514944184676" table:style-name="ce1">
            <text:p>0.110514944184676</text:p>
          </table:table-cell>
          <table:table-cell office:value-type="float" office:value="0.114493368575412" table:style-name="ce1">
            <text:p>0.114493368575412</text:p>
          </table:table-cell>
          <table:table-cell office:value-type="float" office:value="0.0350674946148559" table:style-name="ce1">
            <text:p>0.0350674946148559</text:p>
          </table:table-cell>
          <table:table-cell office:value-type="float" office:value="0.0462865440079406" table:style-name="ce1">
            <text:p>0.0462865440079406</text:p>
          </table:table-cell>
          <table:table-cell office:value-type="float" office:value="0.0810335575574216" table:style-name="ce1">
            <text:p>0.0810335575574216</text:p>
          </table:table-cell>
          <table:table-cell office:value-type="float" office:value="0.0556694010823416" table:style-name="ce1">
            <text:p>0.0556694010823416</text:p>
          </table:table-cell>
          <table:table-cell office:value-type="float" office:value="0.045681547811968" table:style-name="ce1">
            <text:p>0.045681547811968</text:p>
          </table:table-cell>
          <table:table-cell office:value-type="float" office:value="0.0409242181598199" table:style-name="ce1">
            <text:p>0.0409242181598199</text:p>
          </table:table-cell>
          <table:table-cell office:value-type="float" office:value="0.0282781695438764" table:style-name="ce1">
            <text:p>0.0282781695438764</text:p>
          </table:table-cell>
          <table:table-cell office:value-type="float" office:value="0.154624013034289" table:style-name="ce1">
            <text:p>0.154624013034289</text:p>
          </table:table-cell>
          <table:table-cell office:value-type="float" office:value="0.632719074952412" table:style-name="ce1">
            <text:p>0.632719074952412</text:p>
          </table:table-cell>
        </table:table-row>
        <table:table-row>
          <table:table-cell office:value-type="string" office:value="Scheibbs" table:style-name="ce1">
            <text:p>Scheibbs</text:p>
          </table:table-cell>
          <table:table-cell office:value-type="float" office:value="0.152025580670803" table:style-name="ce1">
            <text:p>0.152025580670803</text:p>
          </table:table-cell>
          <table:table-cell office:value-type="float" office:value="0.525653448247058" table:style-name="ce1">
            <text:p>0.525653448247058</text:p>
          </table:table-cell>
          <table:table-cell office:value-type="float" office:value="0.797686171655463" table:style-name="ce1">
            <text:p>0.797686171655463</text:p>
          </table:table-cell>
          <table:table-cell office:value-type="float" office:value="0.143126788926863" table:style-name="ce1">
            <text:p>0.143126788926863</text:p>
          </table:table-cell>
          <table:table-cell office:value-type="float" office:value="0.205450296793316" table:style-name="ce1">
            <text:p>0.205450296793316</text:p>
          </table:table-cell>
          <table:table-cell office:value-type="float" office:value="0.259120958683408" table:style-name="ce1">
            <text:p>0.259120958683408</text:p>
          </table:table-cell>
          <table:table-cell office:value-type="float" office:value="0.20948820229859" table:style-name="ce1">
            <text:p>0.20948820229859</text:p>
          </table:table-cell>
          <table:table-cell office:value-type="float" office:value="0.16085822814299" table:style-name="ce1">
            <text:p>0.16085822814299</text:p>
          </table:table-cell>
          <table:table-cell office:value-type="float" office:value="0.130200114818729" table:style-name="ce1">
            <text:p>0.130200114818729</text:p>
          </table:table-cell>
          <table:table-cell office:value-type="float" office:value="0.10494869417625" table:style-name="ce1">
            <text:p>0.10494869417625</text:p>
          </table:table-cell>
          <table:table-cell office:value-type="float" office:value="0.109033216942583" table:style-name="ce1">
            <text:p>0.109033216942583</text:p>
          </table:table-cell>
          <table:table-cell office:value-type="float" office:value="0.845207879418257" table:style-name="ce1">
            <text:p>0.845207879418257</text:p>
          </table:table-cell>
        </table:table-row>
        <table:table-row>
          <table:table-cell office:value-type="string" office:value="Tulln" table:style-name="ce1">
            <text:p>Tulln</text:p>
          </table:table-cell>
          <table:table-cell office:value-type="float" office:value="0.0158791928554344" table:style-name="ce1">
            <text:p>0.0158791928554344</text:p>
          </table:table-cell>
          <table:table-cell office:value-type="float" office:value="0.104191277092769" table:style-name="ce1">
            <text:p>0.104191277092769</text:p>
          </table:table-cell>
          <table:table-cell office:value-type="float" office:value="0.15817847187428" table:style-name="ce1">
            <text:p>0.15817847187428</text:p>
          </table:table-cell>
          <table:table-cell office:value-type="float" office:value="0.0113147114159444" table:style-name="ce1">
            <text:p>0.0113147114159444</text:p>
          </table:table-cell>
          <table:table-cell office:value-type="float" office:value="0.0155312935461766" table:style-name="ce1">
            <text:p>0.0155312935461766</text:p>
          </table:table-cell>
          <table:table-cell office:value-type="float" office:value="0.0133776255753696" table:style-name="ce1">
            <text:p>0.0133776255753696</text:p>
          </table:table-cell>
          <table:table-cell office:value-type="float" office:value="0.0164398976973919" table:style-name="ce1">
            <text:p>0.0164398976973919</text:p>
          </table:table-cell>
          <table:table-cell office:value-type="float" office:value="0.0213617799561366" table:style-name="ce1">
            <text:p>0.0213617799561366</text:p>
          </table:table-cell>
          <table:table-cell office:value-type="float" office:value="0.0163061616265062" table:style-name="ce1">
            <text:p>0.0163061616265062</text:p>
          </table:table-cell>
          <table:table-cell office:value-type="float" office:value="0.0168036618590377" table:style-name="ce1">
            <text:p>0.0168036618590377</text:p>
          </table:table-cell>
          <table:table-cell office:value-type="float" office:value="0.0655827826531117" table:style-name="ce1">
            <text:p>0.0655827826531117</text:p>
          </table:table-cell>
          <table:table-cell office:value-type="float" office:value="0.622485366965243" table:style-name="ce1">
            <text:p>0.622485366965243</text:p>
          </table:table-cell>
        </table:table-row>
        <table:table-row>
          <table:table-cell office:value-type="string" office:value="Waidhofen an der Thaya" table:style-name="ce1">
            <text:p>Waidhofen an der Thaya</text:p>
          </table:table-cell>
          <table:table-cell office:value-type="float" office:value="0.143910573964138" table:style-name="ce1">
            <text:p>0.143910573964138</text:p>
          </table:table-cell>
          <table:table-cell office:value-type="float" office:value="0.361442708160225" table:style-name="ce1">
            <text:p>0.361442708160225</text:p>
          </table:table-cell>
          <table:table-cell office:value-type="float" office:value="0.515351406946394" table:style-name="ce1">
            <text:p>0.515351406946394</text:p>
          </table:table-cell>
          <table:table-cell office:value-type="float" office:value="0.121450860031911" table:style-name="ce1">
            <text:p>0.121450860031911</text:p>
          </table:table-cell>
          <table:table-cell office:value-type="float" office:value="0.170779916088908" table:style-name="ce1">
            <text:p>0.170779916088908</text:p>
          </table:table-cell>
          <table:table-cell office:value-type="float" office:value="0.230447194985323" table:style-name="ce1">
            <text:p>0.230447194985323</text:p>
          </table:table-cell>
          <table:table-cell office:value-type="float" office:value="0.184272032202678" table:style-name="ce1">
            <text:p>0.184272032202678</text:p>
          </table:table-cell>
          <table:table-cell office:value-type="float" office:value="0.156575118550087" table:style-name="ce1">
            <text:p>0.156575118550087</text:p>
          </table:table-cell>
          <table:table-cell office:value-type="float" office:value="0.134816620058004" table:style-name="ce1">
            <text:p>0.134816620058004</text:p>
          </table:table-cell>
          <table:table-cell office:value-type="float" office:value="0.116239268735428" table:style-name="ce1">
            <text:p>0.116239268735428</text:p>
          </table:table-cell>
          <table:table-cell office:value-type="float" office:value="0.185220648710573" table:style-name="ce1">
            <text:p>0.185220648710573</text:p>
          </table:table-cell>
          <table:table-cell office:value-type="float" office:value="0.77847544895666" table:style-name="ce1">
            <text:p>0.77847544895666</text:p>
          </table:table-cell>
        </table:table-row>
        <table:table-row>
          <table:table-cell office:value-type="string" office:value="Waidhofen an der Ybbs (Stadt)" table:style-name="ce1">
            <text:p>Waidhofen an der Ybbs (Stadt)</text:p>
          </table:table-cell>
          <table:table-cell office:value-type="float" office:value="0.109801262630203" table:style-name="ce1">
            <text:p>0.109801262630203</text:p>
          </table:table-cell>
          <table:table-cell office:value-type="float" office:value="0.599470803740216" table:style-name="ce1">
            <text:p>0.599470803740216</text:p>
          </table:table-cell>
          <table:table-cell office:value-type="float" office:value="0.871170074540537" table:style-name="ce1">
            <text:p>0.871170074540537</text:p>
          </table:table-cell>
          <table:table-cell office:value-type="float" office:value="0.101524548011279" table:style-name="ce1">
            <text:p>0.101524548011279</text:p>
          </table:table-cell>
          <table:table-cell office:value-type="float" office:value="0.168694355168537" table:style-name="ce1">
            <text:p>0.168694355168537</text:p>
          </table:table-cell>
          <table:table-cell office:value-type="float" office:value="0.204162295099683" table:style-name="ce1">
            <text:p>0.204162295099683</text:p>
          </table:table-cell>
          <table:table-cell office:value-type="float" office:value="0.137831781428303" table:style-name="ce1">
            <text:p>0.137831781428303</text:p>
          </table:table-cell>
          <table:table-cell office:value-type="float" office:value="0.120412084050791" table:style-name="ce1">
            <text:p>0.120412084050791</text:p>
          </table:table-cell>
          <table:table-cell office:value-type="float" office:value="0.0941992383331333" table:style-name="ce1">
            <text:p>0.0941992383331333</text:p>
          </table:table-cell>
          <table:table-cell office:value-type="float" office:value="0.0900823219442014" table:style-name="ce1">
            <text:p>0.0900823219442014</text:p>
          </table:table-cell>
          <table:table-cell office:value-type="float" office:value="0.109199218590755" table:style-name="ce1">
            <text:p>0.109199218590755</text:p>
          </table:table-cell>
          <table:table-cell office:value-type="float" office:value="0.377067925203973" table:style-name="ce1">
            <text:p>0.377067925203973</text:p>
          </table:table-cell>
        </table:table-row>
        <table:table-row>
          <table:table-cell office:value-type="string" office:value="Wiener Neustadt (Land)" table:style-name="ce1">
            <text:p>Wiener Neustadt (Land)</text:p>
          </table:table-cell>
          <table:table-cell office:value-type="float" office:value="0.0422782839834664" table:style-name="ce1">
            <text:p>0.0422782839834664</text:p>
          </table:table-cell>
          <table:table-cell office:value-type="float" office:value="0.2237109327679" table:style-name="ce1">
            <text:p>0.2237109327679</text:p>
          </table:table-cell>
          <table:table-cell office:value-type="float" office:value="0.312200836195681" table:style-name="ce1">
            <text:p>0.312200836195681</text:p>
          </table:table-cell>
          <table:table-cell office:value-type="float" office:value="0.0382771796120057" table:style-name="ce1">
            <text:p>0.0382771796120057</text:p>
          </table:table-cell>
          <table:table-cell office:value-type="float" office:value="0.0464170347253389" table:style-name="ce1">
            <text:p>0.0464170347253389</text:p>
          </table:table-cell>
          <table:table-cell office:value-type="float" office:value="0.0712774061208775" table:style-name="ce1">
            <text:p>0.0712774061208775</text:p>
          </table:table-cell>
          <table:table-cell office:value-type="float" office:value="0.0539997392453441" table:style-name="ce1">
            <text:p>0.0539997392453441</text:p>
          </table:table-cell>
          <table:table-cell office:value-type="float" office:value="0.0432194947458827" table:style-name="ce1">
            <text:p>0.0432194947458827</text:p>
          </table:table-cell>
          <table:table-cell office:value-type="float" office:value="0.0317798822524347" table:style-name="ce1">
            <text:p>0.0317798822524347</text:p>
          </table:table-cell>
          <table:table-cell office:value-type="float" office:value="0.0391794064491236" table:style-name="ce1">
            <text:p>0.0391794064491236</text:p>
          </table:table-cell>
          <table:table-cell office:value-type="float" office:value="0.0562745741952962" table:style-name="ce1">
            <text:p>0.0562745741952962</text:p>
          </table:table-cell>
          <table:table-cell office:value-type="float" office:value="0.334613743220844" table:style-name="ce1">
            <text:p>0.334613743220844</text:p>
          </table:table-cell>
        </table:table-row>
        <table:table-row>
          <table:table-cell office:value-type="string" office:value="Wiener Neustadt (Stadt)" table:style-name="ce1">
            <text:p>Wiener Neustadt (Stadt)</text:p>
          </table:table-cell>
          <table:table-cell office:value-type="float" office:value="0.0515991427848343" table:style-name="ce1">
            <text:p>0.0515991427848343</text:p>
          </table:table-cell>
          <table:table-cell office:value-type="float" office:value="0.217397583657521" table:style-name="ce1">
            <text:p>0.217397583657521</text:p>
          </table:table-cell>
          <table:table-cell office:value-type="float" office:value="0.212878278660906" table:style-name="ce1">
            <text:p>0.212878278660906</text:p>
          </table:table-cell>
          <table:table-cell office:value-type="float" office:value="0.0374767738020593" table:style-name="ce1">
            <text:p>0.0374767738020593</text:p>
          </table:table-cell>
          <table:table-cell office:value-type="float" office:value="0.0439767092038485" table:style-name="ce1">
            <text:p>0.0439767092038485</text:p>
          </table:table-cell>
          <table:table-cell office:value-type="float" office:value="0.0742191183063842" table:style-name="ce1">
            <text:p>0.0742191183063842</text:p>
          </table:table-cell>
          <table:table-cell office:value-type="float" office:value="0.0647582566231623" table:style-name="ce1">
            <text:p>0.0647582566231623</text:p>
          </table:table-cell>
          <table:table-cell office:value-type="float" office:value="0.0545053689453234" table:style-name="ce1">
            <text:p>0.0545053689453234</text:p>
          </table:table-cell>
          <table:table-cell office:value-type="float" office:value="0.057961788394757" table:style-name="ce1">
            <text:p>0.057961788394757</text:p>
          </table:table-cell>
          <table:table-cell office:value-type="float" office:value="0.0479512995761683" table:style-name="ce1">
            <text:p>0.0479512995761683</text:p>
          </table:table-cell>
          <table:table-cell office:value-type="float" office:value="0.0854165227552083" table:style-name="ce1">
            <text:p>0.0854165227552083</text:p>
          </table:table-cell>
          <table:table-cell office:value-type="float" office:value="0.945775607100982" table:style-name="ce1">
            <text:p>0.945775607100982</text:p>
          </table:table-cell>
        </table:table-row>
        <table:table-row>
          <table:table-cell office:value-type="string" office:value="Zwettl" table:style-name="ce1">
            <text:p>Zwettl</text:p>
          </table:table-cell>
          <table:table-cell office:value-type="float" office:value="0.173671529334745" table:style-name="ce1">
            <text:p>0.173671529334745</text:p>
          </table:table-cell>
          <table:table-cell office:value-type="float" office:value="0.394779818004423" table:style-name="ce1">
            <text:p>0.394779818004423</text:p>
          </table:table-cell>
          <table:table-cell office:value-type="float" office:value="0.507915817989885" table:style-name="ce1">
            <text:p>0.507915817989885</text:p>
          </table:table-cell>
          <table:table-cell office:value-type="float" office:value="0.0761091421707225" table:style-name="ce1">
            <text:p>0.0761091421707225</text:p>
          </table:table-cell>
          <table:table-cell office:value-type="float" office:value="0.115319248947683" table:style-name="ce1">
            <text:p>0.115319248947683</text:p>
          </table:table-cell>
          <table:table-cell office:value-type="float" office:value="0.240070294472735" table:style-name="ce1">
            <text:p>0.240070294472735</text:p>
          </table:table-cell>
          <table:table-cell office:value-type="float" office:value="0.212859682435492" table:style-name="ce1">
            <text:p>0.212859682435492</text:p>
          </table:table-cell>
          <table:table-cell office:value-type="float" office:value="0.175804457730848" table:style-name="ce1">
            <text:p>0.175804457730848</text:p>
          </table:table-cell>
          <table:table-cell office:value-type="float" office:value="0.152919311844386" table:style-name="ce1">
            <text:p>0.152919311844386</text:p>
          </table:table-cell>
          <table:table-cell office:value-type="float" office:value="0.14612815634853" table:style-name="ce1">
            <text:p>0.14612815634853</text:p>
          </table:table-cell>
          <table:table-cell office:value-type="float" office:value="0.194228736211398" table:style-name="ce1">
            <text:p>0.194228736211398</text:p>
          </table:table-cell>
          <table:table-cell office:value-type="float" office:value="1.60030616901522" table:style-name="ce1">
            <text:p>1.60030616901522</text:p>
          </table:table-cell>
        </table:table-row>
        <table:table-row>
          <table:table-cell office:value-type="string" office:value="Wien" table:style-name="ce1">
            <text:p>Wien</text:p>
          </table:table-cell>
          <table:table-cell office:value-type="float" office:value="0.0177704212283432" table:style-name="ce1">
            <text:p>0.0177704212283432</text:p>
          </table:table-cell>
          <table:table-cell office:value-type="float" office:value="0.0782467523225056" table:style-name="ce1">
            <text:p>0.0782467523225056</text:p>
          </table:table-cell>
          <table:table-cell office:value-type="float" office:value="0.106725933370354" table:style-name="ce1">
            <text:p>0.106725933370354</text:p>
          </table:table-cell>
          <table:table-cell office:value-type="float" office:value="0.0114454500570876" table:style-name="ce1">
            <text:p>0.0114454500570876</text:p>
          </table:table-cell>
          <table:table-cell office:value-type="float" office:value="0.0207388321005876" table:style-name="ce1">
            <text:p>0.0207388321005876</text:p>
          </table:table-cell>
          <table:table-cell office:value-type="float" office:value="0.0262110639966468" table:style-name="ce1">
            <text:p>0.0262110639966468</text:p>
          </table:table-cell>
          <table:table-cell office:value-type="float" office:value="0.0217981295562788" table:style-name="ce1">
            <text:p>0.0217981295562788</text:p>
          </table:table-cell>
          <table:table-cell office:value-type="float" office:value="0.0197063465564335" table:style-name="ce1">
            <text:p>0.0197063465564335</text:p>
          </table:table-cell>
          <table:table-cell office:value-type="float" office:value="0.0175870125305809" table:style-name="ce1">
            <text:p>0.0175870125305809</text:p>
          </table:table-cell>
          <table:table-cell office:value-type="float" office:value="0.0162857776388128" table:style-name="ce1">
            <text:p>0.0162857776388128</text:p>
          </table:table-cell>
          <table:table-cell office:value-type="float" office:value="0.024915048973635" table:style-name="ce1">
            <text:p>0.024915048973635</text:p>
          </table:table-cell>
          <table:table-cell office:value-type="float" office:value="1.514535475361" table:style-name="ce1">
            <text:p>1.514535475361</text:p>
          </table:table-cell>
        </table:table-row>
        <table:table-row>
          <table:table-cell office:value-type="string" office:value="Feldkirchen" table:style-name="ce1">
            <text:p>Feldkirchen</text:p>
          </table:table-cell>
          <table:table-cell office:value-type="float" office:value="0.0823353509127419" table:style-name="ce1">
            <text:p>0.0823353509127419</text:p>
          </table:table-cell>
          <table:table-cell office:value-type="float" office:value="0.278548645351535" table:style-name="ce1">
            <text:p>0.278548645351535</text:p>
          </table:table-cell>
          <table:table-cell office:value-type="float" office:value="0.414988537103945" table:style-name="ce1">
            <text:p>0.414988537103945</text:p>
          </table:table-cell>
          <table:table-cell office:value-type="float" office:value="0.0415702518095444" table:style-name="ce1">
            <text:p>0.0415702518095444</text:p>
          </table:table-cell>
          <table:table-cell office:value-type="float" office:value="0.07969554587592" table:style-name="ce1">
            <text:p>0.07969554587592</text:p>
          </table:table-cell>
          <table:table-cell office:value-type="float" office:value="0.102804630775832" table:style-name="ce1">
            <text:p>0.102804630775832</text:p>
          </table:table-cell>
          <table:table-cell office:value-type="float" office:value="0.0830200060450458" table:style-name="ce1">
            <text:p>0.0830200060450458</text:p>
          </table:table-cell>
          <table:table-cell office:value-type="float" office:value="0.0893143105866739" table:style-name="ce1">
            <text:p>0.0893143105866739</text:p>
          </table:table-cell>
          <table:table-cell office:value-type="float" office:value="0.0865329967619541" table:style-name="ce1">
            <text:p>0.0865329967619541</text:p>
          </table:table-cell>
          <table:table-cell office:value-type="float" office:value="0.071009480519522" table:style-name="ce1">
            <text:p>0.071009480519522</text:p>
          </table:table-cell>
          <table:table-cell office:value-type="float" office:value="0.13830856573603" table:style-name="ce1">
            <text:p>0.13830856573603</text:p>
          </table:table-cell>
          <table:table-cell office:value-type="float" office:value="0.883437124929353" table:style-name="ce1">
            <text:p>0.883437124929353</text:p>
          </table:table-cell>
        </table:table-row>
        <table:table-row>
          <table:table-cell office:value-type="string" office:value="Hermagor" table:style-name="ce1">
            <text:p>Hermagor</text:p>
          </table:table-cell>
          <table:table-cell office:value-type="float" office:value="0.13186786443438" table:style-name="ce1">
            <text:p>0.13186786443438</text:p>
          </table:table-cell>
          <table:table-cell office:value-type="float" office:value="0.427629090270149" table:style-name="ce1">
            <text:p>0.427629090270149</text:p>
          </table:table-cell>
          <table:table-cell office:value-type="float" office:value="0.657422546920673" table:style-name="ce1">
            <text:p>0.657422546920673</text:p>
          </table:table-cell>
          <table:table-cell office:value-type="float" office:value="0.141417399355259" table:style-name="ce1">
            <text:p>0.141417399355259</text:p>
          </table:table-cell>
          <table:table-cell office:value-type="float" office:value="0.203680154473787" table:style-name="ce1">
            <text:p>0.203680154473787</text:p>
          </table:table-cell>
          <table:table-cell office:value-type="float" office:value="0.245132154383885" table:style-name="ce1">
            <text:p>0.245132154383885</text:p>
          </table:table-cell>
          <table:table-cell office:value-type="float" office:value="0.189124230950011" table:style-name="ce1">
            <text:p>0.189124230950011</text:p>
          </table:table-cell>
          <table:table-cell office:value-type="float" office:value="0.143975366597119" table:style-name="ce1">
            <text:p>0.143975366597119</text:p>
          </table:table-cell>
          <table:table-cell office:value-type="float" office:value="0.10607347062365" table:style-name="ce1">
            <text:p>0.10607347062365</text:p>
          </table:table-cell>
          <table:table-cell office:value-type="float" office:value="0.0895236955891773" table:style-name="ce1">
            <text:p>0.0895236955891773</text:p>
          </table:table-cell>
          <table:table-cell office:value-type="float" office:value="0.112258660557914" table:style-name="ce1">
            <text:p>0.112258660557914</text:p>
          </table:table-cell>
          <table:table-cell office:value-type="float" office:value="0.515510526045676" table:style-name="ce1">
            <text:p>0.515510526045676</text:p>
          </table:table-cell>
        </table:table-row>
        <table:table-row>
          <table:table-cell office:value-type="string" office:value="Klagenfurt (Land)" table:style-name="ce1">
            <text:p>Klagenfurt (Land)</text:p>
          </table:table-cell>
          <table:table-cell office:value-type="float" office:value="0.0378301379063783" table:style-name="ce1">
            <text:p>0.0378301379063783</text:p>
          </table:table-cell>
          <table:table-cell office:value-type="float" office:value="0.396989040609844" table:style-name="ce1">
            <text:p>0.396989040609844</text:p>
          </table:table-cell>
          <table:table-cell office:value-type="float" office:value="0.504192065991054" table:style-name="ce1">
            <text:p>0.504192065991054</text:p>
          </table:table-cell>
          <table:table-cell office:value-type="float" office:value="0.0333569819561574" table:style-name="ce1">
            <text:p>0.0333569819561574</text:p>
          </table:table-cell>
          <table:table-cell office:value-type="float" office:value="0.0355994587941973" table:style-name="ce1">
            <text:p>0.0355994587941973</text:p>
          </table:table-cell>
          <table:table-cell office:value-type="float" office:value="0.0556889918388998" table:style-name="ce1">
            <text:p>0.0556889918388998</text:p>
          </table:table-cell>
          <table:table-cell office:value-type="float" office:value="0.0483400246340428" table:style-name="ce1">
            <text:p>0.0483400246340428</text:p>
          </table:table-cell>
          <table:table-cell office:value-type="float" office:value="0.0357106846355018" table:style-name="ce1">
            <text:p>0.0357106846355018</text:p>
          </table:table-cell>
          <table:table-cell office:value-type="float" office:value="0.0360712063476463" table:style-name="ce1">
            <text:p>0.0360712063476463</text:p>
          </table:table-cell>
          <table:table-cell office:value-type="float" office:value="0.039057052940721" table:style-name="ce1">
            <text:p>0.039057052940721</text:p>
          </table:table-cell>
          <table:table-cell office:value-type="float" office:value="0.0723664364399336" table:style-name="ce1">
            <text:p>0.0723664364399336</text:p>
          </table:table-cell>
          <table:table-cell office:value-type="float" office:value="0.295691365801581" table:style-name="ce1">
            <text:p>0.295691365801581</text:p>
          </table:table-cell>
        </table:table-row>
        <table:table-row>
          <table:table-cell office:value-type="string" office:value="Klagenfurt (Stadt)" table:style-name="ce1">
            <text:p>Klagenfurt (Stadt)</text:p>
          </table:table-cell>
          <table:table-cell office:value-type="float" office:value="0.0283690412413184" table:style-name="ce1">
            <text:p>0.0283690412413184</text:p>
          </table:table-cell>
          <table:table-cell office:value-type="float" office:value="0.5006139864131" table:style-name="ce1">
            <text:p>0.5006139864131</text:p>
          </table:table-cell>
          <table:table-cell office:value-type="float" office:value="0.602407250277122" table:style-name="ce1">
            <text:p>0.602407250277122</text:p>
          </table:table-cell>
          <table:table-cell office:value-type="float" office:value="0.0375737608882647" table:style-name="ce1">
            <text:p>0.0375737608882647</text:p>
          </table:table-cell>
          <table:table-cell office:value-type="float" office:value="0.0479368741074722" table:style-name="ce1">
            <text:p>0.0479368741074722</text:p>
          </table:table-cell>
          <table:table-cell office:value-type="float" office:value="0.0536210856316064" table:style-name="ce1">
            <text:p>0.0536210856316064</text:p>
          </table:table-cell>
          <table:table-cell office:value-type="float" office:value="0.0457445177351534" table:style-name="ce1">
            <text:p>0.0457445177351534</text:p>
          </table:table-cell>
          <table:table-cell office:value-type="float" office:value="0.0314499742682849" table:style-name="ce1">
            <text:p>0.0314499742682849</text:p>
          </table:table-cell>
          <table:table-cell office:value-type="float" office:value="0.0250650048853675" table:style-name="ce1">
            <text:p>0.0250650048853675</text:p>
          </table:table-cell>
          <table:table-cell office:value-type="float" office:value="0.0191711155991231" table:style-name="ce1">
            <text:p>0.0191711155991231</text:p>
          </table:table-cell>
          <table:table-cell office:value-type="float" office:value="0.0246619362545109" table:style-name="ce1">
            <text:p>0.0246619362545109</text:p>
          </table:table-cell>
          <table:table-cell office:value-type="float" office:value="0.218640088529371" table:style-name="ce1">
            <text:p>0.218640088529371</text:p>
          </table:table-cell>
        </table:table-row>
        <table:table-row>
          <table:table-cell office:value-type="string" office:value="Sankt Veit an der Glan" table:style-name="ce1">
            <text:p>Sankt Veit an der Glan</text:p>
          </table:table-cell>
          <table:table-cell office:value-type="float" office:value="0.0537350078354798" table:style-name="ce1">
            <text:p>0.0537350078354798</text:p>
          </table:table-cell>
          <table:table-cell office:value-type="float" office:value="0.206747264112063" table:style-name="ce1">
            <text:p>0.206747264112063</text:p>
          </table:table-cell>
          <table:table-cell office:value-type="float" office:value="0.296466407150105" table:style-name="ce1">
            <text:p>0.296466407150105</text:p>
          </table:table-cell>
          <table:table-cell office:value-type="float" office:value="0.0396144239601239" table:style-name="ce1">
            <text:p>0.0396144239601239</text:p>
          </table:table-cell>
          <table:table-cell office:value-type="float" office:value="0.0591590601363994" table:style-name="ce1">
            <text:p>0.0591590601363994</text:p>
          </table:table-cell>
          <table:table-cell office:value-type="float" office:value="0.0787479130129413" table:style-name="ce1">
            <text:p>0.0787479130129413</text:p>
          </table:table-cell>
          <table:table-cell office:value-type="float" office:value="0.0673850716159724" table:style-name="ce1">
            <text:p>0.0673850716159724</text:p>
          </table:table-cell>
          <table:table-cell office:value-type="float" office:value="0.0589775542211007" table:style-name="ce1">
            <text:p>0.0589775542211007</text:p>
          </table:table-cell>
          <table:table-cell office:value-type="float" office:value="0.0491327609154413" table:style-name="ce1">
            <text:p>0.0491327609154413</text:p>
          </table:table-cell>
          <table:table-cell office:value-type="float" office:value="0.0389153563212792" table:style-name="ce1">
            <text:p>0.0389153563212792</text:p>
          </table:table-cell>
          <table:table-cell office:value-type="float" office:value="0.090757836660018" table:style-name="ce1">
            <text:p>0.090757836660018</text:p>
          </table:table-cell>
          <table:table-cell office:value-type="float" office:value="0.690267259567121" table:style-name="ce1">
            <text:p>0.690267259567121</text:p>
          </table:table-cell>
        </table:table-row>
        <table:table-row>
          <table:table-cell office:value-type="string" office:value="Spittal an der Drau" table:style-name="ce1">
            <text:p>Spittal an der Drau</text:p>
          </table:table-cell>
          <table:table-cell office:value-type="float" office:value="0.0315563042199928" table:style-name="ce1">
            <text:p>0.0315563042199928</text:p>
          </table:table-cell>
          <table:table-cell office:value-type="float" office:value="0.0605723266878453" table:style-name="ce1">
            <text:p>0.0605723266878453</text:p>
          </table:table-cell>
          <table:table-cell office:value-type="float" office:value="0.105259130446956" table:style-name="ce1">
            <text:p>0.105259130446956</text:p>
          </table:table-cell>
          <table:table-cell office:value-type="float" office:value="0.0228626435355539" table:style-name="ce1">
            <text:p>0.0228626435355539</text:p>
          </table:table-cell>
          <table:table-cell office:value-type="float" office:value="0.0329604681036885" table:style-name="ce1">
            <text:p>0.0329604681036885</text:p>
          </table:table-cell>
          <table:table-cell office:value-type="float" office:value="0.0525904453281214" table:style-name="ce1">
            <text:p>0.0525904453281214</text:p>
          </table:table-cell>
          <table:table-cell office:value-type="float" office:value="0.0402711766127079" table:style-name="ce1">
            <text:p>0.0402711766127079</text:p>
          </table:table-cell>
          <table:table-cell office:value-type="float" office:value="0.0350164276064294" table:style-name="ce1">
            <text:p>0.0350164276064294</text:p>
          </table:table-cell>
          <table:table-cell office:value-type="float" office:value="0.0303549538883905" table:style-name="ce1">
            <text:p>0.0303549538883905</text:p>
          </table:table-cell>
          <table:table-cell office:value-type="float" office:value="0.024167134676789" table:style-name="ce1">
            <text:p>0.024167134676789</text:p>
          </table:table-cell>
          <table:table-cell office:value-type="float" office:value="0.0962762487938508" table:style-name="ce1">
            <text:p>0.0962762487938508</text:p>
          </table:table-cell>
          <table:table-cell office:value-type="float" office:value="0.747974847856102" table:style-name="ce1">
            <text:p>0.747974847856102</text:p>
          </table:table-cell>
        </table:table-row>
        <table:table-row>
          <table:table-cell office:value-type="string" office:value="Villach (Stadt)" table:style-name="ce1">
            <text:p>Villach (Stadt)</text:p>
          </table:table-cell>
          <table:table-cell office:value-type="float" office:value="0.0416668121612906" table:style-name="ce1">
            <text:p>0.0416668121612906</text:p>
          </table:table-cell>
          <table:table-cell office:value-type="float" office:value="0.252573770894241" table:style-name="ce1">
            <text:p>0.252573770894241</text:p>
          </table:table-cell>
          <table:table-cell office:value-type="float" office:value="0.390258418157267" table:style-name="ce1">
            <text:p>0.390258418157267</text:p>
          </table:table-cell>
          <table:table-cell office:value-type="float" office:value="0.0235249033118799" table:style-name="ce1">
            <text:p>0.0235249033118799</text:p>
          </table:table-cell>
          <table:table-cell office:value-type="float" office:value="0.0338313311152744" table:style-name="ce1">
            <text:p>0.0338313311152744</text:p>
          </table:table-cell>
          <table:table-cell office:value-type="float" office:value="0.0593813797073791" table:style-name="ce1">
            <text:p>0.0593813797073791</text:p>
          </table:table-cell>
          <table:table-cell office:value-type="float" office:value="0.0483782570997575" table:style-name="ce1">
            <text:p>0.0483782570997575</text:p>
          </table:table-cell>
          <table:table-cell office:value-type="float" office:value="0.0403689394642732" table:style-name="ce1">
            <text:p>0.0403689394642732</text:p>
          </table:table-cell>
          <table:table-cell office:value-type="float" office:value="0.046062652221135" table:style-name="ce1">
            <text:p>0.046062652221135</text:p>
          </table:table-cell>
          <table:table-cell office:value-type="float" office:value="0.0449371411134196" table:style-name="ce1">
            <text:p>0.0449371411134196</text:p>
          </table:table-cell>
          <table:table-cell office:value-type="float" office:value="0.0493180237892761" table:style-name="ce1">
            <text:p>0.0493180237892761</text:p>
          </table:table-cell>
          <table:table-cell office:value-type="float" office:value="0.339442532992574" table:style-name="ce1">
            <text:p>0.339442532992574</text:p>
          </table:table-cell>
        </table:table-row>
        <table:table-row>
          <table:table-cell office:value-type="string" office:value="Villach Land" table:style-name="ce1">
            <text:p>Villach Land</text:p>
          </table:table-cell>
          <table:table-cell office:value-type="float" office:value="0.0274527795112046" table:style-name="ce1">
            <text:p>0.0274527795112046</text:p>
          </table:table-cell>
          <table:table-cell office:value-type="float" office:value="0.225267221665081" table:style-name="ce1">
            <text:p>0.225267221665081</text:p>
          </table:table-cell>
          <table:table-cell office:value-type="float" office:value="0.416486788678536" table:style-name="ce1">
            <text:p>0.416486788678536</text:p>
          </table:table-cell>
          <table:table-cell office:value-type="float" office:value="0.0375550876787212" table:style-name="ce1">
            <text:p>0.0375550876787212</text:p>
          </table:table-cell>
          <table:table-cell office:value-type="float" office:value="0.0588270124765371" table:style-name="ce1">
            <text:p>0.0588270124765371</text:p>
          </table:table-cell>
          <table:table-cell office:value-type="float" office:value="0.0440659853201743" table:style-name="ce1">
            <text:p>0.0440659853201743</text:p>
          </table:table-cell>
          <table:table-cell office:value-type="float" office:value="0.0393874141598405" table:style-name="ce1">
            <text:p>0.0393874141598405</text:p>
          </table:table-cell>
          <table:table-cell office:value-type="float" office:value="0.0281727600049182" table:style-name="ce1">
            <text:p>0.0281727600049182</text:p>
          </table:table-cell>
          <table:table-cell office:value-type="float" office:value="0.021383004931091" table:style-name="ce1">
            <text:p>0.021383004931091</text:p>
          </table:table-cell>
          <table:table-cell office:value-type="float" office:value="0.0205231860645225" table:style-name="ce1">
            <text:p>0.0205231860645225</text:p>
          </table:table-cell>
          <table:table-cell office:value-type="float" office:value="0.110692655220289" table:style-name="ce1">
            <text:p>0.110692655220289</text:p>
          </table:table-cell>
          <table:table-cell office:value-type="float" office:value="0.470670703129873" table:style-name="ce1">
            <text:p>0.470670703129873</text:p>
          </table:table-cell>
        </table:table-row>
        <table:table-row>
          <table:table-cell office:value-type="string" office:value="Völkermarkt" table:style-name="ce1">
            <text:p>Völkermarkt</text:p>
          </table:table-cell>
          <table:table-cell office:value-type="float" office:value="0.0577449760017804" table:style-name="ce1">
            <text:p>0.0577449760017804</text:p>
          </table:table-cell>
          <table:table-cell office:value-type="float" office:value="0.157406497502235" table:style-name="ce1">
            <text:p>0.157406497502235</text:p>
          </table:table-cell>
          <table:table-cell office:value-type="float" office:value="0.150936690882553" table:style-name="ce1">
            <text:p>0.150936690882553</text:p>
          </table:table-cell>
          <table:table-cell office:value-type="float" office:value="0.047734530834361" table:style-name="ce1">
            <text:p>0.047734530834361</text:p>
          </table:table-cell>
          <table:table-cell office:value-type="float" office:value="0.0547334437735008" table:style-name="ce1">
            <text:p>0.0547334437735008</text:p>
          </table:table-cell>
          <table:table-cell office:value-type="float" office:value="0.105642624724863" table:style-name="ce1">
            <text:p>0.105642624724863</text:p>
          </table:table-cell>
          <table:table-cell office:value-type="float" office:value="0.087285861572472" table:style-name="ce1">
            <text:p>0.087285861572472</text:p>
          </table:table-cell>
          <table:table-cell office:value-type="float" office:value="0.0618547912104505" table:style-name="ce1">
            <text:p>0.0618547912104505</text:p>
          </table:table-cell>
          <table:table-cell office:value-type="float" office:value="0.051046121938794" table:style-name="ce1">
            <text:p>0.051046121938794</text:p>
          </table:table-cell>
          <table:table-cell office:value-type="float" office:value="0.0373562210846774" table:style-name="ce1">
            <text:p>0.0373562210846774</text:p>
          </table:table-cell>
          <table:table-cell office:value-type="float" office:value="0.0602508694084471" table:style-name="ce1">
            <text:p>0.0602508694084471</text:p>
          </table:table-cell>
          <table:table-cell office:value-type="float" office:value="0.661322079131442" table:style-name="ce1">
            <text:p>0.661322079131442</text:p>
          </table:table-cell>
        </table:table-row>
        <table:table-row>
          <table:table-cell office:value-type="string" office:value="Wolfsberg" table:style-name="ce1">
            <text:p>Wolfsberg</text:p>
          </table:table-cell>
          <table:table-cell office:value-type="float" office:value="0.056415812561346" table:style-name="ce1">
            <text:p>0.056415812561346</text:p>
          </table:table-cell>
          <table:table-cell office:value-type="float" office:value="0.292817037974824" table:style-name="ce1">
            <text:p>0.292817037974824</text:p>
          </table:table-cell>
          <table:table-cell office:value-type="float" office:value="0.433402259356597" table:style-name="ce1">
            <text:p>0.433402259356597</text:p>
          </table:table-cell>
          <table:table-cell office:value-type="float" office:value="0.0542252448919455" table:style-name="ce1">
            <text:p>0.0542252448919455</text:p>
          </table:table-cell>
          <table:table-cell office:value-type="float" office:value="0.072069030756328" table:style-name="ce1">
            <text:p>0.072069030756328</text:p>
          </table:table-cell>
          <table:table-cell office:value-type="float" office:value="0.0853987322517252" table:style-name="ce1">
            <text:p>0.0853987322517252</text:p>
          </table:table-cell>
          <table:table-cell office:value-type="float" office:value="0.0671530645126279" table:style-name="ce1">
            <text:p>0.0671530645126279</text:p>
          </table:table-cell>
          <table:table-cell office:value-type="float" office:value="0.0629878001012667" table:style-name="ce1">
            <text:p>0.0629878001012667</text:p>
          </table:table-cell>
          <table:table-cell office:value-type="float" office:value="0.0536025105665541" table:style-name="ce1">
            <text:p>0.0536025105665541</text:p>
          </table:table-cell>
          <table:table-cell office:value-type="float" office:value="0.0416992002841756" table:style-name="ce1">
            <text:p>0.0416992002841756</text:p>
          </table:table-cell>
          <table:table-cell office:value-type="float" office:value="0.0970976660633519" table:style-name="ce1">
            <text:p>0.0970976660633519</text:p>
          </table:table-cell>
          <table:table-cell office:value-type="float" office:value="0.538040259540152" table:style-name="ce1">
            <text:p>0.538040259540152</text:p>
          </table:table-cell>
        </table:table-row>
        <table:table-row>
          <table:table-cell office:value-type="string" office:value="Bruck-Mürzzuschlag" table:style-name="ce1">
            <text:p>Bruck-Mürzzuschlag</text:p>
          </table:table-cell>
          <table:table-cell office:value-type="float" office:value="0.0230166332315204" table:style-name="ce1">
            <text:p>0.0230166332315204</text:p>
          </table:table-cell>
          <table:table-cell office:value-type="float" office:value="0.477864751608065" table:style-name="ce1">
            <text:p>0.477864751608065</text:p>
          </table:table-cell>
          <table:table-cell office:value-type="float" office:value="0.872374591987916" table:style-name="ce1">
            <text:p>0.872374591987916</text:p>
          </table:table-cell>
          <table:table-cell office:value-type="float" office:value="0.0266446719604959" table:style-name="ce1">
            <text:p>0.0266446719604959</text:p>
          </table:table-cell>
          <table:table-cell office:value-type="float" office:value="0.0471797458251348" table:style-name="ce1">
            <text:p>0.0471797458251348</text:p>
          </table:table-cell>
          <table:table-cell office:value-type="float" office:value="0.0423707990338879" table:style-name="ce1">
            <text:p>0.0423707990338879</text:p>
          </table:table-cell>
          <table:table-cell office:value-type="float" office:value="0.0266230208530801" table:style-name="ce1">
            <text:p>0.0266230208530801</text:p>
          </table:table-cell>
          <table:table-cell office:value-type="float" office:value="0.0243300191861577" table:style-name="ce1">
            <text:p>0.0243300191861577</text:p>
          </table:table-cell>
          <table:table-cell office:value-type="float" office:value="0.021573275469602" table:style-name="ce1">
            <text:p>0.021573275469602</text:p>
          </table:table-cell>
          <table:table-cell office:value-type="float" office:value="0.0260717184522699" table:style-name="ce1">
            <text:p>0.0260717184522699</text:p>
          </table:table-cell>
          <table:table-cell office:value-type="float" office:value="0.147347557927479" table:style-name="ce1">
            <text:p>0.147347557927479</text:p>
          </table:table-cell>
          <table:table-cell office:value-type="float" office:value="0.275984739501983" table:style-name="ce1">
            <text:p>0.275984739501983</text:p>
          </table:table-cell>
        </table:table-row>
        <table:table-row>
          <table:table-cell office:value-type="string" office:value="Deutschlandsberg" table:style-name="ce1">
            <text:p>Deutschlandsberg</text:p>
          </table:table-cell>
          <table:table-cell office:value-type="float" office:value="0.0668854224406416" table:style-name="ce1">
            <text:p>0.0668854224406416</text:p>
          </table:table-cell>
          <table:table-cell office:value-type="float" office:value="0.246806120235405" table:style-name="ce1">
            <text:p>0.246806120235405</text:p>
          </table:table-cell>
          <table:table-cell office:value-type="float" office:value="0.271339380342855" table:style-name="ce1">
            <text:p>0.271339380342855</text:p>
          </table:table-cell>
          <table:table-cell office:value-type="float" office:value="0.0447403162112458" table:style-name="ce1">
            <text:p>0.0447403162112458</text:p>
          </table:table-cell>
          <table:table-cell office:value-type="float" office:value="0.0458341003060376" table:style-name="ce1">
            <text:p>0.0458341003060376</text:p>
          </table:table-cell>
          <table:table-cell office:value-type="float" office:value="0.0949957936465358" table:style-name="ce1">
            <text:p>0.0949957936465358</text:p>
          </table:table-cell>
          <table:table-cell office:value-type="float" office:value="0.0875065191935505" table:style-name="ce1">
            <text:p>0.0875065191935505</text:p>
          </table:table-cell>
          <table:table-cell office:value-type="float" office:value="0.0779584012343173" table:style-name="ce1">
            <text:p>0.0779584012343173</text:p>
          </table:table-cell>
          <table:table-cell office:value-type="float" office:value="0.0592370884219621" table:style-name="ce1">
            <text:p>0.0592370884219621</text:p>
          </table:table-cell>
          <table:table-cell office:value-type="float" office:value="0.060507932304498" table:style-name="ce1">
            <text:p>0.060507932304498</text:p>
          </table:table-cell>
          <table:table-cell office:value-type="float" office:value="0.0671331429767079" table:style-name="ce1">
            <text:p>0.0671331429767079</text:p>
          </table:table-cell>
          <table:table-cell office:value-type="float" office:value="0.397068067421655" table:style-name="ce1">
            <text:p>0.397068067421655</text:p>
          </table:table-cell>
        </table:table-row>
        <table:table-row>
          <table:table-cell office:value-type="string" office:value="Graz-Umgebung" table:style-name="ce1">
            <text:p>Graz-Umgebung</text:p>
          </table:table-cell>
          <table:table-cell office:value-type="float" office:value="0.0163564917581575" table:style-name="ce1">
            <text:p>0.0163564917581575</text:p>
          </table:table-cell>
          <table:table-cell office:value-type="float" office:value="1.07729887059888" table:style-name="ce1">
            <text:p>1.07729887059888</text:p>
          </table:table-cell>
          <table:table-cell office:value-type="float" office:value="1.77494279767332" table:style-name="ce1">
            <text:p>1.77494279767332</text:p>
          </table:table-cell>
          <table:table-cell office:value-type="float" office:value="0.0251512040381349" table:style-name="ce1">
            <text:p>0.0251512040381349</text:p>
          </table:table-cell>
          <table:table-cell office:value-type="float" office:value="0.0558240454969147" table:style-name="ce1">
            <text:p>0.0558240454969147</text:p>
          </table:table-cell>
          <table:table-cell office:value-type="float" office:value="0.0316455632157947" table:style-name="ce1">
            <text:p>0.0316455632157947</text:p>
          </table:table-cell>
          <table:table-cell office:value-type="float" office:value="0.0276055818138744" table:style-name="ce1">
            <text:p>0.0276055818138744</text:p>
          </table:table-cell>
          <table:table-cell office:value-type="float" office:value="0.0197162790583039" table:style-name="ce1">
            <text:p>0.0197162790583039</text:p>
          </table:table-cell>
          <table:table-cell office:value-type="float" office:value="0.0160571229111484" table:style-name="ce1">
            <text:p>0.0160571229111484</text:p>
          </table:table-cell>
          <table:table-cell office:value-type="float" office:value="0.0106131977674897" table:style-name="ce1">
            <text:p>0.0106131977674897</text:p>
          </table:table-cell>
          <table:table-cell office:value-type="float" office:value="0.045788290451084" table:style-name="ce1">
            <text:p>0.045788290451084</text:p>
          </table:table-cell>
          <table:table-cell office:value-type="float" office:value="0.375430957998021" table:style-name="ce1">
            <text:p>0.375430957998021</text:p>
          </table:table-cell>
        </table:table-row>
        <table:table-row>
          <table:table-cell office:value-type="string" office:value="Graz (Stadt)" table:style-name="ce1">
            <text:p>Graz (Stadt)</text:p>
          </table:table-cell>
          <table:table-cell office:value-type="float" office:value="0.0246693295430595" table:style-name="ce1">
            <text:p>0.0246693295430595</text:p>
          </table:table-cell>
          <table:table-cell office:value-type="float" office:value="0.102953702859827" table:style-name="ce1">
            <text:p>0.102953702859827</text:p>
          </table:table-cell>
          <table:table-cell office:value-type="float" office:value="0.113628102785987" table:style-name="ce1">
            <text:p>0.113628102785987</text:p>
          </table:table-cell>
          <table:table-cell office:value-type="float" office:value="0.0194733215425071" table:style-name="ce1">
            <text:p>0.0194733215425071</text:p>
          </table:table-cell>
          <table:table-cell office:value-type="float" office:value="0.022718248269881" table:style-name="ce1">
            <text:p>0.022718248269881</text:p>
          </table:table-cell>
          <table:table-cell office:value-type="float" office:value="0.0459430616702612" table:style-name="ce1">
            <text:p>0.0459430616702612</text:p>
          </table:table-cell>
          <table:table-cell office:value-type="float" office:value="0.0310481642994035" table:style-name="ce1">
            <text:p>0.0310481642994035</text:p>
          </table:table-cell>
          <table:table-cell office:value-type="float" office:value="0.0254807915042204" table:style-name="ce1">
            <text:p>0.0254807915042204</text:p>
          </table:table-cell>
          <table:table-cell office:value-type="float" office:value="0.0219051778960712" table:style-name="ce1">
            <text:p>0.0219051778960712</text:p>
          </table:table-cell>
          <table:table-cell office:value-type="float" office:value="0.0198856080564843" table:style-name="ce1">
            <text:p>0.0198856080564843</text:p>
          </table:table-cell>
          <table:table-cell office:value-type="float" office:value="0.0456044709958634" table:style-name="ce1">
            <text:p>0.0456044709958634</text:p>
          </table:table-cell>
          <table:table-cell office:value-type="float" office:value="1.03839842662094" table:style-name="ce1">
            <text:p>1.03839842662094</text:p>
          </table:table-cell>
        </table:table-row>
        <table:table-row>
          <table:table-cell office:value-type="string" office:value="Hartberg-Fürstenfeld" table:style-name="ce1">
            <text:p>Hartberg-Fürstenfeld</text:p>
          </table:table-cell>
          <table:table-cell office:value-type="float" office:value="0.0401915811627307" table:style-name="ce1">
            <text:p>0.0401915811627307</text:p>
          </table:table-cell>
          <table:table-cell office:value-type="float" office:value="0.136543893553862" table:style-name="ce1">
            <text:p>0.136543893553862</text:p>
          </table:table-cell>
          <table:table-cell office:value-type="float" office:value="0.164698720204249" table:style-name="ce1">
            <text:p>0.164698720204249</text:p>
          </table:table-cell>
          <table:table-cell office:value-type="float" office:value="0.0277549581771178" table:style-name="ce1">
            <text:p>0.0277549581771178</text:p>
          </table:table-cell>
          <table:table-cell office:value-type="float" office:value="0.0400199548109903" table:style-name="ce1">
            <text:p>0.0400199548109903</text:p>
          </table:table-cell>
          <table:table-cell office:value-type="float" office:value="0.056556047202429" table:style-name="ce1">
            <text:p>0.056556047202429</text:p>
          </table:table-cell>
          <table:table-cell office:value-type="float" office:value="0.0523375256228279" table:style-name="ce1">
            <text:p>0.0523375256228279</text:p>
          </table:table-cell>
          <table:table-cell office:value-type="float" office:value="0.0459709240709243" table:style-name="ce1">
            <text:p>0.0459709240709243</text:p>
          </table:table-cell>
          <table:table-cell office:value-type="float" office:value="0.0387732585511504" table:style-name="ce1">
            <text:p>0.0387732585511504</text:p>
          </table:table-cell>
          <table:table-cell office:value-type="float" office:value="0.0293875618946896" table:style-name="ce1">
            <text:p>0.0293875618946896</text:p>
          </table:table-cell>
          <table:table-cell office:value-type="float" office:value="0.117638281081334" table:style-name="ce1">
            <text:p>0.117638281081334</text:p>
          </table:table-cell>
          <table:table-cell office:value-type="float" office:value="2.07793809158594" table:style-name="ce1">
            <text:p>2.07793809158594</text:p>
          </table:table-cell>
        </table:table-row>
        <table:table-row>
          <table:table-cell office:value-type="string" office:value="Leibnitz" table:style-name="ce1">
            <text:p>Leibnitz</text:p>
          </table:table-cell>
          <table:table-cell office:value-type="float" office:value="0.0281231084610964" table:style-name="ce1">
            <text:p>0.0281231084610964</text:p>
          </table:table-cell>
          <table:table-cell office:value-type="float" office:value="0.130903548837959" table:style-name="ce1">
            <text:p>0.130903548837959</text:p>
          </table:table-cell>
          <table:table-cell office:value-type="float" office:value="0.20815770714075" table:style-name="ce1">
            <text:p>0.20815770714075</text:p>
          </table:table-cell>
          <table:table-cell office:value-type="float" office:value="0.0277389142474339" table:style-name="ce1">
            <text:p>0.0277389142474339</text:p>
          </table:table-cell>
          <table:table-cell office:value-type="float" office:value="0.0412520246201101" table:style-name="ce1">
            <text:p>0.0412520246201101</text:p>
          </table:table-cell>
          <table:table-cell office:value-type="float" office:value="0.0532039658845442" table:style-name="ce1">
            <text:p>0.0532039658845442</text:p>
          </table:table-cell>
          <table:table-cell office:value-type="float" office:value="0.0382618801686515" table:style-name="ce1">
            <text:p>0.0382618801686515</text:p>
          </table:table-cell>
          <table:table-cell office:value-type="float" office:value="0.0280790852394656" table:style-name="ce1">
            <text:p>0.0280790852394656</text:p>
          </table:table-cell>
          <table:table-cell office:value-type="float" office:value="0.019962207436561" table:style-name="ce1">
            <text:p>0.019962207436561</text:p>
          </table:table-cell>
          <table:table-cell office:value-type="float" office:value="0.0224878678019129" table:style-name="ce1">
            <text:p>0.0224878678019129</text:p>
          </table:table-cell>
          <table:table-cell office:value-type="float" office:value="0.068821570292263" table:style-name="ce1">
            <text:p>0.068821570292263</text:p>
          </table:table-cell>
          <table:table-cell office:value-type="float" office:value="0.386234286088867" table:style-name="ce1">
            <text:p>0.386234286088867</text:p>
          </table:table-cell>
        </table:table-row>
        <table:table-row>
          <table:table-cell office:value-type="string" office:value="Leoben" table:style-name="ce1">
            <text:p>Leoben</text:p>
          </table:table-cell>
          <table:table-cell office:value-type="float" office:value="0.0201056639195964" table:style-name="ce1">
            <text:p>0.0201056639195964</text:p>
          </table:table-cell>
          <table:table-cell office:value-type="float" office:value="0.270371210376981" table:style-name="ce1">
            <text:p>0.270371210376981</text:p>
          </table:table-cell>
          <table:table-cell office:value-type="float" office:value="0.287729848733873" table:style-name="ce1">
            <text:p>0.287729848733873</text:p>
          </table:table-cell>
          <table:table-cell office:value-type="float" office:value="0.0274347405253299" table:style-name="ce1">
            <text:p>0.0274347405253299</text:p>
          </table:table-cell>
          <table:table-cell office:value-type="float" office:value="0.0374986897322405" table:style-name="ce1">
            <text:p>0.0374986897322405</text:p>
          </table:table-cell>
          <table:table-cell office:value-type="float" office:value="0.0379508193959794" table:style-name="ce1">
            <text:p>0.0379508193959794</text:p>
          </table:table-cell>
          <table:table-cell office:value-type="float" office:value="0.0275120750515074" table:style-name="ce1">
            <text:p>0.0275120750515074</text:p>
          </table:table-cell>
          <table:table-cell office:value-type="float" office:value="0.0221164916209912" table:style-name="ce1">
            <text:p>0.0221164916209912</text:p>
          </table:table-cell>
          <table:table-cell office:value-type="float" office:value="0.0195877334206455" table:style-name="ce1">
            <text:p>0.0195877334206455</text:p>
          </table:table-cell>
          <table:table-cell office:value-type="float" office:value="0.013940008962798" table:style-name="ce1">
            <text:p>0.013940008962798</text:p>
          </table:table-cell>
          <table:table-cell office:value-type="float" office:value="0.134349155829445" table:style-name="ce1">
            <text:p>0.134349155829445</text:p>
          </table:table-cell>
          <table:table-cell office:value-type="float" office:value="0.262816340113815" table:style-name="ce1">
            <text:p>0.262816340113815</text:p>
          </table:table-cell>
        </table:table-row>
        <table:table-row>
          <table:table-cell office:value-type="string" office:value="Liezen" table:style-name="ce1">
            <text:p>Liezen</text:p>
          </table:table-cell>
          <table:table-cell office:value-type="float" office:value="0.0394309590882938" table:style-name="ce1">
            <text:p>0.0394309590882938</text:p>
          </table:table-cell>
          <table:table-cell office:value-type="float" office:value="0.077118639222468" table:style-name="ce1">
            <text:p>0.077118639222468</text:p>
          </table:table-cell>
          <table:table-cell office:value-type="float" office:value="0.115699616612132" table:style-name="ce1">
            <text:p>0.115699616612132</text:p>
          </table:table-cell>
          <table:table-cell office:value-type="float" office:value="0.0345995901653576" table:style-name="ce1">
            <text:p>0.0345995901653576</text:p>
          </table:table-cell>
          <table:table-cell office:value-type="float" office:value="0.0580921517495289" table:style-name="ce1">
            <text:p>0.0580921517495289</text:p>
          </table:table-cell>
          <table:table-cell office:value-type="float" office:value="0.0864548207450885" table:style-name="ce1">
            <text:p>0.0864548207450885</text:p>
          </table:table-cell>
          <table:table-cell office:value-type="float" office:value="0.0542668238735118" table:style-name="ce1">
            <text:p>0.0542668238735118</text:p>
          </table:table-cell>
          <table:table-cell office:value-type="float" office:value="0.0472213264965407" table:style-name="ce1">
            <text:p>0.0472213264965407</text:p>
          </table:table-cell>
          <table:table-cell office:value-type="float" office:value="0.028398826482936" table:style-name="ce1">
            <text:p>0.028398826482936</text:p>
          </table:table-cell>
          <table:table-cell office:value-type="float" office:value="0.0315248170000397" table:style-name="ce1">
            <text:p>0.0315248170000397</text:p>
          </table:table-cell>
          <table:table-cell office:value-type="float" office:value="0.060334235348347" table:style-name="ce1">
            <text:p>0.060334235348347</text:p>
          </table:table-cell>
          <table:table-cell office:value-type="float" office:value="1.91111239610166" table:style-name="ce1">
            <text:p>1.91111239610166</text:p>
          </table:table-cell>
        </table:table-row>
        <table:table-row>
          <table:table-cell office:value-type="string" office:value="Murau" table:style-name="ce1">
            <text:p>Murau</text:p>
          </table:table-cell>
          <table:table-cell office:value-type="float" office:value="0.0845894773462272" table:style-name="ce1">
            <text:p>0.0845894773462272</text:p>
          </table:table-cell>
          <table:table-cell office:value-type="float" office:value="0.262410175758862" table:style-name="ce1">
            <text:p>0.262410175758862</text:p>
          </table:table-cell>
          <table:table-cell office:value-type="float" office:value="0.386245319215149" table:style-name="ce1">
            <text:p>0.386245319215149</text:p>
          </table:table-cell>
          <table:table-cell office:value-type="float" office:value="0.0918244490648807" table:style-name="ce1">
            <text:p>0.0918244490648807</text:p>
          </table:table-cell>
          <table:table-cell office:value-type="float" office:value="0.144175816102962" table:style-name="ce1">
            <text:p>0.144175816102962</text:p>
          </table:table-cell>
          <table:table-cell office:value-type="float" office:value="0.171715842178003" table:style-name="ce1">
            <text:p>0.171715842178003</text:p>
          </table:table-cell>
          <table:table-cell office:value-type="float" office:value="0.119838117132068" table:style-name="ce1">
            <text:p>0.119838117132068</text:p>
          </table:table-cell>
          <table:table-cell office:value-type="float" office:value="0.0922400105457318" table:style-name="ce1">
            <text:p>0.0922400105457318</text:p>
          </table:table-cell>
          <table:table-cell office:value-type="float" office:value="0.0601288304831464" table:style-name="ce1">
            <text:p>0.0601288304831464</text:p>
          </table:table-cell>
          <table:table-cell office:value-type="float" office:value="0.0642430911226473" table:style-name="ce1">
            <text:p>0.0642430911226473</text:p>
          </table:table-cell>
          <table:table-cell office:value-type="float" office:value="0.122481160823618" table:style-name="ce1">
            <text:p>0.122481160823618</text:p>
          </table:table-cell>
          <table:table-cell office:value-type="float" office:value="0.655293087785081" table:style-name="ce1">
            <text:p>0.655293087785081</text:p>
          </table:table-cell>
        </table:table-row>
        <table:table-row>
          <table:table-cell office:value-type="string" office:value="Murtal" table:style-name="ce1">
            <text:p>Murtal</text:p>
          </table:table-cell>
          <table:table-cell office:value-type="float" office:value="0.0271122249448424" table:style-name="ce1">
            <text:p>0.0271122249448424</text:p>
          </table:table-cell>
          <table:table-cell office:value-type="float" office:value="0.142387631304692" table:style-name="ce1">
            <text:p>0.142387631304692</text:p>
          </table:table-cell>
          <table:table-cell office:value-type="float" office:value="0.130009340675801" table:style-name="ce1">
            <text:p>0.130009340675801</text:p>
          </table:table-cell>
          <table:table-cell office:value-type="float" office:value="0.0134433860123205" table:style-name="ce1">
            <text:p>0.0134433860123205</text:p>
          </table:table-cell>
          <table:table-cell office:value-type="float" office:value="0.017586741132539" table:style-name="ce1">
            <text:p>0.017586741132539</text:p>
          </table:table-cell>
          <table:table-cell office:value-type="float" office:value="0.0242002939997343" table:style-name="ce1">
            <text:p>0.0242002939997343</text:p>
          </table:table-cell>
          <table:table-cell office:value-type="float" office:value="0.0263426743231078" table:style-name="ce1">
            <text:p>0.0263426743231078</text:p>
          </table:table-cell>
          <table:table-cell office:value-type="float" office:value="0.0291822693857819" table:style-name="ce1">
            <text:p>0.0291822693857819</text:p>
          </table:table-cell>
          <table:table-cell office:value-type="float" office:value="0.034474778725269" table:style-name="ce1">
            <text:p>0.034474778725269</text:p>
          </table:table-cell>
          <table:table-cell office:value-type="float" office:value="0.0271516028623982" table:style-name="ce1">
            <text:p>0.0271516028623982</text:p>
          </table:table-cell>
          <table:table-cell office:value-type="float" office:value="0.0420510021815555" table:style-name="ce1">
            <text:p>0.0420510021815555</text:p>
          </table:table-cell>
          <table:table-cell office:value-type="float" office:value="0.479067393414297" table:style-name="ce1">
            <text:p>0.479067393414297</text:p>
          </table:table-cell>
        </table:table-row>
        <table:table-row>
          <table:table-cell office:value-type="string" office:value="Südoststeiermark" table:style-name="ce1">
            <text:p>Südoststeiermark</text:p>
          </table:table-cell>
          <table:table-cell office:value-type="float" office:value="0.054906640026088" table:style-name="ce1">
            <text:p>0.054906640026088</text:p>
          </table:table-cell>
          <table:table-cell office:value-type="float" office:value="0.157617805454391" table:style-name="ce1">
            <text:p>0.157617805454391</text:p>
          </table:table-cell>
          <table:table-cell office:value-type="float" office:value="0.171613716021801" table:style-name="ce1">
            <text:p>0.171613716021801</text:p>
          </table:table-cell>
          <table:table-cell office:value-type="float" office:value="0.0286885591002274" table:style-name="ce1">
            <text:p>0.0286885591002274</text:p>
          </table:table-cell>
          <table:table-cell office:value-type="float" office:value="0.0382059480234537" table:style-name="ce1">
            <text:p>0.0382059480234537</text:p>
          </table:table-cell>
          <table:table-cell office:value-type="float" office:value="0.0713625626560505" table:style-name="ce1">
            <text:p>0.0713625626560505</text:p>
          </table:table-cell>
          <table:table-cell office:value-type="float" office:value="0.0665363914867825" table:style-name="ce1">
            <text:p>0.0665363914867825</text:p>
          </table:table-cell>
          <table:table-cell office:value-type="float" office:value="0.0570976527958706" table:style-name="ce1">
            <text:p>0.0570976527958706</text:p>
          </table:table-cell>
          <table:table-cell office:value-type="float" office:value="0.0552114019634255" table:style-name="ce1">
            <text:p>0.0552114019634255</text:p>
          </table:table-cell>
          <table:table-cell office:value-type="float" office:value="0.0455990872417639" table:style-name="ce1">
            <text:p>0.0455990872417639</text:p>
          </table:table-cell>
          <table:table-cell office:value-type="float" office:value="0.124061754050517" table:style-name="ce1">
            <text:p>0.124061754050517</text:p>
          </table:table-cell>
          <table:table-cell office:value-type="float" office:value="1.12074213782136" table:style-name="ce1">
            <text:p>1.12074213782136</text:p>
          </table:table-cell>
        </table:table-row>
        <table:table-row>
          <table:table-cell office:value-type="string" office:value="Voitsberg" table:style-name="ce1">
            <text:p>Voitsberg</text:p>
          </table:table-cell>
          <table:table-cell office:value-type="float" office:value="0.0293548692220469" table:style-name="ce1">
            <text:p>0.0293548692220469</text:p>
          </table:table-cell>
          <table:table-cell office:value-type="float" office:value="0.129282269992728" table:style-name="ce1">
            <text:p>0.129282269992728</text:p>
          </table:table-cell>
          <table:table-cell office:value-type="float" office:value="0.177561682731503" table:style-name="ce1">
            <text:p>0.177561682731503</text:p>
          </table:table-cell>
          <table:table-cell office:value-type="float" office:value="0.0340263944039804" table:style-name="ce1">
            <text:p>0.0340263944039804</text:p>
          </table:table-cell>
          <table:table-cell office:value-type="float" office:value="0.0416204062650201" table:style-name="ce1">
            <text:p>0.0416204062650201</text:p>
          </table:table-cell>
          <table:table-cell office:value-type="float" office:value="0.0540746958918756" table:style-name="ce1">
            <text:p>0.0540746958918756</text:p>
          </table:table-cell>
          <table:table-cell office:value-type="float" office:value="0.0402614671461048" table:style-name="ce1">
            <text:p>0.0402614671461048</text:p>
          </table:table-cell>
          <table:table-cell office:value-type="float" office:value="0.0333135842467821" table:style-name="ce1">
            <text:p>0.0333135842467821</text:p>
          </table:table-cell>
          <table:table-cell office:value-type="float" office:value="0.0307351542490426" table:style-name="ce1">
            <text:p>0.0307351542490426</text:p>
          </table:table-cell>
          <table:table-cell office:value-type="float" office:value="0.0196984490695278" table:style-name="ce1">
            <text:p>0.0196984490695278</text:p>
          </table:table-cell>
          <table:table-cell office:value-type="float" office:value="0.125233752228318" table:style-name="ce1">
            <text:p>0.125233752228318</text:p>
          </table:table-cell>
          <table:table-cell office:value-type="float" office:value="0.382644551638651" table:style-name="ce1">
            <text:p>0.382644551638651</text:p>
          </table:table-cell>
        </table:table-row>
        <table:table-row>
          <table:table-cell office:value-type="string" office:value="Weiz" table:style-name="ce1">
            <text:p>Weiz</text:p>
          </table:table-cell>
          <table:table-cell office:value-type="float" office:value="0.0467111613051814" table:style-name="ce1">
            <text:p>0.0467111613051814</text:p>
          </table:table-cell>
          <table:table-cell office:value-type="float" office:value="0.131460634240482" table:style-name="ce1">
            <text:p>0.131460634240482</text:p>
          </table:table-cell>
          <table:table-cell office:value-type="float" office:value="0.133695130962087" table:style-name="ce1">
            <text:p>0.133695130962087</text:p>
          </table:table-cell>
          <table:table-cell office:value-type="float" office:value="0.024951165706536" table:style-name="ce1">
            <text:p>0.024951165706536</text:p>
          </table:table-cell>
          <table:table-cell office:value-type="float" office:value="0.0301748927238354" table:style-name="ce1">
            <text:p>0.0301748927238354</text:p>
          </table:table-cell>
          <table:table-cell office:value-type="float" office:value="0.0640173737133524" table:style-name="ce1">
            <text:p>0.0640173737133524</text:p>
          </table:table-cell>
          <table:table-cell office:value-type="float" office:value="0.0578725353641057" table:style-name="ce1">
            <text:p>0.0578725353641057</text:p>
          </table:table-cell>
          <table:table-cell office:value-type="float" office:value="0.0509811848052578" table:style-name="ce1">
            <text:p>0.0509811848052578</text:p>
          </table:table-cell>
          <table:table-cell office:value-type="float" office:value="0.0402814548530584" table:style-name="ce1">
            <text:p>0.0402814548530584</text:p>
          </table:table-cell>
          <table:table-cell office:value-type="float" office:value="0.0342320823165303" table:style-name="ce1">
            <text:p>0.0342320823165303</text:p>
          </table:table-cell>
          <table:table-cell office:value-type="float" office:value="0.174169179255871" table:style-name="ce1">
            <text:p>0.174169179255871</text:p>
          </table:table-cell>
          <table:table-cell office:value-type="float" office:value="2.25349421303683" table:style-name="ce1">
            <text:p>2.25349421303683</text:p>
          </table:table-cell>
        </table:table-row>
        <table:table-row>
          <table:table-cell office:value-type="string" office:value="Braunau am Inn" table:style-name="ce1">
            <text:p>Braunau am Inn</text:p>
          </table:table-cell>
          <table:table-cell office:value-type="float" office:value="0.0540417130132974" table:style-name="ce1">
            <text:p>0.0540417130132974</text:p>
          </table:table-cell>
          <table:table-cell office:value-type="float" office:value="0.127376268450235" table:style-name="ce1">
            <text:p>0.127376268450235</text:p>
          </table:table-cell>
          <table:table-cell office:value-type="float" office:value="0.188169798218885" table:style-name="ce1">
            <text:p>0.188169798218885</text:p>
          </table:table-cell>
          <table:table-cell office:value-type="float" office:value="0.0532209890271275" table:style-name="ce1">
            <text:p>0.0532209890271275</text:p>
          </table:table-cell>
          <table:table-cell office:value-type="float" office:value="0.0849621201472948" table:style-name="ce1">
            <text:p>0.0849621201472948</text:p>
          </table:table-cell>
          <table:table-cell office:value-type="float" office:value="0.112781164432361" table:style-name="ce1">
            <text:p>0.112781164432361</text:p>
          </table:table-cell>
          <table:table-cell office:value-type="float" office:value="0.0839699234812092" table:style-name="ce1">
            <text:p>0.0839699234812092</text:p>
          </table:table-cell>
          <table:table-cell office:value-type="float" office:value="0.0555548632991677" table:style-name="ce1">
            <text:p>0.0555548632991677</text:p>
          </table:table-cell>
          <table:table-cell office:value-type="float" office:value="0.0475902170185068" table:style-name="ce1">
            <text:p>0.0475902170185068</text:p>
          </table:table-cell>
          <table:table-cell office:value-type="float" office:value="0.042148168762111" table:style-name="ce1">
            <text:p>0.042148168762111</text:p>
          </table:table-cell>
          <table:table-cell office:value-type="float" office:value="0.233341700801628" table:style-name="ce1">
            <text:p>0.233341700801628</text:p>
          </table:table-cell>
          <table:table-cell office:value-type="float" office:value="7.43326843159559" table:style-name="ce1">
            <text:p>7.43326843159559</text:p>
          </table:table-cell>
        </table:table-row>
        <table:table-row>
          <table:table-cell office:value-type="string" office:value="Eferding" table:style-name="ce1">
            <text:p>Eferding</text:p>
          </table:table-cell>
          <table:table-cell office:value-type="float" office:value="0.103497819419683" table:style-name="ce1">
            <text:p>0.103497819419683</text:p>
          </table:table-cell>
          <table:table-cell office:value-type="float" office:value="0.373930892004599" table:style-name="ce1">
            <text:p>0.373930892004599</text:p>
          </table:table-cell>
          <table:table-cell office:value-type="float" office:value="0.509972807255228" table:style-name="ce1">
            <text:p>0.509972807255228</text:p>
          </table:table-cell>
          <table:table-cell office:value-type="float" office:value="0.0857473865645992" table:style-name="ce1">
            <text:p>0.0857473865645992</text:p>
          </table:table-cell>
          <table:table-cell office:value-type="float" office:value="0.135954514870189" table:style-name="ce1">
            <text:p>0.135954514870189</text:p>
          </table:table-cell>
          <table:table-cell office:value-type="float" office:value="0.165321058705452" table:style-name="ce1">
            <text:p>0.165321058705452</text:p>
          </table:table-cell>
          <table:table-cell office:value-type="float" office:value="0.132588961746256" table:style-name="ce1">
            <text:p>0.132588961746256</text:p>
          </table:table-cell>
          <table:table-cell office:value-type="float" office:value="0.10690355854307" table:style-name="ce1">
            <text:p>0.10690355854307</text:p>
          </table:table-cell>
          <table:table-cell office:value-type="float" office:value="0.0925415300336474" table:style-name="ce1">
            <text:p>0.0925415300336474</text:p>
          </table:table-cell>
          <table:table-cell office:value-type="float" office:value="0.0744163302361037" table:style-name="ce1">
            <text:p>0.0744163302361037</text:p>
          </table:table-cell>
          <table:table-cell office:value-type="float" office:value="0.160766637430999" table:style-name="ce1">
            <text:p>0.160766637430999</text:p>
          </table:table-cell>
          <table:table-cell office:value-type="float" office:value="0.532678024196393" table:style-name="ce1">
            <text:p>0.532678024196393</text:p>
          </table:table-cell>
        </table:table-row>
        <table:table-row>
          <table:table-cell office:value-type="string" office:value="Freistadt" table:style-name="ce1">
            <text:p>Freistadt</text:p>
          </table:table-cell>
          <table:table-cell office:value-type="float" office:value="0.0354005150060788" table:style-name="ce1">
            <text:p>0.0354005150060788</text:p>
          </table:table-cell>
          <table:table-cell office:value-type="float" office:value="0.125295180730413" table:style-name="ce1">
            <text:p>0.125295180730413</text:p>
          </table:table-cell>
          <table:table-cell office:value-type="float" office:value="0.1425301923758" table:style-name="ce1">
            <text:p>0.1425301923758</text:p>
          </table:table-cell>
          <table:table-cell office:value-type="float" office:value="0.0203959279669845" table:style-name="ce1">
            <text:p>0.0203959279669845</text:p>
          </table:table-cell>
          <table:table-cell office:value-type="float" office:value="0.0261599635953994" table:style-name="ce1">
            <text:p>0.0261599635953994</text:p>
          </table:table-cell>
          <table:table-cell office:value-type="float" office:value="0.0552306988717405" table:style-name="ce1">
            <text:p>0.0552306988717405</text:p>
          </table:table-cell>
          <table:table-cell office:value-type="float" office:value="0.0419559231725876" table:style-name="ce1">
            <text:p>0.0419559231725876</text:p>
          </table:table-cell>
          <table:table-cell office:value-type="float" office:value="0.0373333511098699" table:style-name="ce1">
            <text:p>0.0373333511098699</text:p>
          </table:table-cell>
          <table:table-cell office:value-type="float" office:value="0.0324945051485323" table:style-name="ce1">
            <text:p>0.0324945051485323</text:p>
          </table:table-cell>
          <table:table-cell office:value-type="float" office:value="0.0387457980064795" table:style-name="ce1">
            <text:p>0.0387457980064795</text:p>
          </table:table-cell>
          <table:table-cell office:value-type="float" office:value="0.0714157758644179" table:style-name="ce1">
            <text:p>0.0714157758644179</text:p>
          </table:table-cell>
          <table:table-cell office:value-type="float" office:value="0.860858620083574" table:style-name="ce1">
            <text:p>0.860858620083574</text:p>
          </table:table-cell>
        </table:table-row>
        <table:table-row>
          <table:table-cell office:value-type="string" office:value="Gmunden" table:style-name="ce1">
            <text:p>Gmunden</text:p>
          </table:table-cell>
          <table:table-cell office:value-type="float" office:value="0.0783238670764057" table:style-name="ce1">
            <text:p>0.0783238670764057</text:p>
          </table:table-cell>
          <table:table-cell office:value-type="float" office:value="0.739289558117733" table:style-name="ce1">
            <text:p>0.739289558117733</text:p>
          </table:table-cell>
          <table:table-cell office:value-type="float" office:value="1.06494540249069" table:style-name="ce1">
            <text:p>1.06494540249069</text:p>
          </table:table-cell>
          <table:table-cell office:value-type="float" office:value="0.0547870452146005" table:style-name="ce1">
            <text:p>0.0547870452146005</text:p>
          </table:table-cell>
          <table:table-cell office:value-type="float" office:value="0.0740449443931988" table:style-name="ce1">
            <text:p>0.0740449443931988</text:p>
          </table:table-cell>
          <table:table-cell office:value-type="float" office:value="0.108675641068509" table:style-name="ce1">
            <text:p>0.108675641068509</text:p>
          </table:table-cell>
          <table:table-cell office:value-type="float" office:value="0.0983112761454745" table:style-name="ce1">
            <text:p>0.0983112761454745</text:p>
          </table:table-cell>
          <table:table-cell office:value-type="float" office:value="0.0801915464739593" table:style-name="ce1">
            <text:p>0.0801915464739593</text:p>
          </table:table-cell>
          <table:table-cell office:value-type="float" office:value="0.0730881515625415" table:style-name="ce1">
            <text:p>0.0730881515625415</text:p>
          </table:table-cell>
          <table:table-cell office:value-type="float" office:value="0.064174066843313" table:style-name="ce1">
            <text:p>0.064174066843313</text:p>
          </table:table-cell>
          <table:table-cell office:value-type="float" office:value="0.112622161858297" table:style-name="ce1">
            <text:p>0.112622161858297</text:p>
          </table:table-cell>
          <table:table-cell office:value-type="float" office:value="0.484465270385729" table:style-name="ce1">
            <text:p>0.484465270385729</text:p>
          </table:table-cell>
        </table:table-row>
        <table:table-row>
          <table:table-cell office:value-type="string" office:value="Grieskirchen" table:style-name="ce1">
            <text:p>Grieskirchen</text:p>
          </table:table-cell>
          <table:table-cell office:value-type="float" office:value="0.0404462630407392" table:style-name="ce1">
            <text:p>0.0404462630407392</text:p>
          </table:table-cell>
          <table:table-cell office:value-type="float" office:value="0.141064586520295" table:style-name="ce1">
            <text:p>0.141064586520295</text:p>
          </table:table-cell>
          <table:table-cell office:value-type="float" office:value="0.207666037925845" table:style-name="ce1">
            <text:p>0.207666037925845</text:p>
          </table:table-cell>
          <table:table-cell office:value-type="float" office:value="0.0298834957385469" table:style-name="ce1">
            <text:p>0.0298834957385469</text:p>
          </table:table-cell>
          <table:table-cell office:value-type="float" office:value="0.0392148710622298" table:style-name="ce1">
            <text:p>0.0392148710622298</text:p>
          </table:table-cell>
          <table:table-cell office:value-type="float" office:value="0.0642667626316541" table:style-name="ce1">
            <text:p>0.0642667626316541</text:p>
          </table:table-cell>
          <table:table-cell office:value-type="float" office:value="0.0461911810987665" table:style-name="ce1">
            <text:p>0.0461911810987665</text:p>
          </table:table-cell>
          <table:table-cell office:value-type="float" office:value="0.0450184550285726" table:style-name="ce1">
            <text:p>0.0450184550285726</text:p>
          </table:table-cell>
          <table:table-cell office:value-type="float" office:value="0.0328850474671911" table:style-name="ce1">
            <text:p>0.0328850474671911</text:p>
          </table:table-cell>
          <table:table-cell office:value-type="float" office:value="0.0430832485412328" table:style-name="ce1">
            <text:p>0.0430832485412328</text:p>
          </table:table-cell>
          <table:table-cell office:value-type="float" office:value="0.0970917919877835" table:style-name="ce1">
            <text:p>0.0970917919877835</text:p>
          </table:table-cell>
          <table:table-cell office:value-type="float" office:value="0.861731368368378" table:style-name="ce1">
            <text:p>0.861731368368378</text:p>
          </table:table-cell>
        </table:table-row>
        <table:table-row>
          <table:table-cell office:value-type="string" office:value="Kirchdorf an der Krems" table:style-name="ce1">
            <text:p>Kirchdorf an der Krems</text:p>
          </table:table-cell>
          <table:table-cell office:value-type="float" office:value="0.0740528604298504" table:style-name="ce1">
            <text:p>0.0740528604298504</text:p>
          </table:table-cell>
          <table:table-cell office:value-type="float" office:value="0.235533755604857" table:style-name="ce1">
            <text:p>0.235533755604857</text:p>
          </table:table-cell>
          <table:table-cell office:value-type="float" office:value="0.259754006350361" table:style-name="ce1">
            <text:p>0.259754006350361</text:p>
          </table:table-cell>
          <table:table-cell office:value-type="float" office:value="0.036968022412595" table:style-name="ce1">
            <text:p>0.036968022412595</text:p>
          </table:table-cell>
          <table:table-cell office:value-type="float" office:value="0.047229346388249" table:style-name="ce1">
            <text:p>0.047229346388249</text:p>
          </table:table-cell>
          <table:table-cell office:value-type="float" office:value="0.0987175058392678" table:style-name="ce1">
            <text:p>0.0987175058392678</text:p>
          </table:table-cell>
          <table:table-cell office:value-type="float" office:value="0.0926069320244971" table:style-name="ce1">
            <text:p>0.0926069320244971</text:p>
          </table:table-cell>
          <table:table-cell office:value-type="float" office:value="0.0710928844452271" table:style-name="ce1">
            <text:p>0.0710928844452271</text:p>
          </table:table-cell>
          <table:table-cell office:value-type="float" office:value="0.0764231369480418" table:style-name="ce1">
            <text:p>0.0764231369480418</text:p>
          </table:table-cell>
          <table:table-cell office:value-type="float" office:value="0.0612380963023667" table:style-name="ce1">
            <text:p>0.0612380963023667</text:p>
          </table:table-cell>
          <table:table-cell office:value-type="float" office:value="0.104686231771554" table:style-name="ce1">
            <text:p>0.104686231771554</text:p>
          </table:table-cell>
          <table:table-cell office:value-type="float" office:value="0.919937606763006" table:style-name="ce1">
            <text:p>0.919937606763006</text:p>
          </table:table-cell>
        </table:table-row>
        <table:table-row>
          <table:table-cell office:value-type="string" office:value="Linz-Land" table:style-name="ce1">
            <text:p>Linz-Land</text:p>
          </table:table-cell>
          <table:table-cell office:value-type="float" office:value="0.0321198033782746" table:style-name="ce1">
            <text:p>0.0321198033782746</text:p>
          </table:table-cell>
          <table:table-cell office:value-type="float" office:value="0.712055433161571" table:style-name="ce1">
            <text:p>0.712055433161571</text:p>
          </table:table-cell>
          <table:table-cell office:value-type="float" office:value="1.0468658409152" table:style-name="ce1">
            <text:p>1.0468658409152</text:p>
          </table:table-cell>
          <table:table-cell office:value-type="float" office:value="0.0291145691487302" table:style-name="ce1">
            <text:p>0.0291145691487302</text:p>
          </table:table-cell>
          <table:table-cell office:value-type="float" office:value="0.0410830393794245" table:style-name="ce1">
            <text:p>0.0410830393794245</text:p>
          </table:table-cell>
          <table:table-cell office:value-type="float" office:value="0.050025816292256" table:style-name="ce1">
            <text:p>0.050025816292256</text:p>
          </table:table-cell>
          <table:table-cell office:value-type="float" office:value="0.040975392495018" table:style-name="ce1">
            <text:p>0.040975392495018</text:p>
          </table:table-cell>
          <table:table-cell office:value-type="float" office:value="0.0334364180541248" table:style-name="ce1">
            <text:p>0.0334364180541248</text:p>
          </table:table-cell>
          <table:table-cell office:value-type="float" office:value="0.0294028030096285" table:style-name="ce1">
            <text:p>0.0294028030096285</text:p>
          </table:table-cell>
          <table:table-cell office:value-type="float" office:value="0.0241787917374263" table:style-name="ce1">
            <text:p>0.0241787917374263</text:p>
          </table:table-cell>
          <table:table-cell office:value-type="float" office:value="0.111397615156089" table:style-name="ce1">
            <text:p>0.111397615156089</text:p>
          </table:table-cell>
          <table:table-cell office:value-type="float" office:value="0.482669034965713" table:style-name="ce1">
            <text:p>0.482669034965713</text:p>
          </table:table-cell>
        </table:table-row>
        <table:table-row>
          <table:table-cell office:value-type="string" office:value="Linz (Stadt)" table:style-name="ce1">
            <text:p>Linz (Stadt)</text:p>
          </table:table-cell>
          <table:table-cell office:value-type="float" office:value="0.01774642935242" table:style-name="ce1">
            <text:p>0.01774642935242</text:p>
          </table:table-cell>
          <table:table-cell office:value-type="float" office:value="0.223937653594824" table:style-name="ce1">
            <text:p>0.223937653594824</text:p>
          </table:table-cell>
          <table:table-cell office:value-type="float" office:value="0.460793058184826" table:style-name="ce1">
            <text:p>0.460793058184826</text:p>
          </table:table-cell>
          <table:table-cell office:value-type="float" office:value="0.0253387098702061" table:style-name="ce1">
            <text:p>0.0253387098702061</text:p>
          </table:table-cell>
          <table:table-cell office:value-type="float" office:value="0.0294319823607001" table:style-name="ce1">
            <text:p>0.0294319823607001</text:p>
          </table:table-cell>
          <table:table-cell office:value-type="float" office:value="0.0245708200737275" table:style-name="ce1">
            <text:p>0.0245708200737275</text:p>
          </table:table-cell>
          <table:table-cell office:value-type="float" office:value="0.0219205958074027" table:style-name="ce1">
            <text:p>0.0219205958074027</text:p>
          </table:table-cell>
          <table:table-cell office:value-type="float" office:value="0.0238880950415716" table:style-name="ce1">
            <text:p>0.0238880950415716</text:p>
          </table:table-cell>
          <table:table-cell office:value-type="float" office:value="0.0162460542350804" table:style-name="ce1">
            <text:p>0.0162460542350804</text:p>
          </table:table-cell>
          <table:table-cell office:value-type="float" office:value="0.0146828564091813" table:style-name="ce1">
            <text:p>0.0146828564091813</text:p>
          </table:table-cell>
          <table:table-cell office:value-type="float" office:value="0.0734708480409625" table:style-name="ce1">
            <text:p>0.0734708480409625</text:p>
          </table:table-cell>
          <table:table-cell office:value-type="float" office:value="0.210827956326819" table:style-name="ce1">
            <text:p>0.210827956326819</text:p>
          </table:table-cell>
        </table:table-row>
        <table:table-row>
          <table:table-cell office:value-type="string" office:value="Perg" table:style-name="ce1">
            <text:p>Perg</text:p>
          </table:table-cell>
          <table:table-cell office:value-type="float" office:value="0.0444117666929031" table:style-name="ce1">
            <text:p>0.0444117666929031</text:p>
          </table:table-cell>
          <table:table-cell office:value-type="float" office:value="0.0960351143440587" table:style-name="ce1">
            <text:p>0.0960351143440587</text:p>
          </table:table-cell>
          <table:table-cell office:value-type="float" office:value="0.1040860886797" table:style-name="ce1">
            <text:p>0.1040860886797</text:p>
          </table:table-cell>
          <table:table-cell office:value-type="float" office:value="0.0237945438818234" table:style-name="ce1">
            <text:p>0.0237945438818234</text:p>
          </table:table-cell>
          <table:table-cell office:value-type="float" office:value="0.0215160649282785" table:style-name="ce1">
            <text:p>0.0215160649282785</text:p>
          </table:table-cell>
          <table:table-cell office:value-type="float" office:value="0.0584256443785656" table:style-name="ce1">
            <text:p>0.0584256443785656</text:p>
          </table:table-cell>
          <table:table-cell office:value-type="float" office:value="0.0615443213451259" table:style-name="ce1">
            <text:p>0.0615443213451259</text:p>
          </table:table-cell>
          <table:table-cell office:value-type="float" office:value="0.0553463947247965" table:style-name="ce1">
            <text:p>0.0553463947247965</text:p>
          </table:table-cell>
          <table:table-cell office:value-type="float" office:value="0.0377371015558561" table:style-name="ce1">
            <text:p>0.0377371015558561</text:p>
          </table:table-cell>
          <table:table-cell office:value-type="float" office:value="0.038492719652818" table:style-name="ce1">
            <text:p>0.038492719652818</text:p>
          </table:table-cell>
          <table:table-cell office:value-type="float" office:value="0.094649391758768" table:style-name="ce1">
            <text:p>0.094649391758768</text:p>
          </table:table-cell>
          <table:table-cell office:value-type="float" office:value="0.351629856823328" table:style-name="ce1">
            <text:p>0.351629856823328</text:p>
          </table:table-cell>
        </table:table-row>
        <table:table-row>
          <table:table-cell office:value-type="string" office:value="Ried im Innkreis" table:style-name="ce1">
            <text:p>Ried im Innkreis</text:p>
          </table:table-cell>
          <table:table-cell office:value-type="float" office:value="0.0112323494523993" table:style-name="ce1">
            <text:p>0.0112323494523993</text:p>
          </table:table-cell>
          <table:table-cell office:value-type="float" office:value="0.028425804606491" table:style-name="ce1">
            <text:p>0.028425804606491</text:p>
          </table:table-cell>
          <table:table-cell office:value-type="float" office:value="0.0591048680117578" table:style-name="ce1">
            <text:p>0.0591048680117578</text:p>
          </table:table-cell>
          <table:table-cell office:value-type="float" office:value="0.0216480238664816" table:style-name="ce1">
            <text:p>0.0216480238664816</text:p>
          </table:table-cell>
          <table:table-cell office:value-type="float" office:value="0.0361486071101782" table:style-name="ce1">
            <text:p>0.0361486071101782</text:p>
          </table:table-cell>
          <table:table-cell office:value-type="float" office:value="0.0369591721297182" table:style-name="ce1">
            <text:p>0.0369591721297182</text:p>
          </table:table-cell>
          <table:table-cell office:value-type="float" office:value="0.0136359494267139" table:style-name="ce1">
            <text:p>0.0136359494267139</text:p>
          </table:table-cell>
          <table:table-cell office:value-type="float" office:value="0.0168365061993565" table:style-name="ce1">
            <text:p>0.0168365061993565</text:p>
          </table:table-cell>
          <table:table-cell office:value-type="float" office:value="0.01456537462323" table:style-name="ce1">
            <text:p>0.01456537462323</text:p>
          </table:table-cell>
          <table:table-cell office:value-type="float" office:value="0.0126870854074577" table:style-name="ce1">
            <text:p>0.0126870854074577</text:p>
          </table:table-cell>
          <table:table-cell office:value-type="float" office:value="0.0659864325950137" table:style-name="ce1">
            <text:p>0.0659864325950137</text:p>
          </table:table-cell>
          <table:table-cell office:value-type="float" office:value="1.108256764712" table:style-name="ce1">
            <text:p>1.108256764712</text:p>
          </table:table-cell>
        </table:table-row>
        <table:table-row>
          <table:table-cell office:value-type="string" office:value="Rohrbach" table:style-name="ce1">
            <text:p>Rohrbach</text:p>
          </table:table-cell>
          <table:table-cell office:value-type="float" office:value="0.0338017422716323" table:style-name="ce1">
            <text:p>0.0338017422716323</text:p>
          </table:table-cell>
          <table:table-cell office:value-type="float" office:value="0.120907115241313" table:style-name="ce1">
            <text:p>0.120907115241313</text:p>
          </table:table-cell>
          <table:table-cell office:value-type="float" office:value="0.14751340450808" table:style-name="ce1">
            <text:p>0.14751340450808</text:p>
          </table:table-cell>
          <table:table-cell office:value-type="float" office:value="0.0358045346504236" table:style-name="ce1">
            <text:p>0.0358045346504236</text:p>
          </table:table-cell>
          <table:table-cell office:value-type="float" office:value="0.0509392804016706" table:style-name="ce1">
            <text:p>0.0509392804016706</text:p>
          </table:table-cell>
          <table:table-cell office:value-type="float" office:value="0.0737719989414372" table:style-name="ce1">
            <text:p>0.0737719989414372</text:p>
          </table:table-cell>
          <table:table-cell office:value-type="float" office:value="0.0436800639122815" table:style-name="ce1">
            <text:p>0.0436800639122815</text:p>
          </table:table-cell>
          <table:table-cell office:value-type="float" office:value="0.0336800084804602" table:style-name="ce1">
            <text:p>0.0336800084804602</text:p>
          </table:table-cell>
          <table:table-cell office:value-type="float" office:value="0.0259157156215764" table:style-name="ce1">
            <text:p>0.0259157156215764</text:p>
          </table:table-cell>
          <table:table-cell office:value-type="float" office:value="0.0309235491306898" table:style-name="ce1">
            <text:p>0.0309235491306898</text:p>
          </table:table-cell>
          <table:table-cell office:value-type="float" office:value="0.0957162105433996" table:style-name="ce1">
            <text:p>0.0957162105433996</text:p>
          </table:table-cell>
          <table:table-cell office:value-type="float" office:value="1.0080463756139" table:style-name="ce1">
            <text:p>1.0080463756139</text:p>
          </table:table-cell>
        </table:table-row>
        <table:table-row>
          <table:table-cell office:value-type="string" office:value="Schärding" table:style-name="ce1">
            <text:p>Schärding</text:p>
          </table:table-cell>
          <table:table-cell office:value-type="float" office:value="0.0815004423784956" table:style-name="ce1">
            <text:p>0.0815004423784956</text:p>
          </table:table-cell>
          <table:table-cell office:value-type="float" office:value="0.0894467653491819" table:style-name="ce1">
            <text:p>0.0894467653491819</text:p>
          </table:table-cell>
          <table:table-cell office:value-type="float" office:value="0.0837324891041667" table:style-name="ce1">
            <text:p>0.0837324891041667</text:p>
          </table:table-cell>
          <table:table-cell office:value-type="float" office:value="0.0263417896126242" table:style-name="ce1">
            <text:p>0.0263417896126242</text:p>
          </table:table-cell>
          <table:table-cell office:value-type="float" office:value="0.029711204600621" table:style-name="ce1">
            <text:p>0.029711204600621</text:p>
          </table:table-cell>
          <table:table-cell office:value-type="float" office:value="0.141445086334091" table:style-name="ce1">
            <text:p>0.141445086334091</text:p>
          </table:table-cell>
          <table:table-cell office:value-type="float" office:value="0.10925571663218" table:style-name="ce1">
            <text:p>0.10925571663218</text:p>
          </table:table-cell>
          <table:table-cell office:value-type="float" office:value="0.081618333894724" table:style-name="ce1">
            <text:p>0.081618333894724</text:p>
          </table:table-cell>
          <table:table-cell office:value-type="float" office:value="0.07468946804992" table:style-name="ce1">
            <text:p>0.07468946804992</text:p>
          </table:table-cell>
          <table:table-cell office:value-type="float" office:value="0.0679048209817744" table:style-name="ce1">
            <text:p>0.0679048209817744</text:p>
          </table:table-cell>
          <table:table-cell office:value-type="float" office:value="0.105265765533442" table:style-name="ce1">
            <text:p>0.105265765533442</text:p>
          </table:table-cell>
          <table:table-cell office:value-type="float" office:value="1.53288744835154" table:style-name="ce1">
            <text:p>1.53288744835154</text:p>
          </table:table-cell>
        </table:table-row>
        <table:table-row>
          <table:table-cell office:value-type="string" office:value="Steyr-Land" table:style-name="ce1">
            <text:p>Steyr-Land</text:p>
          </table:table-cell>
          <table:table-cell office:value-type="float" office:value="0.0351542418204256" table:style-name="ce1">
            <text:p>0.0351542418204256</text:p>
          </table:table-cell>
          <table:table-cell office:value-type="float" office:value="0.408467678862439" table:style-name="ce1">
            <text:p>0.408467678862439</text:p>
          </table:table-cell>
          <table:table-cell office:value-type="float" office:value="0.52348051242856" table:style-name="ce1">
            <text:p>0.52348051242856</text:p>
          </table:table-cell>
          <table:table-cell office:value-type="float" office:value="0.0357405611112503" table:style-name="ce1">
            <text:p>0.0357405611112503</text:p>
          </table:table-cell>
          <table:table-cell office:value-type="float" office:value="0.0444821464920912" table:style-name="ce1">
            <text:p>0.0444821464920912</text:p>
          </table:table-cell>
          <table:table-cell office:value-type="float" office:value="0.0580863478653071" table:style-name="ce1">
            <text:p>0.0580863478653071</text:p>
          </table:table-cell>
          <table:table-cell office:value-type="float" office:value="0.0430906774252081" table:style-name="ce1">
            <text:p>0.0430906774252081</text:p>
          </table:table-cell>
          <table:table-cell office:value-type="float" office:value="0.0357100483497825" table:style-name="ce1">
            <text:p>0.0357100483497825</text:p>
          </table:table-cell>
          <table:table-cell office:value-type="float" office:value="0.033491931640229" table:style-name="ce1">
            <text:p>0.033491931640229</text:p>
          </table:table-cell>
          <table:table-cell office:value-type="float" office:value="0.0277071807971151" table:style-name="ce1">
            <text:p>0.0277071807971151</text:p>
          </table:table-cell>
          <table:table-cell office:value-type="float" office:value="0.0988257511592112" table:style-name="ce1">
            <text:p>0.0988257511592112</text:p>
          </table:table-cell>
          <table:table-cell office:value-type="float" office:value="0.315615318379043" table:style-name="ce1">
            <text:p>0.315615318379043</text:p>
          </table:table-cell>
        </table:table-row>
        <table:table-row>
          <table:table-cell office:value-type="string" office:value="Steyr (Stadt)" table:style-name="ce1">
            <text:p>Steyr (Stadt)</text:p>
          </table:table-cell>
          <table:table-cell office:value-type="float" office:value="0.0741477921593298" table:style-name="ce1">
            <text:p>0.0741477921593298</text:p>
          </table:table-cell>
          <table:table-cell office:value-type="float" office:value="0.514950775328383" table:style-name="ce1">
            <text:p>0.514950775328383</text:p>
          </table:table-cell>
          <table:table-cell office:value-type="float" office:value="0.735560063512546" table:style-name="ce1">
            <text:p>0.735560063512546</text:p>
          </table:table-cell>
          <table:table-cell office:value-type="float" office:value="0.0693904215765146" table:style-name="ce1">
            <text:p>0.0693904215765146</text:p>
          </table:table-cell>
          <table:table-cell office:value-type="float" office:value="0.0821420282274714" table:style-name="ce1">
            <text:p>0.0821420282274714</text:p>
          </table:table-cell>
          <table:table-cell office:value-type="float" office:value="0.0973348105123036" table:style-name="ce1">
            <text:p>0.0973348105123036</text:p>
          </table:table-cell>
          <table:table-cell office:value-type="float" office:value="0.0942526443683906" table:style-name="ce1">
            <text:p>0.0942526443683906</text:p>
          </table:table-cell>
          <table:table-cell office:value-type="float" office:value="0.0795946924753783" table:style-name="ce1">
            <text:p>0.0795946924753783</text:p>
          </table:table-cell>
          <table:table-cell office:value-type="float" office:value="0.066295505819456" table:style-name="ce1">
            <text:p>0.066295505819456</text:p>
          </table:table-cell>
          <table:table-cell office:value-type="float" office:value="0.0501199930752599" table:style-name="ce1">
            <text:p>0.0501199930752599</text:p>
          </table:table-cell>
          <table:table-cell office:value-type="float" office:value="0.189199237160788" table:style-name="ce1">
            <text:p>0.189199237160788</text:p>
          </table:table-cell>
          <table:table-cell office:value-type="float" office:value="0.401084811675398" table:style-name="ce1">
            <text:p>0.401084811675398</text:p>
          </table:table-cell>
        </table:table-row>
        <table:table-row>
          <table:table-cell office:value-type="string" office:value="Urfahr-Umgebung" table:style-name="ce1">
            <text:p>Urfahr-Umgebung</text:p>
          </table:table-cell>
          <table:table-cell office:value-type="float" office:value="0.0172433445175697" table:style-name="ce1">
            <text:p>0.0172433445175697</text:p>
          </table:table-cell>
          <table:table-cell office:value-type="float" office:value="0.407810738975541" table:style-name="ce1">
            <text:p>0.407810738975541</text:p>
          </table:table-cell>
          <table:table-cell office:value-type="float" office:value="0.764668412587834" table:style-name="ce1">
            <text:p>0.764668412587834</text:p>
          </table:table-cell>
          <table:table-cell office:value-type="float" office:value="0.0164534827007877" table:style-name="ce1">
            <text:p>0.0164534827007877</text:p>
          </table:table-cell>
          <table:table-cell office:value-type="float" office:value="0.0267126263547165" table:style-name="ce1">
            <text:p>0.0267126263547165</text:p>
          </table:table-cell>
          <table:table-cell office:value-type="float" office:value="0.0311233254618624" table:style-name="ce1">
            <text:p>0.0311233254618624</text:p>
          </table:table-cell>
          <table:table-cell office:value-type="float" office:value="0.0246120335169012" table:style-name="ce1">
            <text:p>0.0246120335169012</text:p>
          </table:table-cell>
          <table:table-cell office:value-type="float" office:value="0.010797669034902" table:style-name="ce1">
            <text:p>0.010797669034902</text:p>
          </table:table-cell>
          <table:table-cell office:value-type="float" office:value="0.013459963570094" table:style-name="ce1">
            <text:p>0.013459963570094</text:p>
          </table:table-cell>
          <table:table-cell office:value-type="float" office:value="0.0258702374413919" table:style-name="ce1">
            <text:p>0.0258702374413919</text:p>
          </table:table-cell>
          <table:table-cell office:value-type="float" office:value="0.065033204511958" table:style-name="ce1">
            <text:p>0.065033204511958</text:p>
          </table:table-cell>
          <table:table-cell office:value-type="float" office:value="0.236379898895204" table:style-name="ce1">
            <text:p>0.236379898895204</text:p>
          </table:table-cell>
        </table:table-row>
        <table:table-row>
          <table:table-cell office:value-type="string" office:value="Vöcklabruck" table:style-name="ce1">
            <text:p>Vöcklabruck</text:p>
          </table:table-cell>
          <table:table-cell office:value-type="float" office:value="0.0173424783381944" table:style-name="ce1">
            <text:p>0.0173424783381944</text:p>
          </table:table-cell>
          <table:table-cell office:value-type="float" office:value="0.0652183635757578" table:style-name="ce1">
            <text:p>0.0652183635757578</text:p>
          </table:table-cell>
          <table:table-cell office:value-type="float" office:value="0.0730009004778078" table:style-name="ce1">
            <text:p>0.0730009004778078</text:p>
          </table:table-cell>
          <table:table-cell office:value-type="float" office:value="0.0173674276625511" table:style-name="ce1">
            <text:p>0.0173674276625511</text:p>
          </table:table-cell>
          <table:table-cell office:value-type="float" office:value="0.0182311531119488" table:style-name="ce1">
            <text:p>0.0182311531119488</text:p>
          </table:table-cell>
          <table:table-cell office:value-type="float" office:value="0.0237433542895266" table:style-name="ce1">
            <text:p>0.0237433542895266</text:p>
          </table:table-cell>
          <table:table-cell office:value-type="float" office:value="0.026641608725299" table:style-name="ce1">
            <text:p>0.026641608725299</text:p>
          </table:table-cell>
          <table:table-cell office:value-type="float" office:value="0.0213097559334749" table:style-name="ce1">
            <text:p>0.0213097559334749</text:p>
          </table:table-cell>
          <table:table-cell office:value-type="float" office:value="0.015627662316109" table:style-name="ce1">
            <text:p>0.015627662316109</text:p>
          </table:table-cell>
          <table:table-cell office:value-type="float" office:value="0.0100451351393278" table:style-name="ce1">
            <text:p>0.0100451351393278</text:p>
          </table:table-cell>
          <table:table-cell office:value-type="float" office:value="0.060127601856539" table:style-name="ce1">
            <text:p>0.060127601856539</text:p>
          </table:table-cell>
          <table:table-cell office:value-type="float" office:value="0.4450685722053" table:style-name="ce1">
            <text:p>0.4450685722053</text:p>
          </table:table-cell>
        </table:table-row>
        <table:table-row>
          <table:table-cell office:value-type="string" office:value="Wels-Land" table:style-name="ce1">
            <text:p>Wels-Land</text:p>
          </table:table-cell>
          <table:table-cell office:value-type="float" office:value="0.0387983439805285" table:style-name="ce1">
            <text:p>0.0387983439805285</text:p>
          </table:table-cell>
          <table:table-cell office:value-type="float" office:value="0.147758347180342" table:style-name="ce1">
            <text:p>0.147758347180342</text:p>
          </table:table-cell>
          <table:table-cell office:value-type="float" office:value="0.177365143404617" table:style-name="ce1">
            <text:p>0.177365143404617</text:p>
          </table:table-cell>
          <table:table-cell office:value-type="float" office:value="0.0304227707210045" table:style-name="ce1">
            <text:p>0.0304227707210045</text:p>
          </table:table-cell>
          <table:table-cell office:value-type="float" office:value="0.0327229860718908" table:style-name="ce1">
            <text:p>0.0327229860718908</text:p>
          </table:table-cell>
          <table:table-cell office:value-type="float" office:value="0.0615745562188822" table:style-name="ce1">
            <text:p>0.0615745562188822</text:p>
          </table:table-cell>
          <table:table-cell office:value-type="float" office:value="0.0470000307285402" table:style-name="ce1">
            <text:p>0.0470000307285402</text:p>
          </table:table-cell>
          <table:table-cell office:value-type="float" office:value="0.0371582779270323" table:style-name="ce1">
            <text:p>0.0371582779270323</text:p>
          </table:table-cell>
          <table:table-cell office:value-type="float" office:value="0.0390479554798952" table:style-name="ce1">
            <text:p>0.0390479554798952</text:p>
          </table:table-cell>
          <table:table-cell office:value-type="float" office:value="0.0326007491415982" table:style-name="ce1">
            <text:p>0.0326007491415982</text:p>
          </table:table-cell>
          <table:table-cell office:value-type="float" office:value="0.0812715448645795" table:style-name="ce1">
            <text:p>0.0812715448645795</text:p>
          </table:table-cell>
          <table:table-cell office:value-type="float" office:value="0.50341462684168" table:style-name="ce1">
            <text:p>0.50341462684168</text:p>
          </table:table-cell>
        </table:table-row>
        <table:table-row>
          <table:table-cell office:value-type="string" office:value="Wels (Stadt)" table:style-name="ce1">
            <text:p>Wels (Stadt)</text:p>
          </table:table-cell>
          <table:table-cell office:value-type="float" office:value="0.0522197777092609" table:style-name="ce1">
            <text:p>0.0522197777092609</text:p>
          </table:table-cell>
          <table:table-cell office:value-type="float" office:value="0.0945228066500046" table:style-name="ce1">
            <text:p>0.0945228066500046</text:p>
          </table:table-cell>
          <table:table-cell office:value-type="float" office:value="0.120268024887319" table:style-name="ce1">
            <text:p>0.120268024887319</text:p>
          </table:table-cell>
          <table:table-cell office:value-type="float" office:value="0.0259360833494324" table:style-name="ce1">
            <text:p>0.0259360833494324</text:p>
          </table:table-cell>
          <table:table-cell office:value-type="float" office:value="0.0301387815801242" table:style-name="ce1">
            <text:p>0.0301387815801242</text:p>
          </table:table-cell>
          <table:table-cell office:value-type="float" office:value="0.0676954660713111" table:style-name="ce1">
            <text:p>0.0676954660713111</text:p>
          </table:table-cell>
          <table:table-cell office:value-type="float" office:value="0.0604978890229289" table:style-name="ce1">
            <text:p>0.0604978890229289</text:p>
          </table:table-cell>
          <table:table-cell office:value-type="float" office:value="0.0612491522580927" table:style-name="ce1">
            <text:p>0.0612491522580927</text:p>
          </table:table-cell>
          <table:table-cell office:value-type="float" office:value="0.0537443603437871" table:style-name="ce1">
            <text:p>0.0537443603437871</text:p>
          </table:table-cell>
          <table:table-cell office:value-type="float" office:value="0.0498429305197766" table:style-name="ce1">
            <text:p>0.0498429305197766</text:p>
          </table:table-cell>
          <table:table-cell office:value-type="float" office:value="0.0804142829944513" table:style-name="ce1">
            <text:p>0.0804142829944513</text:p>
          </table:table-cell>
          <table:table-cell office:value-type="float" office:value="0.751193430342264" table:style-name="ce1">
            <text:p>0.751193430342264</text:p>
          </table:table-cell>
        </table:table-row>
        <table:table-row>
          <table:table-cell office:value-type="string" office:value="Hallein" table:style-name="ce1">
            <text:p>Hallein</text:p>
          </table:table-cell>
          <table:table-cell office:value-type="float" office:value="0.0346972957341748" table:style-name="ce1">
            <text:p>0.0346972957341748</text:p>
          </table:table-cell>
          <table:table-cell office:value-type="float" office:value="0.11018300954983" table:style-name="ce1">
            <text:p>0.11018300954983</text:p>
          </table:table-cell>
          <table:table-cell office:value-type="float" office:value="0.173400776997826" table:style-name="ce1">
            <text:p>0.173400776997826</text:p>
          </table:table-cell>
          <table:table-cell office:value-type="float" office:value="0.0309323501816451" table:style-name="ce1">
            <text:p>0.0309323501816451</text:p>
          </table:table-cell>
          <table:table-cell office:value-type="float" office:value="0.0353902161653745" table:style-name="ce1">
            <text:p>0.0353902161653745</text:p>
          </table:table-cell>
          <table:table-cell office:value-type="float" office:value="0.0485628569210146" table:style-name="ce1">
            <text:p>0.0485628569210146</text:p>
          </table:table-cell>
          <table:table-cell office:value-type="float" office:value="0.0388182085449508" table:style-name="ce1">
            <text:p>0.0388182085449508</text:p>
          </table:table-cell>
          <table:table-cell office:value-type="float" office:value="0.0440748106225643" table:style-name="ce1">
            <text:p>0.0440748106225643</text:p>
          </table:table-cell>
          <table:table-cell office:value-type="float" office:value="0.0296886924298867" table:style-name="ce1">
            <text:p>0.0296886924298867</text:p>
          </table:table-cell>
          <table:table-cell office:value-type="float" office:value="0.0291510264785652" table:style-name="ce1">
            <text:p>0.0291510264785652</text:p>
          </table:table-cell>
          <table:table-cell office:value-type="float" office:value="0.111310256844839" table:style-name="ce1">
            <text:p>0.111310256844839</text:p>
          </table:table-cell>
          <table:table-cell office:value-type="float" office:value="1.10088535759273" table:style-name="ce1">
            <text:p>1.10088535759273</text:p>
          </table:table-cell>
        </table:table-row>
        <table:table-row>
          <table:table-cell office:value-type="string" office:value="Salzburg-Umgebung" table:style-name="ce1">
            <text:p>Salzburg-Umgebung</text:p>
          </table:table-cell>
          <table:table-cell office:value-type="float" office:value="0.013073097554956" table:style-name="ce1">
            <text:p>0.013073097554956</text:p>
          </table:table-cell>
          <table:table-cell office:value-type="float" office:value="0.373296235349027" table:style-name="ce1">
            <text:p>0.373296235349027</text:p>
          </table:table-cell>
          <table:table-cell office:value-type="float" office:value="0.633885450818821" table:style-name="ce1">
            <text:p>0.633885450818821</text:p>
          </table:table-cell>
          <table:table-cell office:value-type="float" office:value="0.0149166382916692" table:style-name="ce1">
            <text:p>0.0149166382916692</text:p>
          </table:table-cell>
          <table:table-cell office:value-type="float" office:value="0.0280092397772425" table:style-name="ce1">
            <text:p>0.0280092397772425</text:p>
          </table:table-cell>
          <table:table-cell office:value-type="float" office:value="0.0255269183957343" table:style-name="ce1">
            <text:p>0.0255269183957343</text:p>
          </table:table-cell>
          <table:table-cell office:value-type="float" office:value="0.0177592361273047" table:style-name="ce1">
            <text:p>0.0177592361273047</text:p>
          </table:table-cell>
          <table:table-cell office:value-type="float" office:value="0.0119619832247627" table:style-name="ce1">
            <text:p>0.0119619832247627</text:p>
          </table:table-cell>
          <table:table-cell office:value-type="float" office:value="0.00954986174865946" table:style-name="ce1">
            <text:p>0.00954986174865946</text:p>
          </table:table-cell>
          <table:table-cell office:value-type="float" office:value="0.01409512800368" table:style-name="ce1">
            <text:p>0.01409512800368</text:p>
          </table:table-cell>
          <table:table-cell office:value-type="float" office:value="0.0279774124108193" table:style-name="ce1">
            <text:p>0.0279774124108193</text:p>
          </table:table-cell>
          <table:table-cell office:value-type="float" office:value="0.129368555250012" table:style-name="ce1">
            <text:p>0.129368555250012</text:p>
          </table:table-cell>
        </table:table-row>
        <table:table-row>
          <table:table-cell office:value-type="string" office:value="Salzburg (Stadt)" table:style-name="ce1">
            <text:p>Salzburg (Stadt)</text:p>
          </table:table-cell>
          <table:table-cell office:value-type="float" office:value="0.0283219988772819" table:style-name="ce1">
            <text:p>0.0283219988772819</text:p>
          </table:table-cell>
          <table:table-cell office:value-type="float" office:value="0.140809906881178" table:style-name="ce1">
            <text:p>0.140809906881178</text:p>
          </table:table-cell>
          <table:table-cell office:value-type="float" office:value="0.161748907795495" table:style-name="ce1">
            <text:p>0.161748907795495</text:p>
          </table:table-cell>
          <table:table-cell office:value-type="float" office:value="0.0235997377174444" table:style-name="ce1">
            <text:p>0.0235997377174444</text:p>
          </table:table-cell>
          <table:table-cell office:value-type="float" office:value="0.0264332705195944" table:style-name="ce1">
            <text:p>0.0264332705195944</text:p>
          </table:table-cell>
          <table:table-cell office:value-type="float" office:value="0.048258546141815" table:style-name="ce1">
            <text:p>0.048258546141815</text:p>
          </table:table-cell>
          <table:table-cell office:value-type="float" office:value="0.0362554951449998" table:style-name="ce1">
            <text:p>0.0362554951449998</text:p>
          </table:table-cell>
          <table:table-cell office:value-type="float" office:value="0.0324025385835089" table:style-name="ce1">
            <text:p>0.0324025385835089</text:p>
          </table:table-cell>
          <table:table-cell office:value-type="float" office:value="0.0227788615137051" table:style-name="ce1">
            <text:p>0.0227788615137051</text:p>
          </table:table-cell>
          <table:table-cell office:value-type="float" office:value="0.0222152382042524" table:style-name="ce1">
            <text:p>0.0222152382042524</text:p>
          </table:table-cell>
          <table:table-cell office:value-type="float" office:value="0.108177816321452" table:style-name="ce1">
            <text:p>0.108177816321452</text:p>
          </table:table-cell>
          <table:table-cell office:value-type="float" office:value="0.618385153883018" table:style-name="ce1">
            <text:p>0.618385153883018</text:p>
          </table:table-cell>
        </table:table-row>
        <table:table-row>
          <table:table-cell office:value-type="string" office:value="Sankt Johann im Pongau" table:style-name="ce1">
            <text:p>Sankt Johann im Pongau</text:p>
          </table:table-cell>
          <table:table-cell office:value-type="float" office:value="0.030926978360069" table:style-name="ce1">
            <text:p>0.030926978360069</text:p>
          </table:table-cell>
          <table:table-cell office:value-type="float" office:value="0.0583291826777175" table:style-name="ce1">
            <text:p>0.0583291826777175</text:p>
          </table:table-cell>
          <table:table-cell office:value-type="float" office:value="0.0659538091271659" table:style-name="ce1">
            <text:p>0.0659538091271659</text:p>
          </table:table-cell>
          <table:table-cell office:value-type="float" office:value="0.0148389281788099" table:style-name="ce1">
            <text:p>0.0148389281788099</text:p>
          </table:table-cell>
          <table:table-cell office:value-type="float" office:value="0.0202865051664578" table:style-name="ce1">
            <text:p>0.0202865051664578</text:p>
          </table:table-cell>
          <table:table-cell office:value-type="float" office:value="0.0440979004224402" table:style-name="ce1">
            <text:p>0.0440979004224402</text:p>
          </table:table-cell>
          <table:table-cell office:value-type="float" office:value="0.0382906966794775" table:style-name="ce1">
            <text:p>0.0382906966794775</text:p>
          </table:table-cell>
          <table:table-cell office:value-type="float" office:value="0.0339056341672013" table:style-name="ce1">
            <text:p>0.0339056341672013</text:p>
          </table:table-cell>
          <table:table-cell office:value-type="float" office:value="0.0312031691754333" table:style-name="ce1">
            <text:p>0.0312031691754333</text:p>
          </table:table-cell>
          <table:table-cell office:value-type="float" office:value="0.0334320723854116" table:style-name="ce1">
            <text:p>0.0334320723854116</text:p>
          </table:table-cell>
          <table:table-cell office:value-type="float" office:value="0.0697369730882918" table:style-name="ce1">
            <text:p>0.0697369730882918</text:p>
          </table:table-cell>
          <table:table-cell office:value-type="float" office:value="1.02470048194654" table:style-name="ce1">
            <text:p>1.02470048194654</text:p>
          </table:table-cell>
        </table:table-row>
        <table:table-row>
          <table:table-cell office:value-type="string" office:value="Tamsweg" table:style-name="ce1">
            <text:p>Tamsweg</text:p>
          </table:table-cell>
          <table:table-cell office:value-type="float" office:value="0.0857065429925685" table:style-name="ce1">
            <text:p>0.0857065429925685</text:p>
          </table:table-cell>
          <table:table-cell office:value-type="float" office:value="0.310621528635923" table:style-name="ce1">
            <text:p>0.310621528635923</text:p>
          </table:table-cell>
          <table:table-cell office:value-type="float" office:value="0.392274840048515" table:style-name="ce1">
            <text:p>0.392274840048515</text:p>
          </table:table-cell>
          <table:table-cell office:value-type="float" office:value="0.0744663462928144" table:style-name="ce1">
            <text:p>0.0744663462928144</text:p>
          </table:table-cell>
          <table:table-cell office:value-type="float" office:value="0.0984112178394452" table:style-name="ce1">
            <text:p>0.0984112178394452</text:p>
          </table:table-cell>
          <table:table-cell office:value-type="float" office:value="0.148214389994454" table:style-name="ce1">
            <text:p>0.148214389994454</text:p>
          </table:table-cell>
          <table:table-cell office:value-type="float" office:value="0.123153300432303" table:style-name="ce1">
            <text:p>0.123153300432303</text:p>
          </table:table-cell>
          <table:table-cell office:value-type="float" office:value="0.0925498321514697" table:style-name="ce1">
            <text:p>0.0925498321514697</text:p>
          </table:table-cell>
          <table:table-cell office:value-type="float" office:value="0.0747807247608019" table:style-name="ce1">
            <text:p>0.0747807247608019</text:p>
          </table:table-cell>
          <table:table-cell office:value-type="float" office:value="0.058802164454236" table:style-name="ce1">
            <text:p>0.058802164454236</text:p>
          </table:table-cell>
          <table:table-cell office:value-type="float" office:value="0.105445512456337" table:style-name="ce1">
            <text:p>0.105445512456337</text:p>
          </table:table-cell>
          <table:table-cell office:value-type="float" office:value="0.492444094505934" table:style-name="ce1">
            <text:p>0.492444094505934</text:p>
          </table:table-cell>
        </table:table-row>
        <table:table-row>
          <table:table-cell office:value-type="string" office:value="Zell am See" table:style-name="ce1">
            <text:p>Zell am See</text:p>
          </table:table-cell>
          <table:table-cell office:value-type="float" office:value="0.024659077244836" table:style-name="ce1">
            <text:p>0.024659077244836</text:p>
          </table:table-cell>
          <table:table-cell office:value-type="float" office:value="0.0334636214670594" table:style-name="ce1">
            <text:p>0.0334636214670594</text:p>
          </table:table-cell>
          <table:table-cell office:value-type="float" office:value="0.0389198124001214" table:style-name="ce1">
            <text:p>0.0389198124001214</text:p>
          </table:table-cell>
          <table:table-cell office:value-type="float" office:value="0.0120477544973294" table:style-name="ce1">
            <text:p>0.0120477544973294</text:p>
          </table:table-cell>
          <table:table-cell office:value-type="float" office:value="0.0162444668003494" table:style-name="ce1">
            <text:p>0.0162444668003494</text:p>
          </table:table-cell>
          <table:table-cell office:value-type="float" office:value="0.0419636310474444" table:style-name="ce1">
            <text:p>0.0419636310474444</text:p>
          </table:table-cell>
          <table:table-cell office:value-type="float" office:value="0.0366345387798056" table:style-name="ce1">
            <text:p>0.0366345387798056</text:p>
          </table:table-cell>
          <table:table-cell office:value-type="float" office:value="0.0268881542068676" table:style-name="ce1">
            <text:p>0.0268881542068676</text:p>
          </table:table-cell>
          <table:table-cell office:value-type="float" office:value="0.0233036221014341" table:style-name="ce1">
            <text:p>0.0233036221014341</text:p>
          </table:table-cell>
          <table:table-cell office:value-type="float" office:value="0.0238299543061942" table:style-name="ce1">
            <text:p>0.0238299543061942</text:p>
          </table:table-cell>
          <table:table-cell office:value-type="float" office:value="0.0929535044581078" table:style-name="ce1">
            <text:p>0.0929535044581078</text:p>
          </table:table-cell>
          <table:table-cell office:value-type="float" office:value="Inf" table:style-name="ce1">
            <text:p>Inf</text:p>
          </table:table-cell>
        </table:table-row>
        <table:table-row>
          <table:table-cell office:value-type="string" office:value="Imst" table:style-name="ce1">
            <text:p>Imst</text:p>
          </table:table-cell>
          <table:table-cell office:value-type="float" office:value="0.065380644975094" table:style-name="ce1">
            <text:p>0.065380644975094</text:p>
          </table:table-cell>
          <table:table-cell office:value-type="float" office:value="0.146575283035768" table:style-name="ce1">
            <text:p>0.146575283035768</text:p>
          </table:table-cell>
          <table:table-cell office:value-type="float" office:value="0.156440543435752" table:style-name="ce1">
            <text:p>0.156440543435752</text:p>
          </table:table-cell>
          <table:table-cell office:value-type="float" office:value="0.0364456930037776" table:style-name="ce1">
            <text:p>0.0364456930037776</text:p>
          </table:table-cell>
          <table:table-cell office:value-type="float" office:value="0.0461188032789876" table:style-name="ce1">
            <text:p>0.0461188032789876</text:p>
          </table:table-cell>
          <table:table-cell office:value-type="float" office:value="0.129367083491035" table:style-name="ce1">
            <text:p>0.129367083491035</text:p>
          </table:table-cell>
          <table:table-cell office:value-type="float" office:value="0.0851788588514939" table:style-name="ce1">
            <text:p>0.0851788588514939</text:p>
          </table:table-cell>
          <table:table-cell office:value-type="float" office:value="0.0693411128804926" table:style-name="ce1">
            <text:p>0.0693411128804926</text:p>
          </table:table-cell>
          <table:table-cell office:value-type="float" office:value="0.0543209569085302" table:style-name="ce1">
            <text:p>0.0543209569085302</text:p>
          </table:table-cell>
          <table:table-cell office:value-type="float" office:value="0.054188086501" table:style-name="ce1">
            <text:p>0.054188086501</text:p>
          </table:table-cell>
          <table:table-cell office:value-type="float" office:value="0.164041271854229" table:style-name="ce1">
            <text:p>0.164041271854229</text:p>
          </table:table-cell>
          <table:table-cell office:value-type="float" office:value="1.19767108785655" table:style-name="ce1">
            <text:p>1.19767108785655</text:p>
          </table:table-cell>
        </table:table-row>
        <table:table-row>
          <table:table-cell office:value-type="string" office:value="Innsbruck (Land)" table:style-name="ce1">
            <text:p>Innsbruck (Land)</text:p>
          </table:table-cell>
          <table:table-cell office:value-type="float" office:value="0.0198792291147631" table:style-name="ce1">
            <text:p>0.0198792291147631</text:p>
          </table:table-cell>
          <table:table-cell office:value-type="float" office:value="1.04648984851473" table:style-name="ce1">
            <text:p>1.04648984851473</text:p>
          </table:table-cell>
          <table:table-cell office:value-type="float" office:value="1.76568936283631" table:style-name="ce1">
            <text:p>1.76568936283631</text:p>
          </table:table-cell>
          <table:table-cell office:value-type="float" office:value="0.0274494578354008" table:style-name="ce1">
            <text:p>0.0274494578354008</text:p>
          </table:table-cell>
          <table:table-cell office:value-type="float" office:value="0.0560922178411574" table:style-name="ce1">
            <text:p>0.0560922178411574</text:p>
          </table:table-cell>
          <table:table-cell office:value-type="float" office:value="0.0341654385349471" table:style-name="ce1">
            <text:p>0.0341654385349471</text:p>
          </table:table-cell>
          <table:table-cell office:value-type="float" office:value="0.0266038994735213" table:style-name="ce1">
            <text:p>0.0266038994735213</text:p>
          </table:table-cell>
          <table:table-cell office:value-type="float" office:value="0.0195625620003257" table:style-name="ce1">
            <text:p>0.0195625620003257</text:p>
          </table:table-cell>
          <table:table-cell office:value-type="float" office:value="0.0179695747129892" table:style-name="ce1">
            <text:p>0.0179695747129892</text:p>
          </table:table-cell>
          <table:table-cell office:value-type="float" office:value="0.0203144518946917" table:style-name="ce1">
            <text:p>0.0203144518946917</text:p>
          </table:table-cell>
          <table:table-cell office:value-type="float" office:value="0.0419753917432238" table:style-name="ce1">
            <text:p>0.0419753917432238</text:p>
          </table:table-cell>
          <table:table-cell office:value-type="float" office:value="0.268784010753186" table:style-name="ce1">
            <text:p>0.268784010753186</text:p>
          </table:table-cell>
        </table:table-row>
        <table:table-row>
          <table:table-cell office:value-type="string" office:value="Innsbruck (Stadt)" table:style-name="ce1">
            <text:p>Innsbruck (Stadt)</text:p>
          </table:table-cell>
          <table:table-cell office:value-type="float" office:value="0.0300193975507937" table:style-name="ce1">
            <text:p>0.0300193975507937</text:p>
          </table:table-cell>
          <table:table-cell office:value-type="float" office:value="0.0541136595253826" table:style-name="ce1">
            <text:p>0.0541136595253826</text:p>
          </table:table-cell>
          <table:table-cell office:value-type="float" office:value="0.057560960898429" table:style-name="ce1">
            <text:p>0.057560960898429</text:p>
          </table:table-cell>
          <table:table-cell office:value-type="float" office:value="0.0151872489826668" table:style-name="ce1">
            <text:p>0.0151872489826668</text:p>
          </table:table-cell>
          <table:table-cell office:value-type="float" office:value="0.0191216086496094" table:style-name="ce1">
            <text:p>0.0191216086496094</text:p>
          </table:table-cell>
          <table:table-cell office:value-type="float" office:value="0.0418330275166836" table:style-name="ce1">
            <text:p>0.0418330275166836</text:p>
          </table:table-cell>
          <table:table-cell office:value-type="float" office:value="0.0382168837679168" table:style-name="ce1">
            <text:p>0.0382168837679168</text:p>
          </table:table-cell>
          <table:table-cell office:value-type="float" office:value="0.0337534176556724" table:style-name="ce1">
            <text:p>0.0337534176556724</text:p>
          </table:table-cell>
          <table:table-cell office:value-type="float" office:value="0.0280391343771443" table:style-name="ce1">
            <text:p>0.0280391343771443</text:p>
          </table:table-cell>
          <table:table-cell office:value-type="float" office:value="0.0264809329526226" table:style-name="ce1">
            <text:p>0.0264809329526226</text:p>
          </table:table-cell>
          <table:table-cell office:value-type="float" office:value="0.103428413521002" table:style-name="ce1">
            <text:p>0.103428413521002</text:p>
          </table:table-cell>
          <table:table-cell office:value-type="float" office:value="1.06873885163978" table:style-name="ce1">
            <text:p>1.06873885163978</text:p>
          </table:table-cell>
        </table:table-row>
        <table:table-row>
          <table:table-cell office:value-type="string" office:value="Kitzbühel" table:style-name="ce1">
            <text:p>Kitzbühel</text:p>
          </table:table-cell>
          <table:table-cell office:value-type="float" office:value="0.0770954720859684" table:style-name="ce1">
            <text:p>0.0770954720859684</text:p>
          </table:table-cell>
          <table:table-cell office:value-type="float" office:value="0.15387383696756" table:style-name="ce1">
            <text:p>0.15387383696756</text:p>
          </table:table-cell>
          <table:table-cell office:value-type="float" office:value="0.167660800641682" table:style-name="ce1">
            <text:p>0.167660800641682</text:p>
          </table:table-cell>
          <table:table-cell office:value-type="float" office:value="0.0525764936022748" table:style-name="ce1">
            <text:p>0.0525764936022748</text:p>
          </table:table-cell>
          <table:table-cell office:value-type="float" office:value="0.0641549328795464" table:style-name="ce1">
            <text:p>0.0641549328795464</text:p>
          </table:table-cell>
          <table:table-cell office:value-type="float" office:value="0.154742024620409" table:style-name="ce1">
            <text:p>0.154742024620409</text:p>
          </table:table-cell>
          <table:table-cell office:value-type="float" office:value="0.104623257224296" table:style-name="ce1">
            <text:p>0.104623257224296</text:p>
          </table:table-cell>
          <table:table-cell office:value-type="float" office:value="0.0814967857246663" table:style-name="ce1">
            <text:p>0.0814967857246663</text:p>
          </table:table-cell>
          <table:table-cell office:value-type="float" office:value="0.0666123693886453" table:style-name="ce1">
            <text:p>0.0666123693886453</text:p>
          </table:table-cell>
          <table:table-cell office:value-type="float" office:value="0.0424604480871754" table:style-name="ce1">
            <text:p>0.0424604480871754</text:p>
          </table:table-cell>
          <table:table-cell office:value-type="float" office:value="0.0633312534412258" table:style-name="ce1">
            <text:p>0.0633312534412258</text:p>
          </table:table-cell>
          <table:table-cell office:value-type="float" office:value="0.587437773805323" table:style-name="ce1">
            <text:p>0.587437773805323</text:p>
          </table:table-cell>
        </table:table-row>
        <table:table-row>
          <table:table-cell office:value-type="string" office:value="Kufstein" table:style-name="ce1">
            <text:p>Kufstein</text:p>
          </table:table-cell>
          <table:table-cell office:value-type="float" office:value="0.0355836155059137" table:style-name="ce1">
            <text:p>0.0355836155059137</text:p>
          </table:table-cell>
          <table:table-cell office:value-type="float" office:value="0.166584788940543" table:style-name="ce1">
            <text:p>0.166584788940543</text:p>
          </table:table-cell>
          <table:table-cell office:value-type="float" office:value="0.181635626373396" table:style-name="ce1">
            <text:p>0.181635626373396</text:p>
          </table:table-cell>
          <table:table-cell office:value-type="float" office:value="0.030825192960564" table:style-name="ce1">
            <text:p>0.030825192960564</text:p>
          </table:table-cell>
          <table:table-cell office:value-type="float" office:value="0.0340481235052821" table:style-name="ce1">
            <text:p>0.0340481235052821</text:p>
          </table:table-cell>
          <table:table-cell office:value-type="float" office:value="0.059886881140599" table:style-name="ce1">
            <text:p>0.059886881140599</text:p>
          </table:table-cell>
          <table:table-cell office:value-type="float" office:value="0.0503325388494887" table:style-name="ce1">
            <text:p>0.0503325388494887</text:p>
          </table:table-cell>
          <table:table-cell office:value-type="float" office:value="0.0382862765907223" table:style-name="ce1">
            <text:p>0.0382862765907223</text:p>
          </table:table-cell>
          <table:table-cell office:value-type="float" office:value="0.0315939291853364" table:style-name="ce1">
            <text:p>0.0315939291853364</text:p>
          </table:table-cell>
          <table:table-cell office:value-type="float" office:value="0.023500156314199" table:style-name="ce1">
            <text:p>0.023500156314199</text:p>
          </table:table-cell>
          <table:table-cell office:value-type="float" office:value="0.0767606588572369" table:style-name="ce1">
            <text:p>0.0767606588572369</text:p>
          </table:table-cell>
          <table:table-cell office:value-type="float" office:value="0.181824113328317" table:style-name="ce1">
            <text:p>0.181824113328317</text:p>
          </table:table-cell>
        </table:table-row>
        <table:table-row>
          <table:table-cell office:value-type="string" office:value="Landeck" table:style-name="ce1">
            <text:p>Landeck</text:p>
          </table:table-cell>
          <table:table-cell office:value-type="float" office:value="0.116335169941914" table:style-name="ce1">
            <text:p>0.116335169941914</text:p>
          </table:table-cell>
          <table:table-cell office:value-type="float" office:value="0.552513968202125" table:style-name="ce1">
            <text:p>0.552513968202125</text:p>
          </table:table-cell>
          <table:table-cell office:value-type="float" office:value="0.935573101347822" table:style-name="ce1">
            <text:p>0.935573101347822</text:p>
          </table:table-cell>
          <table:table-cell office:value-type="float" office:value="0.136067436526963" table:style-name="ce1">
            <text:p>0.136067436526963</text:p>
          </table:table-cell>
          <table:table-cell office:value-type="float" office:value="0.204380487936729" table:style-name="ce1">
            <text:p>0.204380487936729</text:p>
          </table:table-cell>
          <table:table-cell office:value-type="float" office:value="0.178982099683936" table:style-name="ce1">
            <text:p>0.178982099683936</text:p>
          </table:table-cell>
          <table:table-cell office:value-type="float" office:value="0.148777989236018" table:style-name="ce1">
            <text:p>0.148777989236018</text:p>
          </table:table-cell>
          <table:table-cell office:value-type="float" office:value="0.124536288488187" table:style-name="ce1">
            <text:p>0.124536288488187</text:p>
          </table:table-cell>
          <table:table-cell office:value-type="float" office:value="0.105978238953086" table:style-name="ce1">
            <text:p>0.105978238953086</text:p>
          </table:table-cell>
          <table:table-cell office:value-type="float" office:value="0.0946592817931401" table:style-name="ce1">
            <text:p>0.0946592817931401</text:p>
          </table:table-cell>
          <table:table-cell office:value-type="float" office:value="0.0802627738311796" table:style-name="ce1">
            <text:p>0.0802627738311796</text:p>
          </table:table-cell>
          <table:table-cell office:value-type="float" office:value="0.52397468911401" table:style-name="ce1">
            <text:p>0.52397468911401</text:p>
          </table:table-cell>
        </table:table-row>
        <table:table-row>
          <table:table-cell office:value-type="string" office:value="Lienz" table:style-name="ce1">
            <text:p>Lienz</text:p>
          </table:table-cell>
          <table:table-cell office:value-type="float" office:value="0.0615392372850019" table:style-name="ce1">
            <text:p>0.0615392372850019</text:p>
          </table:table-cell>
          <table:table-cell office:value-type="float" office:value="0.241647121866072" table:style-name="ce1">
            <text:p>0.241647121866072</text:p>
          </table:table-cell>
          <table:table-cell office:value-type="float" office:value="0.340094885742722" table:style-name="ce1">
            <text:p>0.340094885742722</text:p>
          </table:table-cell>
          <table:table-cell office:value-type="float" office:value="0.0469850091118068" table:style-name="ce1">
            <text:p>0.0469850091118068</text:p>
          </table:table-cell>
          <table:table-cell office:value-type="float" office:value="0.0618959960157002" table:style-name="ce1">
            <text:p>0.0618959960157002</text:p>
          </table:table-cell>
          <table:table-cell office:value-type="float" office:value="0.0889311885331477" table:style-name="ce1">
            <text:p>0.0889311885331477</text:p>
          </table:table-cell>
          <table:table-cell office:value-type="float" office:value="0.0828456381544455" table:style-name="ce1">
            <text:p>0.0828456381544455</text:p>
          </table:table-cell>
          <table:table-cell office:value-type="float" office:value="0.0630583210202995" table:style-name="ce1">
            <text:p>0.0630583210202995</text:p>
          </table:table-cell>
          <table:table-cell office:value-type="float" office:value="0.055244602632692" table:style-name="ce1">
            <text:p>0.055244602632692</text:p>
          </table:table-cell>
          <table:table-cell office:value-type="float" office:value="0.0468049518088596" table:style-name="ce1">
            <text:p>0.0468049518088596</text:p>
          </table:table-cell>
          <table:table-cell office:value-type="float" office:value="0.0864036892583449" table:style-name="ce1">
            <text:p>0.0864036892583449</text:p>
          </table:table-cell>
          <table:table-cell office:value-type="float" office:value="0.503736450121194" table:style-name="ce1">
            <text:p>0.503736450121194</text:p>
          </table:table-cell>
        </table:table-row>
        <table:table-row>
          <table:table-cell office:value-type="string" office:value="Reutte" table:style-name="ce1">
            <text:p>Reutte</text:p>
          </table:table-cell>
          <table:table-cell office:value-type="float" office:value="0.147456565532385" table:style-name="ce1">
            <text:p>0.147456565532385</text:p>
          </table:table-cell>
          <table:table-cell office:value-type="float" office:value="0.508884273148183" table:style-name="ce1">
            <text:p>0.508884273148183</text:p>
          </table:table-cell>
          <table:table-cell office:value-type="float" office:value="0.634894136295121" table:style-name="ce1">
            <text:p>0.634894136295121</text:p>
          </table:table-cell>
          <table:table-cell office:value-type="float" office:value="0.118699857348728" table:style-name="ce1">
            <text:p>0.118699857348728</text:p>
          </table:table-cell>
          <table:table-cell office:value-type="float" office:value="0.164424682619774" table:style-name="ce1">
            <text:p>0.164424682619774</text:p>
          </table:table-cell>
          <table:table-cell office:value-type="float" office:value="0.251777006056671" table:style-name="ce1">
            <text:p>0.251777006056671</text:p>
          </table:table-cell>
          <table:table-cell office:value-type="float" office:value="0.181606867593799" table:style-name="ce1">
            <text:p>0.181606867593799</text:p>
          </table:table-cell>
          <table:table-cell office:value-type="float" office:value="0.153116874906025" table:style-name="ce1">
            <text:p>0.153116874906025</text:p>
          </table:table-cell>
          <table:table-cell office:value-type="float" office:value="0.128641515021896" table:style-name="ce1">
            <text:p>0.128641515021896</text:p>
          </table:table-cell>
          <table:table-cell office:value-type="float" office:value="0.109146344480851" table:style-name="ce1">
            <text:p>0.109146344480851</text:p>
          </table:table-cell>
          <table:table-cell office:value-type="float" office:value="0.230873776683562" table:style-name="ce1">
            <text:p>0.230873776683562</text:p>
          </table:table-cell>
          <table:table-cell office:value-type="float" office:value="0.653621894759213" table:style-name="ce1">
            <text:p>0.653621894759213</text:p>
          </table:table-cell>
        </table:table-row>
        <table:table-row>
          <table:table-cell office:value-type="string" office:value="Schwaz" table:style-name="ce1">
            <text:p>Schwaz</text:p>
          </table:table-cell>
          <table:table-cell office:value-type="float" office:value="0.0344291369078876" table:style-name="ce1">
            <text:p>0.0344291369078876</text:p>
          </table:table-cell>
          <table:table-cell office:value-type="float" office:value="0.170526763438579" table:style-name="ce1">
            <text:p>0.170526763438579</text:p>
          </table:table-cell>
          <table:table-cell office:value-type="float" office:value="0.208865371731107" table:style-name="ce1">
            <text:p>0.208865371731107</text:p>
          </table:table-cell>
          <table:table-cell office:value-type="float" office:value="0.0328775809412608" table:style-name="ce1">
            <text:p>0.0328775809412608</text:p>
          </table:table-cell>
          <table:table-cell office:value-type="float" office:value="0.0433764021985811" table:style-name="ce1">
            <text:p>0.0433764021985811</text:p>
          </table:table-cell>
          <table:table-cell office:value-type="float" office:value="0.0495335704389466" table:style-name="ce1">
            <text:p>0.0495335704389466</text:p>
          </table:table-cell>
          <table:table-cell office:value-type="float" office:value="0.0493937892333552" table:style-name="ce1">
            <text:p>0.0493937892333552</text:p>
          </table:table-cell>
          <table:table-cell office:value-type="float" office:value="0.036848121619229" table:style-name="ce1">
            <text:p>0.036848121619229</text:p>
          </table:table-cell>
          <table:table-cell office:value-type="float" office:value="0.0303928621029067" table:style-name="ce1">
            <text:p>0.0303928621029067</text:p>
          </table:table-cell>
          <table:table-cell office:value-type="float" office:value="0.0240978026827757" table:style-name="ce1">
            <text:p>0.0240978026827757</text:p>
          </table:table-cell>
          <table:table-cell office:value-type="float" office:value="0.101353311504987" table:style-name="ce1">
            <text:p>0.101353311504987</text:p>
          </table:table-cell>
          <table:table-cell office:value-type="float" office:value="0.561641883271534" table:style-name="ce1">
            <text:p>0.561641883271534</text:p>
          </table:table-cell>
        </table:table-row>
        <table:table-row>
          <table:table-cell office:value-type="string" office:value="Bludenz" table:style-name="ce1">
            <text:p>Bludenz</text:p>
          </table:table-cell>
          <table:table-cell office:value-type="float" office:value="0.0572964671376243" table:style-name="ce1">
            <text:p>0.0572964671376243</text:p>
          </table:table-cell>
          <table:table-cell office:value-type="float" office:value="0.0902228940711601" table:style-name="ce1">
            <text:p>0.0902228940711601</text:p>
          </table:table-cell>
          <table:table-cell office:value-type="float" office:value="0.0989100000006833" table:style-name="ce1">
            <text:p>0.0989100000006833</text:p>
          </table:table-cell>
          <table:table-cell office:value-type="float" office:value="0.0348687606949289" table:style-name="ce1">
            <text:p>0.0348687606949289</text:p>
          </table:table-cell>
          <table:table-cell office:value-type="float" office:value="0.046071393826055" table:style-name="ce1">
            <text:p>0.046071393826055</text:p>
          </table:table-cell>
          <table:table-cell office:value-type="float" office:value="0.127406848740129" table:style-name="ce1">
            <text:p>0.127406848740129</text:p>
          </table:table-cell>
          <table:table-cell office:value-type="float" office:value="0.0932721378165219" table:style-name="ce1">
            <text:p>0.0932721378165219</text:p>
          </table:table-cell>
          <table:table-cell office:value-type="float" office:value="0.0689115800697271" table:style-name="ce1">
            <text:p>0.0689115800697271</text:p>
          </table:table-cell>
          <table:table-cell office:value-type="float" office:value="0.0536953688342736" table:style-name="ce1">
            <text:p>0.0536953688342736</text:p>
          </table:table-cell>
          <table:table-cell office:value-type="float" office:value="0.0379013923295833" table:style-name="ce1">
            <text:p>0.0379013923295833</text:p>
          </table:table-cell>
          <table:table-cell office:value-type="float" office:value="0.10902216451386" table:style-name="ce1">
            <text:p>0.10902216451386</text:p>
          </table:table-cell>
          <table:table-cell office:value-type="float" office:value="3.1348901738094" table:style-name="ce1">
            <text:p>3.1348901738094</text:p>
          </table:table-cell>
        </table:table-row>
        <table:table-row>
          <table:table-cell office:value-type="string" office:value="Bregenz" table:style-name="ce1">
            <text:p>Bregenz</text:p>
          </table:table-cell>
          <table:table-cell office:value-type="float" office:value="0.0143644013593462" table:style-name="ce1">
            <text:p>0.0143644013593462</text:p>
          </table:table-cell>
          <table:table-cell office:value-type="float" office:value="0.492898387249402" table:style-name="ce1">
            <text:p>0.492898387249402</text:p>
          </table:table-cell>
          <table:table-cell office:value-type="float" office:value="0.707921616000423" table:style-name="ce1">
            <text:p>0.707921616000423</text:p>
          </table:table-cell>
          <table:table-cell office:value-type="float" office:value="0.0171346966078874" table:style-name="ce1">
            <text:p>0.0171346966078874</text:p>
          </table:table-cell>
          <table:table-cell office:value-type="float" office:value="0.0311070526339379" table:style-name="ce1">
            <text:p>0.0311070526339379</text:p>
          </table:table-cell>
          <table:table-cell office:value-type="float" office:value="0.030471382940946" table:style-name="ce1">
            <text:p>0.030471382940946</text:p>
          </table:table-cell>
          <table:table-cell office:value-type="float" office:value="0.0163001755666177" table:style-name="ce1">
            <text:p>0.0163001755666177</text:p>
          </table:table-cell>
          <table:table-cell office:value-type="float" office:value="0.0138840159038723" table:style-name="ce1">
            <text:p>0.0138840159038723</text:p>
          </table:table-cell>
          <table:table-cell office:value-type="float" office:value="0.0139347220004347" table:style-name="ce1">
            <text:p>0.0139347220004347</text:p>
          </table:table-cell>
          <table:table-cell office:value-type="float" office:value="0.0127721838380085" table:style-name="ce1">
            <text:p>0.0127721838380085</text:p>
          </table:table-cell>
          <table:table-cell office:value-type="float" office:value="0.0270479564551948" table:style-name="ce1">
            <text:p>0.0270479564551948</text:p>
          </table:table-cell>
          <table:table-cell office:value-type="float" office:value="0.519644908685994" table:style-name="ce1">
            <text:p>0.519644908685994</text:p>
          </table:table-cell>
        </table:table-row>
        <table:table-row>
          <table:table-cell office:value-type="string" office:value="Dornbirn" table:style-name="ce1">
            <text:p>Dornbirn</text:p>
          </table:table-cell>
          <table:table-cell office:value-type="float" office:value="0.0525274780881253" table:style-name="ce1">
            <text:p>0.0525274780881253</text:p>
          </table:table-cell>
          <table:table-cell office:value-type="float" office:value="0.238359635933388" table:style-name="ce1">
            <text:p>0.238359635933388</text:p>
          </table:table-cell>
          <table:table-cell office:value-type="float" office:value="0.287840035744239" table:style-name="ce1">
            <text:p>0.287840035744239</text:p>
          </table:table-cell>
          <table:table-cell office:value-type="float" office:value="0.0300814283072721" table:style-name="ce1">
            <text:p>0.0300814283072721</text:p>
          </table:table-cell>
          <table:table-cell office:value-type="float" office:value="0.0391717701618756" table:style-name="ce1">
            <text:p>0.0391717701618756</text:p>
          </table:table-cell>
          <table:table-cell office:value-type="float" office:value="0.0691674951157987" table:style-name="ce1">
            <text:p>0.0691674951157987</text:p>
          </table:table-cell>
          <table:table-cell office:value-type="float" office:value="0.0616570910457067" table:style-name="ce1">
            <text:p>0.0616570910457067</text:p>
          </table:table-cell>
          <table:table-cell office:value-type="float" office:value="0.0530881876137969" table:style-name="ce1">
            <text:p>0.0530881876137969</text:p>
          </table:table-cell>
          <table:table-cell office:value-type="float" office:value="0.0544171902135685" table:style-name="ce1">
            <text:p>0.0544171902135685</text:p>
          </table:table-cell>
          <table:table-cell office:value-type="float" office:value="0.044589208238495" table:style-name="ce1">
            <text:p>0.044589208238495</text:p>
          </table:table-cell>
          <table:table-cell office:value-type="float" office:value="0.0642744508150438" table:style-name="ce1">
            <text:p>0.0642744508150438</text:p>
          </table:table-cell>
          <table:table-cell office:value-type="float" office:value="0.640966110732508" table:style-name="ce1">
            <text:p>0.640966110732508</text:p>
          </table:table-cell>
        </table:table-row>
        <table:table-row>
          <table:table-cell office:value-type="string" office:value="Feldkirch" table:style-name="ce1">
            <text:p>Feldkirch</text:p>
          </table:table-cell>
          <table:table-cell office:value-type="float" office:value="0.0165928732771435" table:style-name="ce1">
            <text:p>0.0165928732771435</text:p>
          </table:table-cell>
          <table:table-cell office:value-type="float" office:value="0.0467002117458299" table:style-name="ce1">
            <text:p>0.0467002117458299</text:p>
          </table:table-cell>
          <table:table-cell office:value-type="float" office:value="0.046589294807381" table:style-name="ce1">
            <text:p>0.046589294807381</text:p>
          </table:table-cell>
          <table:table-cell office:value-type="float" office:value="0.0146376210107706" table:style-name="ce1">
            <text:p>0.0146376210107706</text:p>
          </table:table-cell>
          <table:table-cell office:value-type="float" office:value="0.0170924817510509" table:style-name="ce1">
            <text:p>0.0170924817510509</text:p>
          </table:table-cell>
          <table:table-cell office:value-type="float" office:value="0.0221854655074894" table:style-name="ce1">
            <text:p>0.0221854655074894</text:p>
          </table:table-cell>
          <table:table-cell office:value-type="float" office:value="0.0191863589277169" table:style-name="ce1">
            <text:p>0.0191863589277169</text:p>
          </table:table-cell>
          <table:table-cell office:value-type="float" office:value="0.01892451945553" table:style-name="ce1">
            <text:p>0.01892451945553</text:p>
          </table:table-cell>
          <table:table-cell office:value-type="float" office:value="0.01727801389269" table:style-name="ce1">
            <text:p>0.01727801389269</text:p>
          </table:table-cell>
          <table:table-cell office:value-type="float" office:value="0.0165224256056642" table:style-name="ce1">
            <text:p>0.0165224256056642</text:p>
          </table:table-cell>
          <table:table-cell office:value-type="float" office:value="0.138885717866945" table:style-name="ce1">
            <text:p>0.138885717866945</text:p>
          </table:table-cell>
          <table:table-cell office:value-type="float" office:value="1.0717270813551" table:style-name="ce1">
            <text:p>1.0717270813551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